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74cm"/>
    </style:style>
    <style:style style:name="co2" style:family="table-column">
      <style:table-column-properties fo:break-before="auto" style:column-width="0.395cm"/>
    </style:style>
    <style:style style:name="co3" style:family="table-column">
      <style:table-column-properties fo:break-before="auto" style:column-width="0.527cm"/>
    </style:style>
    <style:style style:name="co4" style:family="table-column">
      <style:table-column-properties fo:break-before="auto" style:column-width="0.48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31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>
      <style:text-properties fo:font-size="8pt" style:font-size-asian="8pt" style:font-size-complex="8pt"/>
    </style:style>
    <style:style style:name="ce2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ce17" style:family="table-cell" style:parent-style-name="Default" style:data-style-name="N36">
      <style:table-cell-properties fo:background-color="#ffd7d7" style:text-align-source="fix" style:repeat-content="false"/>
      <style:paragraph-properties fo:text-align="start" fo:margin-left="0cm"/>
      <style:text-properties fo:font-size="8pt" style:font-size-asian="8pt" style:font-size-complex="8pt"/>
    </style:style>
    <style:style style:name="ce19" style:family="table-cell" style:parent-style-name="Default">
      <style:table-cell-properties fo:border-bottom="0.99pt solid #000000" fo:border-left="0.99pt solid #000000" fo:border-right="none" fo:border-top="0.99pt solid #000000"/>
      <style:text-properties fo:font-size="8pt" style:font-size-asian="8pt" style:font-size-complex="8pt"/>
    </style:style>
    <style:style style:name="ce20" style:family="table-cell" style:parent-style-name="Default" style:data-style-name="N41">
      <style:table-cell-properties fo:background-color="#afd095" style:direction="ltr" style:rotation-angle="90"/>
      <style:text-properties fo:font-size="8pt" fo:font-weight="bold" style:font-size-asian="8pt" style:font-weight-asian="bold" style:font-size-complex="8pt" style:font-weight-complex="bold"/>
    </style:style>
    <style:style style:name="ce7" style:family="table-cell" style:parent-style-name="Default" style:data-style-name="N100">
      <style:table-cell-properties fo:background-color="#ffd7d7"/>
      <style:text-properties fo:font-size="8pt" style:font-size-asian="8pt" style:font-size-complex="8pt"/>
    </style:style>
    <style:style style:name="ce8" style:family="table-cell" style:parent-style-name="Default" style:data-style-name="N100">
      <style:table-cell-properties fo:background-color="#afd095"/>
      <style:text-properties fo:font-size="8pt" style:font-size-asian="8pt" style:font-size-complex="8pt"/>
    </style:style>
    <style:style style:name="ce10" style:family="table-cell" style:parent-style-name="Default">
      <style:table-cell-properties fo:background-color="#dde8cb"/>
      <style:text-properties fo:font-size="8pt" fo:font-weight="bold" style:font-size-asian="8pt" style:font-weight-asian="bold" style:font-size-complex="8pt" style:font-weight-complex="bold"/>
    </style:style>
    <style:style style:name="ce13" style:family="table-cell" style:parent-style-name="Default">
      <style:table-cell-properties fo:border-bottom="0.99pt solid #000000" fo:border-left="none" fo:border-right="none" fo:border-top="0.99pt solid #000000"/>
      <style:text-properties fo:font-size="8pt" style:font-size-asian="8pt" style:font-size-complex="8pt"/>
    </style:style>
    <style:style style:name="ce11" style:family="table-cell" style:parent-style-name="Default" style:data-style-name="N41">
      <style:table-cell-properties fo:background-color="#dde8cb" style:rotation-angle="90"/>
      <style:text-properties fo:color="#000000" fo:font-size="8pt" fo:font-weight="normal" style:font-size-asian="8pt" style:font-weight-asian="normal" style:font-size-complex="8pt" style:font-weight-complex="normal"/>
    </style:style>
    <style:style style:name="ce14" style:family="table-cell" style:parent-style-name="Default">
      <style:table-cell-properties fo:background-color="#dde8cb"/>
      <style:text-properties fo:font-size="8pt" style:font-size-asian="8pt" style:font-size-complex="8pt"/>
    </style:style>
    <style:style style:name="ce22" style:family="table-cell" style:parent-style-name="Default">
      <style:table-cell-properties fo:border-bottom="0.99pt solid #000000" fo:border-left="none" fo:border-right="0.99pt solid #000000" fo:border-top="0.99pt solid #000000"/>
      <style:text-properties fo:font-size="8pt" style:font-size-asian="8pt" style:font-size-complex="8pt"/>
    </style:style>
    <style:style style:name="ce18" style:family="table-cell" style:parent-style-name="Default">
      <style:table-cell-properties fo:background-color="#dde8cb" fo:border="none"/>
      <style:text-properties fo:font-size="8pt" style:font-size-asian="8pt" style:font-size-complex="8pt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31" style:family="table-cell" style:parent-style-name="Default">
      <style:table-cell-properties fo:background-color="#dee6ef"/>
      <style:text-properties fo:font-size="8pt" fo:font-weight="bold" style:font-size-asian="8pt" style:font-weight-asian="bold" style:font-size-complex="8pt" style:font-weight-complex="bold"/>
    </style:style>
    <style:style style:name="ce33" style:family="table-cell" style:parent-style-name="Default">
      <style:table-cell-properties fo:background-color="#dee6ef"/>
      <style:text-properties fo:font-size="8pt" style:font-size-asian="8pt" style:font-size-complex="8pt"/>
    </style:style>
    <style:style style:name="ce34" style:family="table-cell" style:parent-style-name="Default">
      <style:table-cell-properties fo:background-color="#dee6ef"/>
    </style:style>
    <style:style style:name="ce36" style:family="table-cell" style:parent-style-name="Default">
      <style:table-cell-properties fo:background-color="#dee6ef" fo:border="none"/>
      <style:text-properties fo:font-size="8pt" style:font-size-asian="8pt" style:font-size-complex="8pt"/>
    </style:style>
    <style:style style:name="ce29" style:family="table-cell" style:parent-style-name="Default" style:data-style-name="N110">
      <style:table-cell-properties fo:border="0.99pt solid #000000"/>
      <style:text-properties fo:font-size="8pt" style:font-size-asian="8pt" style:font-size-complex="8pt"/>
    </style:style>
    <style:style style:name="ce27" style:family="table-cell" style:parent-style-name="Default" style:data-style-name="N41">
      <style:table-cell-properties fo:background-color="#b4c7dc" style:direction="ltr" style:rotation-angle="90"/>
      <style:text-properties fo:font-size="8pt" fo:font-weight="bold" style:font-size-asian="8pt" style:font-weight-asian="bold" style:font-size-complex="8pt" style:font-weight-complex="bold"/>
    </style:style>
    <style:style style:name="ce28" style:family="table-cell" style:parent-style-name="Default" style:data-style-name="N100">
      <style:table-cell-properties fo:background-color="#b4c7dc"/>
      <style:text-properties fo:font-size="8pt" style:font-size-asian="8pt" style:font-size-complex="8pt"/>
    </style:style>
    <style:style style:name="ce15" style:family="table-cell" style:parent-style-name="Default" style:data-style-name="N41">
      <style:table-cell-properties fo:background-color="#dee6ef" style:rotation-angle="90"/>
      <style:text-properties fo:color="#000000" fo:font-size="8pt" fo:font-weight="normal" style:font-size-asian="8pt" style:font-weight-asian="normal" style:font-size-complex="8pt" style:font-weight-complex="normal"/>
    </style:style>
    <style:style style:name="ce40" style:family="table-cell" style:parent-style-name="Default">
      <style:table-cell-properties fo:background-color="#ffd7d7" fo:border="none"/>
      <style:text-properties fo:font-size="8pt" fo:font-weight="bold" style:font-size-asian="8pt" style:font-weight-asian="bold" style:font-size-complex="8pt" style:font-weight-complex="bold"/>
    </style:style>
    <style:style style:name="ce41" style:family="table-cell" style:parent-style-name="Default">
      <style:table-cell-properties fo:background-color="#ffd7d7"/>
      <style:text-properties fo:font-size="8pt" fo:font-weight="bold" style:font-size-asian="8pt" style:font-weight-asian="bold" style:font-size-complex="8pt" style:font-weight-complex="bold"/>
    </style:style>
    <style:style style:name="ce43" style:family="table-cell" style:parent-style-name="Default">
      <style:table-cell-properties fo:background-color="#ffd7d7" fo:border="none"/>
      <style:text-properties fo:font-size="8pt" style:font-size-asian="8pt" style:font-size-complex="8pt"/>
    </style:style>
    <style:style style:name="ce44" style:family="table-cell" style:parent-style-name="Default">
      <style:table-cell-properties fo:background-color="#ffd7d7"/>
      <style:text-properties fo:font-size="8pt" style:font-size-asian="8pt" style:font-size-complex="8pt"/>
    </style:style>
    <style:style style:name="ce45" style:family="table-cell" style:parent-style-name="Default">
      <style:table-cell-properties fo:background-color="#ffd7d7" fo:border="none"/>
    </style:style>
    <style:style style:name="ce37" style:family="table-cell" style:parent-style-name="Default">
      <style:table-cell-properties fo:border="none"/>
      <style:text-properties fo:font-size="8pt" style:font-size-asian="8pt" style:font-size-complex="8pt"/>
    </style:style>
    <style:style style:name="ce30" style:family="table-cell" style:parent-style-name="Default" style:data-style-name="N41">
      <style:table-cell-properties fo:background-color="#ffa6a6" style:direction="ltr" style:rotation-angle="90"/>
      <style:text-properties fo:font-size="8pt" fo:font-weight="bold" style:font-size-asian="8pt" style:font-weight-asian="bold" style:font-size-complex="8pt" style:font-weight-complex="bold"/>
    </style:style>
    <style:style style:name="ce39" style:family="table-cell" style:parent-style-name="Default" style:data-style-name="N100">
      <style:table-cell-properties fo:background-color="#ffa6a6"/>
      <style:text-properties fo:color="#000000" fo:font-size="8pt" style:font-size-asian="8pt" style:font-size-complex="8pt"/>
    </style:style>
    <style:style style:name="ce25" style:family="table-cell" style:parent-style-name="Default" style:data-style-name="N41">
      <style:table-cell-properties fo:background-color="#ffd7d7" style:rotation-angle="90"/>
      <style:text-properties fo:color="#000000" fo:font-size="8pt" fo:font-weight="normal" style:font-size-asian="8pt" style:font-weight-asian="normal" style:font-size-complex="8pt" style:font-weight-complex="normal"/>
    </style:style>
    <style:style style:name="ce61" style:family="table-cell" style:parent-style-name="Default">
      <style:table-cell-properties fo:background-color="#ff0000"/>
      <style:text-properties fo:color="#ffffff" fo:font-size="8pt" fo:font-weight="bold" style:font-size-asian="8pt" style:font-weight-asian="bold" style:font-size-complex="8pt" style:font-weight-complex="bold"/>
    </style:style>
    <style:style style:name="ce62" style:family="table-cell" style:parent-style-name="Default">
      <style:table-cell-properties fo:background-color="#ff0000"/>
      <style:text-properties fo:color="#ffffff"/>
    </style:style>
    <style:style style:name="ce46" style:family="table-cell" style:parent-style-name="Default">
      <style:table-cell-properties fo:background-color="#ffdbb6" style:text-align-source="fix" style:repeat-content="false" style:rotation-angle="9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47" style:family="table-cell" style:parent-style-name="Default">
      <style:table-cell-properties fo:background-color="#ffdbb6" style:text-align-source="fix" style:repeat-content="false"/>
      <style:paragraph-properties fo:text-align="start" fo:margin-left="0cm"/>
      <style:text-properties fo:font-size="8pt" fo:font-weight="bold" style:font-size-asian="8pt" style:font-weight-asian="bold" style:font-size-complex="8pt" style:font-weight-complex="bold"/>
    </style:style>
    <style:style style:name="gr1" style:family="graphic">
      <style:graphic-properties draw:textarea-vertical-align="middle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>
          <form:form form:name="Form" form:apply-filter="true" form:command-type="tabl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unnamed0" form:control-implementation="ooo:com.sun.star.form.component.CheckBox" xml:id="control1" form:id="control1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1" form:control-implementation="ooo:com.sun.star.form.component.CheckBox" xml:id="control2" form:id="control2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2" form:control-implementation="ooo:com.sun.star.form.component.CheckBox" xml:id="control3" form:id="control3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3" form:control-implementation="ooo:com.sun.star.form.component.CheckBox" xml:id="control4" form:id="control4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4" form:control-implementation="ooo:com.sun.star.form.component.CheckBox" xml:id="control5" form:id="control5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5" form:control-implementation="ooo:com.sun.star.form.component.CheckBox" xml:id="control6" form:id="control6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6" form:control-implementation="ooo:com.sun.star.form.component.CheckBox" xml:id="control7" form:id="control7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7" form:control-implementation="ooo:com.sun.star.form.component.CheckBox" xml:id="control8" form:id="control8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8" form:control-implementation="ooo:com.sun.star.form.component.CheckBox" xml:id="control9" form:id="control9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9" form:control-implementation="ooo:com.sun.star.form.component.CheckBox" xml:id="control10" form:id="control10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10" form:control-implementation="ooo:com.sun.star.form.component.CheckBox" xml:id="control11" form:id="control11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11" form:control-implementation="ooo:com.sun.star.form.component.CheckBox" xml:id="control12" form:id="control12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12" form:control-implementation="ooo:com.sun.star.form.component.CheckBox" xml:id="control13" form:id="control13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13" form:control-implementation="ooo:com.sun.star.form.component.CheckBox" xml:id="control14" form:id="control14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14" form:control-implementation="ooo:com.sun.star.form.component.CheckBox" xml:id="control15" form:id="control15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15" form:control-implementation="ooo:com.sun.star.form.component.CheckBox" xml:id="control16" form:id="control16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16" form:control-implementation="ooo:com.sun.star.form.component.CheckBox" xml:id="control17" form:id="control17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17" form:control-implementation="ooo:com.sun.star.form.component.CheckBox" xml:id="control18" form:id="control18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18" form:control-implementation="ooo:com.sun.star.form.component.CheckBox" xml:id="control19" form:id="control19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19" form:control-implementation="ooo:com.sun.star.form.component.CheckBox" xml:id="control20" form:id="control20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20" form:control-implementation="ooo:com.sun.star.form.component.CheckBox" xml:id="control21" form:id="control21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21" form:control-implementation="ooo:com.sun.star.form.component.CheckBox" xml:id="control22" form:id="control22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22" form:control-implementation="ooo:com.sun.star.form.component.CheckBox" xml:id="control23" form:id="control23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23" form:control-implementation="ooo:com.sun.star.form.component.CheckBox" xml:id="control24" form:id="control24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24" form:control-implementation="ooo:com.sun.star.form.component.CheckBox" xml:id="control25" form:id="control25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25" form:control-implementation="ooo:com.sun.star.form.component.CheckBox" xml:id="control26" form:id="control26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26" form:control-implementation="ooo:com.sun.star.form.component.CheckBox" xml:id="control27" form:id="control27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27" form:control-implementation="ooo:com.sun.star.form.component.CheckBox" xml:id="control28" form:id="control28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28" form:control-implementation="ooo:com.sun.star.form.component.CheckBox" xml:id="control29" form:id="control29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29" form:control-implementation="ooo:com.sun.star.form.component.CheckBox" xml:id="control30" form:id="control30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30" form:control-implementation="ooo:com.sun.star.form.component.CheckBox" xml:id="control31" form:id="control31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31" form:control-implementation="ooo:com.sun.star.form.component.CheckBox" xml:id="control32" form:id="control32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32" form:control-implementation="ooo:com.sun.star.form.component.CheckBox" xml:id="control33" form:id="control33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33" form:control-implementation="ooo:com.sun.star.form.component.CheckBox" xml:id="control34" form:id="control34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34" form:control-implementation="ooo:com.sun.star.form.component.CheckBox" xml:id="control35" form:id="control35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35" form:control-implementation="ooo:com.sun.star.form.component.CheckBox" xml:id="control36" form:id="control36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36" form:control-implementation="ooo:com.sun.star.form.component.CheckBox" xml:id="control37" form:id="control37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37" form:control-implementation="ooo:com.sun.star.form.component.CheckBox" xml:id="control38" form:id="control38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38" form:control-implementation="ooo:com.sun.star.form.component.CheckBox" xml:id="control39" form:id="control39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39" form:control-implementation="ooo:com.sun.star.form.component.CheckBox" xml:id="control40" form:id="control40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40" form:control-implementation="ooo:com.sun.star.form.component.CheckBox" xml:id="control41" form:id="control41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41" form:control-implementation="ooo:com.sun.star.form.component.CheckBox" xml:id="control42" form:id="control42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42" form:control-implementation="ooo:com.sun.star.form.component.CheckBox" xml:id="control43" form:id="control43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43" form:control-implementation="ooo:com.sun.star.form.component.CheckBox" xml:id="control44" form:id="control44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44" form:control-implementation="ooo:com.sun.star.form.component.CheckBox" xml:id="control45" form:id="control45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45" form:control-implementation="ooo:com.sun.star.form.component.CheckBox" xml:id="control46" form:id="control46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46" form:control-implementation="ooo:com.sun.star.form.component.CheckBox" xml:id="control47" form:id="control47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47" form:control-implementation="ooo:com.sun.star.form.component.CheckBox" xml:id="control48" form:id="control48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48" form:control-implementation="ooo:com.sun.star.form.component.CheckBox" xml:id="control49" form:id="control49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49" form:control-implementation="ooo:com.sun.star.form.component.CheckBox" xml:id="control50" form:id="control50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50" form:control-implementation="ooo:com.sun.star.form.component.CheckBox" xml:id="control51" form:id="control51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51" form:control-implementation="ooo:com.sun.star.form.component.CheckBox" xml:id="control52" form:id="control52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52" form:control-implementation="ooo:com.sun.star.form.component.CheckBox" xml:id="control53" form:id="control53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53" form:control-implementation="ooo:com.sun.star.form.component.CheckBox" xml:id="control54" form:id="control54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54" form:control-implementation="ooo:com.sun.star.form.component.CheckBox" xml:id="control55" form:id="control55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55" form:control-implementation="ooo:com.sun.star.form.component.CheckBox" xml:id="control56" form:id="control56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56" form:control-implementation="ooo:com.sun.star.form.component.CheckBox" xml:id="control57" form:id="control57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57" form:control-implementation="ooo:com.sun.star.form.component.CheckBox" xml:id="control58" form:id="control58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58" form:control-implementation="ooo:com.sun.star.form.component.CheckBox" xml:id="control59" form:id="control59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59" form:control-implementation="ooo:com.sun.star.form.component.CheckBox" xml:id="control60" form:id="control60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60" form:control-implementation="ooo:com.sun.star.form.component.CheckBox" xml:id="control61" form:id="control61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61" form:control-implementation="ooo:com.sun.star.form.component.CheckBox" xml:id="control62" form:id="control62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62" form:control-implementation="ooo:com.sun.star.form.component.CheckBox" xml:id="control63" form:id="control63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63" form:control-implementation="ooo:com.sun.star.form.component.CheckBox" xml:id="control64" form:id="control64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64" form:control-implementation="ooo:com.sun.star.form.component.CheckBox" xml:id="control65" form:id="control65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65" form:control-implementation="ooo:com.sun.star.form.component.CheckBox" xml:id="control66" form:id="control66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66" form:control-implementation="ooo:com.sun.star.form.component.CheckBox" xml:id="control67" form:id="control67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67" form:control-implementation="ooo:com.sun.star.form.component.CheckBox" xml:id="control68" form:id="control68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68" form:control-implementation="ooo:com.sun.star.form.component.CheckBox" xml:id="control69" form:id="control69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69" form:control-implementation="ooo:com.sun.star.form.component.CheckBox" xml:id="control70" form:id="control70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70" form:control-implementation="ooo:com.sun.star.form.component.CheckBox" xml:id="control71" form:id="control71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71" form:control-implementation="ooo:com.sun.star.form.component.CheckBox" xml:id="control72" form:id="control72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72" form:control-implementation="ooo:com.sun.star.form.component.CheckBox" xml:id="control73" form:id="control73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73" form:control-implementation="ooo:com.sun.star.form.component.CheckBox" xml:id="control74" form:id="control74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74" form:control-implementation="ooo:com.sun.star.form.component.CheckBox" xml:id="control75" form:id="control75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75" form:control-implementation="ooo:com.sun.star.form.component.CheckBox" xml:id="control76" form:id="control76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76" form:control-implementation="ooo:com.sun.star.form.component.CheckBox" xml:id="control77" form:id="control77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77" form:control-implementation="ooo:com.sun.star.form.component.CheckBox" xml:id="control78" form:id="control78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78" form:control-implementation="ooo:com.sun.star.form.component.CheckBox" xml:id="control79" form:id="control79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79" form:control-implementation="ooo:com.sun.star.form.component.CheckBox" xml:id="control80" form:id="control80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80" form:control-implementation="ooo:com.sun.star.form.component.CheckBox" xml:id="control81" form:id="control81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81" form:control-implementation="ooo:com.sun.star.form.component.CheckBox" xml:id="control82" form:id="control82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82" form:control-implementation="ooo:com.sun.star.form.component.CheckBox" xml:id="control83" form:id="control83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83" form:control-implementation="ooo:com.sun.star.form.component.CheckBox" xml:id="control84" form:id="control84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84" form:control-implementation="ooo:com.sun.star.form.component.CheckBox" xml:id="control85" form:id="control85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85" form:control-implementation="ooo:com.sun.star.form.component.CheckBox" xml:id="control86" form:id="control86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86" form:control-implementation="ooo:com.sun.star.form.component.CheckBox" xml:id="control87" form:id="control87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87" form:control-implementation="ooo:com.sun.star.form.component.CheckBox" xml:id="control88" form:id="control88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88" form:control-implementation="ooo:com.sun.star.form.component.CheckBox" xml:id="control89" form:id="control89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89" form:control-implementation="ooo:com.sun.star.form.component.CheckBox" xml:id="control90" form:id="control90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90" form:control-implementation="ooo:com.sun.star.form.component.CheckBox" xml:id="control91" form:id="control91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91" form:control-implementation="ooo:com.sun.star.form.component.CheckBox" xml:id="control92" form:id="control92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92" form:control-implementation="ooo:com.sun.star.form.component.CheckBox" xml:id="control93" form:id="control93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93" form:control-implementation="ooo:com.sun.star.form.component.CheckBox" xml:id="control94" form:id="control94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94" form:control-implementation="ooo:com.sun.star.form.component.CheckBox" xml:id="control95" form:id="control95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95" form:control-implementation="ooo:com.sun.star.form.component.CheckBox" xml:id="control96" form:id="control96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96" form:control-implementation="ooo:com.sun.star.form.component.CheckBox" xml:id="control97" form:id="control97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97" form:control-implementation="ooo:com.sun.star.form.component.CheckBox" xml:id="control98" form:id="control98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98" form:control-implementation="ooo:com.sun.star.form.component.CheckBox" xml:id="control99" form:id="control99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99" form:control-implementation="ooo:com.sun.star.form.component.CheckBox" xml:id="control100" form:id="control100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100" form:control-implementation="ooo:com.sun.star.form.component.CheckBox" xml:id="control101" form:id="control101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101" form:control-implementation="ooo:com.sun.star.form.component.CheckBox" xml:id="control102" form:id="control102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102" form:control-implementation="ooo:com.sun.star.form.component.CheckBox" xml:id="control103" form:id="control103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103" form:control-implementation="ooo:com.sun.star.form.component.CheckBox" xml:id="control104" form:id="control104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104" form:control-implementation="ooo:com.sun.star.form.component.CheckBox" xml:id="control105" form:id="control105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105" form:control-implementation="ooo:com.sun.star.form.component.CheckBox" xml:id="control106" form:id="control106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106" form:control-implementation="ooo:com.sun.star.form.component.CheckBox" xml:id="control107" form:id="control107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107" form:control-implementation="ooo:com.sun.star.form.component.CheckBox" xml:id="control108" form:id="control108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108" form:control-implementation="ooo:com.sun.star.form.component.CheckBox" xml:id="control109" form:id="control109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109" form:control-implementation="ooo:com.sun.star.form.component.CheckBox" xml:id="control110" form:id="control110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110" form:control-implementation="ooo:com.sun.star.form.component.CheckBox" xml:id="control111" form:id="control111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111" form:control-implementation="ooo:com.sun.star.form.component.CheckBox" xml:id="control112" form:id="control112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112" form:control-implementation="ooo:com.sun.star.form.component.CheckBox" xml:id="control113" form:id="control113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113" form:control-implementation="ooo:com.sun.star.form.component.CheckBox" xml:id="control114" form:id="control114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114" form:control-implementation="ooo:com.sun.star.form.component.CheckBox" xml:id="control115" form:id="control115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115" form:control-implementation="ooo:com.sun.star.form.component.CheckBox" xml:id="control116" form:id="control116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116" form:control-implementation="ooo:com.sun.star.form.component.CheckBox" xml:id="control117" form:id="control117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117" form:control-implementation="ooo:com.sun.star.form.component.CheckBox" xml:id="control118" form:id="control118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118" form:control-implementation="ooo:com.sun.star.form.component.CheckBox" xml:id="control119" form:id="control119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119" form:control-implementation="ooo:com.sun.star.form.component.CheckBox" xml:id="control120" form:id="control120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120" form:control-implementation="ooo:com.sun.star.form.component.CheckBox" xml:id="control121" form:id="control121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121" form:control-implementation="ooo:com.sun.star.form.component.CheckBox" xml:id="control122" form:id="control122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122" form:control-implementation="ooo:com.sun.star.form.component.CheckBox" xml:id="control123" form:id="control123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123" form:control-implementation="ooo:com.sun.star.form.component.CheckBox" xml:id="control124" form:id="control124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124" form:control-implementation="ooo:com.sun.star.form.component.CheckBox" xml:id="control125" form:id="control125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125" form:control-implementation="ooo:com.sun.star.form.component.CheckBox" xml:id="control126" form:id="control126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126" form:control-implementation="ooo:com.sun.star.form.component.CheckBox" xml:id="control127" form:id="control127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127" form:control-implementation="ooo:com.sun.star.form.component.CheckBox" xml:id="control128" form:id="control128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128" form:control-implementation="ooo:com.sun.star.form.component.CheckBox" xml:id="control129" form:id="control129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129" form:control-implementation="ooo:com.sun.star.form.component.CheckBox" xml:id="control130" form:id="control130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130" form:control-implementation="ooo:com.sun.star.form.component.CheckBox" xml:id="control131" form:id="control131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131" form:control-implementation="ooo:com.sun.star.form.component.CheckBox" xml:id="control132" form:id="control132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132" form:control-implementation="ooo:com.sun.star.form.component.CheckBox" xml:id="control133" form:id="control133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133" form:control-implementation="ooo:com.sun.star.form.component.CheckBox" xml:id="control134" form:id="control134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134" form:control-implementation="ooo:com.sun.star.form.component.CheckBox" xml:id="control135" form:id="control135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135" form:control-implementation="ooo:com.sun.star.form.component.CheckBox" xml:id="control136" form:id="control136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136" form:control-implementation="ooo:com.sun.star.form.component.CheckBox" xml:id="control137" form:id="control137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137" form:control-implementation="ooo:com.sun.star.form.component.CheckBox" xml:id="control138" form:id="control138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138" form:control-implementation="ooo:com.sun.star.form.component.CheckBox" xml:id="control139" form:id="control139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139" form:control-implementation="ooo:com.sun.star.form.component.CheckBox" xml:id="control140" form:id="control140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140" form:control-implementation="ooo:com.sun.star.form.component.CheckBox" xml:id="control141" form:id="control141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141" form:control-implementation="ooo:com.sun.star.form.component.CheckBox" xml:id="control142" form:id="control142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142" form:control-implementation="ooo:com.sun.star.form.component.CheckBox" xml:id="control143" form:id="control143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143" form:control-implementation="ooo:com.sun.star.form.component.CheckBox" xml:id="control144" form:id="control144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144" form:control-implementation="ooo:com.sun.star.form.component.CheckBox" xml:id="control145" form:id="control145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145" form:control-implementation="ooo:com.sun.star.form.component.CheckBox" xml:id="control146" form:id="control146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146" form:control-implementation="ooo:com.sun.star.form.component.CheckBox" xml:id="control147" form:id="control147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147" form:control-implementation="ooo:com.sun.star.form.component.CheckBox" xml:id="control148" form:id="control148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148" form:control-implementation="ooo:com.sun.star.form.component.CheckBox" xml:id="control149" form:id="control149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149" form:control-implementation="ooo:com.sun.star.form.component.CheckBox" xml:id="control150" form:id="control150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150" form:control-implementation="ooo:com.sun.star.form.component.CheckBox" xml:id="control151" form:id="control151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151" form:control-implementation="ooo:com.sun.star.form.component.CheckBox" xml:id="control152" form:id="control152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152" form:control-implementation="ooo:com.sun.star.form.component.CheckBox" xml:id="control153" form:id="control153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153" form:control-implementation="ooo:com.sun.star.form.component.CheckBox" xml:id="control154" form:id="control154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154" form:control-implementation="ooo:com.sun.star.form.component.CheckBox" xml:id="control155" form:id="control155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155" form:control-implementation="ooo:com.sun.star.form.component.CheckBox" xml:id="control156" form:id="control156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156" form:control-implementation="ooo:com.sun.star.form.component.CheckBox" xml:id="control157" form:id="control157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157" form:control-implementation="ooo:com.sun.star.form.component.CheckBox" xml:id="control158" form:id="control158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158" form:control-implementation="ooo:com.sun.star.form.component.CheckBox" xml:id="control159" form:id="control159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159" form:control-implementation="ooo:com.sun.star.form.component.CheckBox" xml:id="control160" form:id="control160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160" form:control-implementation="ooo:com.sun.star.form.component.CheckBox" xml:id="control161" form:id="control161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161" form:control-implementation="ooo:com.sun.star.form.component.CheckBox" xml:id="control162" form:id="control162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162" form:control-implementation="ooo:com.sun.star.form.component.CheckBox" xml:id="control163" form:id="control163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163" form:control-implementation="ooo:com.sun.star.form.component.CheckBox" xml:id="control164" form:id="control164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164" form:control-implementation="ooo:com.sun.star.form.component.CheckBox" xml:id="control165" form:id="control165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165" form:control-implementation="ooo:com.sun.star.form.component.CheckBox" xml:id="control166" form:id="control166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166" form:control-implementation="ooo:com.sun.star.form.component.CheckBox" xml:id="control167" form:id="control167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167" form:control-implementation="ooo:com.sun.star.form.component.CheckBox" xml:id="control168" form:id="control168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168" form:control-implementation="ooo:com.sun.star.form.component.CheckBox" xml:id="control169" form:id="control169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169" form:control-implementation="ooo:com.sun.star.form.component.CheckBox" xml:id="control170" form:id="control170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170" form:control-implementation="ooo:com.sun.star.form.component.CheckBox" xml:id="control171" form:id="control171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171" form:control-implementation="ooo:com.sun.star.form.component.CheckBox" xml:id="control172" form:id="control172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172" form:control-implementation="ooo:com.sun.star.form.component.CheckBox" xml:id="control173" form:id="control173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173" form:control-implementation="ooo:com.sun.star.form.component.CheckBox" xml:id="control174" form:id="control174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174" form:control-implementation="ooo:com.sun.star.form.component.CheckBox" xml:id="control175" form:id="control175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175" form:control-implementation="ooo:com.sun.star.form.component.CheckBox" xml:id="control176" form:id="control176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176" form:control-implementation="ooo:com.sun.star.form.component.CheckBox" xml:id="control177" form:id="control177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177" form:control-implementation="ooo:com.sun.star.form.component.CheckBox" xml:id="control178" form:id="control178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178" form:control-implementation="ooo:com.sun.star.form.component.CheckBox" xml:id="control179" form:id="control179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179" form:control-implementation="ooo:com.sun.star.form.component.CheckBox" xml:id="control180" form:id="control180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180" form:control-implementation="ooo:com.sun.star.form.component.CheckBox" xml:id="control181" form:id="control181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181" form:control-implementation="ooo:com.sun.star.form.component.CheckBox" xml:id="control182" form:id="control182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182" form:control-implementation="ooo:com.sun.star.form.component.CheckBox" xml:id="control183" form:id="control183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183" form:control-implementation="ooo:com.sun.star.form.component.CheckBox" xml:id="control184" form:id="control184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184" form:control-implementation="ooo:com.sun.star.form.component.CheckBox" xml:id="control185" form:id="control185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185" form:control-implementation="ooo:com.sun.star.form.component.CheckBox" xml:id="control186" form:id="control186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186" form:control-implementation="ooo:com.sun.star.form.component.CheckBox" xml:id="control187" form:id="control187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187" form:control-implementation="ooo:com.sun.star.form.component.CheckBox" xml:id="control188" form:id="control188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188" form:control-implementation="ooo:com.sun.star.form.component.CheckBox" xml:id="control189" form:id="control189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189" form:control-implementation="ooo:com.sun.star.form.component.CheckBox" xml:id="control190" form:id="control190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190" form:control-implementation="ooo:com.sun.star.form.component.CheckBox" xml:id="control191" form:id="control191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191" form:control-implementation="ooo:com.sun.star.form.component.CheckBox" xml:id="control192" form:id="control192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192" form:control-implementation="ooo:com.sun.star.form.component.CheckBox" xml:id="control193" form:id="control193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193" form:control-implementation="ooo:com.sun.star.form.component.CheckBox" xml:id="control194" form:id="control194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194" form:control-implementation="ooo:com.sun.star.form.component.CheckBox" xml:id="control195" form:id="control195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195" form:control-implementation="ooo:com.sun.star.form.component.CheckBox" xml:id="control196" form:id="control196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196" form:control-implementation="ooo:com.sun.star.form.component.CheckBox" xml:id="control197" form:id="control197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197" form:control-implementation="ooo:com.sun.star.form.component.CheckBox" xml:id="control198" form:id="control198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198" form:control-implementation="ooo:com.sun.star.form.component.CheckBox" xml:id="control199" form:id="control199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199" form:control-implementation="ooo:com.sun.star.form.component.CheckBox" xml:id="control200" form:id="control200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200" form:control-implementation="ooo:com.sun.star.form.component.CheckBox" xml:id="control201" form:id="control201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201" form:control-implementation="ooo:com.sun.star.form.component.CheckBox" xml:id="control202" form:id="control202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202" form:control-implementation="ooo:com.sun.star.form.component.CheckBox" xml:id="control203" form:id="control203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203" form:control-implementation="ooo:com.sun.star.form.component.CheckBox" xml:id="control204" form:id="control204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204" form:control-implementation="ooo:com.sun.star.form.component.CheckBox" xml:id="control205" form:id="control205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205" form:control-implementation="ooo:com.sun.star.form.component.CheckBox" xml:id="control206" form:id="control206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206" form:control-implementation="ooo:com.sun.star.form.component.CheckBox" xml:id="control207" form:id="control207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207" form:control-implementation="ooo:com.sun.star.form.component.CheckBox" xml:id="control208" form:id="control208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208" form:control-implementation="ooo:com.sun.star.form.component.CheckBox" xml:id="control209" form:id="control209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209" form:control-implementation="ooo:com.sun.star.form.component.CheckBox" xml:id="control210" form:id="control210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210" form:control-implementation="ooo:com.sun.star.form.component.CheckBox" xml:id="control211" form:id="control211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211" form:control-implementation="ooo:com.sun.star.form.component.CheckBox" xml:id="control212" form:id="control212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212" form:control-implementation="ooo:com.sun.star.form.component.CheckBox" xml:id="control213" form:id="control213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213" form:control-implementation="ooo:com.sun.star.form.component.CheckBox" xml:id="control214" form:id="control214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214" form:control-implementation="ooo:com.sun.star.form.component.CheckBox" xml:id="control215" form:id="control215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215" form:control-implementation="ooo:com.sun.star.form.component.CheckBox" xml:id="control216" form:id="control216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216" form:control-implementation="ooo:com.sun.star.form.component.CheckBox" xml:id="control217" form:id="control217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217" form:control-implementation="ooo:com.sun.star.form.component.CheckBox" xml:id="control218" form:id="control218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218" form:control-implementation="ooo:com.sun.star.form.component.CheckBox" xml:id="control219" form:id="control219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219" form:control-implementation="ooo:com.sun.star.form.component.CheckBox" xml:id="control220" form:id="control220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220" form:control-implementation="ooo:com.sun.star.form.component.CheckBox" xml:id="control221" form:id="control221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221" form:control-implementation="ooo:com.sun.star.form.component.CheckBox" xml:id="control222" form:id="control222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222" form:control-implementation="ooo:com.sun.star.form.component.CheckBox" xml:id="control223" form:id="control223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223" form:control-implementation="ooo:com.sun.star.form.component.CheckBox" xml:id="control224" form:id="control224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224" form:control-implementation="ooo:com.sun.star.form.component.CheckBox" xml:id="control225" form:id="control225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225" form:control-implementation="ooo:com.sun.star.form.component.CheckBox" xml:id="control226" form:id="control226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226" form:control-implementation="ooo:com.sun.star.form.component.CheckBox" xml:id="control227" form:id="control227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227" form:control-implementation="ooo:com.sun.star.form.component.CheckBox" xml:id="control228" form:id="control228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228" form:control-implementation="ooo:com.sun.star.form.component.CheckBox" xml:id="control229" form:id="control229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229" form:control-implementation="ooo:com.sun.star.form.component.CheckBox" xml:id="control230" form:id="control230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230" form:control-implementation="ooo:com.sun.star.form.component.CheckBox" xml:id="control231" form:id="control231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231" form:control-implementation="ooo:com.sun.star.form.component.CheckBox" xml:id="control232" form:id="control232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232" form:control-implementation="ooo:com.sun.star.form.component.CheckBox" xml:id="control233" form:id="control233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233" form:control-implementation="ooo:com.sun.star.form.component.CheckBox" xml:id="control234" form:id="control234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234" form:control-implementation="ooo:com.sun.star.form.component.CheckBox" xml:id="control235" form:id="control235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235" form:control-implementation="ooo:com.sun.star.form.component.CheckBox" xml:id="control236" form:id="control236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236" form:control-implementation="ooo:com.sun.star.form.component.CheckBox" xml:id="control237" form:id="control237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237" form:control-implementation="ooo:com.sun.star.form.component.CheckBox" xml:id="control238" form:id="control238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238" form:control-implementation="ooo:com.sun.star.form.component.CheckBox" xml:id="control239" form:id="control239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239" form:control-implementation="ooo:com.sun.star.form.component.CheckBox" xml:id="control240" form:id="control240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240" form:control-implementation="ooo:com.sun.star.form.component.CheckBox" xml:id="control241" form:id="control241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241" form:control-implementation="ooo:com.sun.star.form.component.CheckBox" xml:id="control242" form:id="control242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242" form:control-implementation="ooo:com.sun.star.form.component.CheckBox" xml:id="control243" form:id="control243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243" form:control-implementation="ooo:com.sun.star.form.component.CheckBox" xml:id="control244" form:id="control244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244" form:control-implementation="ooo:com.sun.star.form.component.CheckBox" xml:id="control245" form:id="control245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245" form:control-implementation="ooo:com.sun.star.form.component.CheckBox" xml:id="control246" form:id="control246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246" form:control-implementation="ooo:com.sun.star.form.component.CheckBox" xml:id="control247" form:id="control247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247" form:control-implementation="ooo:com.sun.star.form.component.CheckBox" xml:id="control248" form:id="control248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248" form:control-implementation="ooo:com.sun.star.form.component.CheckBox" xml:id="control249" form:id="control249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249" form:control-implementation="ooo:com.sun.star.form.component.CheckBox" xml:id="control250" form:id="control250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250" form:control-implementation="ooo:com.sun.star.form.component.CheckBox" xml:id="control251" form:id="control251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251" form:control-implementation="ooo:com.sun.star.form.component.CheckBox" xml:id="control252" form:id="control252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252" form:control-implementation="ooo:com.sun.star.form.component.CheckBox" xml:id="control253" form:id="control253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253" form:control-implementation="ooo:com.sun.star.form.component.CheckBox" xml:id="control254" form:id="control254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254" form:control-implementation="ooo:com.sun.star.form.component.CheckBox" xml:id="control255" form:id="control255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255" form:control-implementation="ooo:com.sun.star.form.component.CheckBox" xml:id="control256" form:id="control256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256" form:control-implementation="ooo:com.sun.star.form.component.CheckBox" xml:id="control257" form:id="control257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257" form:control-implementation="ooo:com.sun.star.form.component.CheckBox" xml:id="control258" form:id="control258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258" form:control-implementation="ooo:com.sun.star.form.component.CheckBox" xml:id="control259" form:id="control259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259" form:control-implementation="ooo:com.sun.star.form.component.CheckBox" xml:id="control260" form:id="control260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260" form:control-implementation="ooo:com.sun.star.form.component.CheckBox" xml:id="control261" form:id="control261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261" form:control-implementation="ooo:com.sun.star.form.component.CheckBox" xml:id="control262" form:id="control262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262" form:control-implementation="ooo:com.sun.star.form.component.CheckBox" xml:id="control263" form:id="control263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263" form:control-implementation="ooo:com.sun.star.form.component.CheckBox" xml:id="control264" form:id="control264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264" form:control-implementation="ooo:com.sun.star.form.component.CheckBox" xml:id="control265" form:id="control265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265" form:control-implementation="ooo:com.sun.star.form.component.CheckBox" xml:id="control266" form:id="control266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266" form:control-implementation="ooo:com.sun.star.form.component.CheckBox" xml:id="control267" form:id="control267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267" form:control-implementation="ooo:com.sun.star.form.component.CheckBox" xml:id="control268" form:id="control268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268" form:control-implementation="ooo:com.sun.star.form.component.CheckBox" xml:id="control269" form:id="control269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269" form:control-implementation="ooo:com.sun.star.form.component.CheckBox" xml:id="control270" form:id="control270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270" form:control-implementation="ooo:com.sun.star.form.component.CheckBox" xml:id="control271" form:id="control271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271" form:control-implementation="ooo:com.sun.star.form.component.CheckBox" xml:id="control272" form:id="control272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272" form:control-implementation="ooo:com.sun.star.form.component.CheckBox" xml:id="control273" form:id="control273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273" form:control-implementation="ooo:com.sun.star.form.component.CheckBox" xml:id="control274" form:id="control274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274" form:control-implementation="ooo:com.sun.star.form.component.CheckBox" xml:id="control275" form:id="control275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275" form:control-implementation="ooo:com.sun.star.form.component.CheckBox" xml:id="control276" form:id="control276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276" form:control-implementation="ooo:com.sun.star.form.component.CheckBox" xml:id="control277" form:id="control277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277" form:control-implementation="ooo:com.sun.star.form.component.CheckBox" xml:id="control278" form:id="control278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278" form:control-implementation="ooo:com.sun.star.form.component.CheckBox" xml:id="control279" form:id="control279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279" form:control-implementation="ooo:com.sun.star.form.component.CheckBox" xml:id="control280" form:id="control280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280" form:control-implementation="ooo:com.sun.star.form.component.CheckBox" xml:id="control281" form:id="control281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281" form:control-implementation="ooo:com.sun.star.form.component.CheckBox" xml:id="control282" form:id="control282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282" form:control-implementation="ooo:com.sun.star.form.component.CheckBox" xml:id="control283" form:id="control283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283" form:control-implementation="ooo:com.sun.star.form.component.CheckBox" xml:id="control284" form:id="control284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284" form:control-implementation="ooo:com.sun.star.form.component.CheckBox" xml:id="control285" form:id="control285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285" form:control-implementation="ooo:com.sun.star.form.component.CheckBox" xml:id="control286" form:id="control286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286" form:control-implementation="ooo:com.sun.star.form.component.CheckBox" xml:id="control287" form:id="control287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287" form:control-implementation="ooo:com.sun.star.form.component.CheckBox" xml:id="control288" form:id="control288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288" form:control-implementation="ooo:com.sun.star.form.component.CheckBox" xml:id="control289" form:id="control289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289" form:control-implementation="ooo:com.sun.star.form.component.CheckBox" xml:id="control290" form:id="control290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290" form:control-implementation="ooo:com.sun.star.form.component.CheckBox" xml:id="control291" form:id="control291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291" form:control-implementation="ooo:com.sun.star.form.component.CheckBox" xml:id="control292" form:id="control292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292" form:control-implementation="ooo:com.sun.star.form.component.CheckBox" xml:id="control293" form:id="control293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293" form:control-implementation="ooo:com.sun.star.form.component.CheckBox" xml:id="control294" form:id="control294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294" form:control-implementation="ooo:com.sun.star.form.component.CheckBox" xml:id="control295" form:id="control295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295" form:control-implementation="ooo:com.sun.star.form.component.CheckBox" xml:id="control296" form:id="control296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296" form:control-implementation="ooo:com.sun.star.form.component.CheckBox" xml:id="control297" form:id="control297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297" form:control-implementation="ooo:com.sun.star.form.component.CheckBox" xml:id="control298" form:id="control298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298" form:control-implementation="ooo:com.sun.star.form.component.CheckBox" xml:id="control299" form:id="control299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299" form:control-implementation="ooo:com.sun.star.form.component.CheckBox" xml:id="control300" form:id="control300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300" form:control-implementation="ooo:com.sun.star.form.component.CheckBox" xml:id="control301" form:id="control301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301" form:control-implementation="ooo:com.sun.star.form.component.CheckBox" xml:id="control302" form:id="control302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302" form:control-implementation="ooo:com.sun.star.form.component.CheckBox" xml:id="control303" form:id="control303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303" form:control-implementation="ooo:com.sun.star.form.component.CheckBox" xml:id="control304" form:id="control304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304" form:control-implementation="ooo:com.sun.star.form.component.CheckBox" xml:id="control305" form:id="control305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305" form:control-implementation="ooo:com.sun.star.form.component.CheckBox" xml:id="control306" form:id="control306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306" form:control-implementation="ooo:com.sun.star.form.component.CheckBox" xml:id="control307" form:id="control307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307" form:control-implementation="ooo:com.sun.star.form.component.CheckBox" xml:id="control308" form:id="control308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308" form:control-implementation="ooo:com.sun.star.form.component.CheckBox" xml:id="control309" form:id="control309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309" form:control-implementation="ooo:com.sun.star.form.component.CheckBox" xml:id="control310" form:id="control310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310" form:control-implementation="ooo:com.sun.star.form.component.CheckBox" xml:id="control311" form:id="control311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311" form:control-implementation="ooo:com.sun.star.form.component.CheckBox" xml:id="control312" form:id="control312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312" form:control-implementation="ooo:com.sun.star.form.component.CheckBox" xml:id="control313" form:id="control313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313" form:control-implementation="ooo:com.sun.star.form.component.CheckBox" xml:id="control314" form:id="control314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314" form:control-implementation="ooo:com.sun.star.form.component.CheckBox" xml:id="control315" form:id="control315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315" form:control-implementation="ooo:com.sun.star.form.component.CheckBox" xml:id="control316" form:id="control316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316" form:control-implementation="ooo:com.sun.star.form.component.CheckBox" xml:id="control317" form:id="control317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317" form:control-implementation="ooo:com.sun.star.form.component.CheckBox" xml:id="control318" form:id="control318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318" form:control-implementation="ooo:com.sun.star.form.component.CheckBox" xml:id="control319" form:id="control319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319" form:control-implementation="ooo:com.sun.star.form.component.CheckBox" xml:id="control320" form:id="control320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320" form:control-implementation="ooo:com.sun.star.form.component.CheckBox" xml:id="control321" form:id="control321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321" form:control-implementation="ooo:com.sun.star.form.component.CheckBox" xml:id="control322" form:id="control322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322" form:control-implementation="ooo:com.sun.star.form.component.CheckBox" xml:id="control323" form:id="control323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323" form:control-implementation="ooo:com.sun.star.form.component.CheckBox" xml:id="control324" form:id="control324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324" form:control-implementation="ooo:com.sun.star.form.component.CheckBox" xml:id="control325" form:id="control325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325" form:control-implementation="ooo:com.sun.star.form.component.CheckBox" xml:id="control326" form:id="control326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326" form:control-implementation="ooo:com.sun.star.form.component.CheckBox" xml:id="control327" form:id="control327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327" form:control-implementation="ooo:com.sun.star.form.component.CheckBox" xml:id="control328" form:id="control328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328" form:control-implementation="ooo:com.sun.star.form.component.CheckBox" xml:id="control329" form:id="control329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329" form:control-implementation="ooo:com.sun.star.form.component.CheckBox" xml:id="control330" form:id="control330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330" form:control-implementation="ooo:com.sun.star.form.component.CheckBox" xml:id="control331" form:id="control331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331" form:control-implementation="ooo:com.sun.star.form.component.CheckBox" xml:id="control332" form:id="control332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332" form:control-implementation="ooo:com.sun.star.form.component.CheckBox" xml:id="control333" form:id="control333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333" form:control-implementation="ooo:com.sun.star.form.component.CheckBox" xml:id="control334" form:id="control334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334" form:control-implementation="ooo:com.sun.star.form.component.CheckBox" xml:id="control335" form:id="control335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335" form:control-implementation="ooo:com.sun.star.form.component.CheckBox" xml:id="control336" form:id="control336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336" form:control-implementation="ooo:com.sun.star.form.component.CheckBox" xml:id="control337" form:id="control337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337" form:control-implementation="ooo:com.sun.star.form.component.CheckBox" xml:id="control338" form:id="control338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338" form:control-implementation="ooo:com.sun.star.form.component.CheckBox" xml:id="control339" form:id="control339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339" form:control-implementation="ooo:com.sun.star.form.component.CheckBox" xml:id="control340" form:id="control340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340" form:control-implementation="ooo:com.sun.star.form.component.CheckBox" xml:id="control341" form:id="control341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341" form:control-implementation="ooo:com.sun.star.form.component.CheckBox" xml:id="control342" form:id="control342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342" form:control-implementation="ooo:com.sun.star.form.component.CheckBox" xml:id="control343" form:id="control343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343" form:control-implementation="ooo:com.sun.star.form.component.CheckBox" xml:id="control344" form:id="control344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344" form:control-implementation="ooo:com.sun.star.form.component.CheckBox" xml:id="control345" form:id="control345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345" form:control-implementation="ooo:com.sun.star.form.component.CheckBox" xml:id="control346" form:id="control346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346" form:control-implementation="ooo:com.sun.star.form.component.CheckBox" xml:id="control347" form:id="control347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347" form:control-implementation="ooo:com.sun.star.form.component.CheckBox" xml:id="control348" form:id="control348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348" form:control-implementation="ooo:com.sun.star.form.component.CheckBox" xml:id="control349" form:id="control349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349" form:control-implementation="ooo:com.sun.star.form.component.CheckBox" xml:id="control350" form:id="control350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350" form:control-implementation="ooo:com.sun.star.form.component.CheckBox" xml:id="control351" form:id="control351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351" form:control-implementation="ooo:com.sun.star.form.component.CheckBox" xml:id="control352" form:id="control352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352" form:control-implementation="ooo:com.sun.star.form.component.CheckBox" xml:id="control353" form:id="control353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353" form:control-implementation="ooo:com.sun.star.form.component.CheckBox" xml:id="control354" form:id="control354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354" form:control-implementation="ooo:com.sun.star.form.component.CheckBox" xml:id="control355" form:id="control355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355" form:control-implementation="ooo:com.sun.star.form.component.CheckBox" xml:id="control356" form:id="control356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356" form:control-implementation="ooo:com.sun.star.form.component.CheckBox" xml:id="control357" form:id="control357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357" form:control-implementation="ooo:com.sun.star.form.component.CheckBox" xml:id="control358" form:id="control358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358" form:control-implementation="ooo:com.sun.star.form.component.CheckBox" xml:id="control359" form:id="control359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359" form:control-implementation="ooo:com.sun.star.form.component.CheckBox" xml:id="control360" form:id="control360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360" form:control-implementation="ooo:com.sun.star.form.component.CheckBox" xml:id="control361" form:id="control361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361" form:control-implementation="ooo:com.sun.star.form.component.CheckBox" xml:id="control362" form:id="control362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362" form:control-implementation="ooo:com.sun.star.form.component.CheckBox" xml:id="control363" form:id="control363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363" form:control-implementation="ooo:com.sun.star.form.component.CheckBox" xml:id="control364" form:id="control364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364" form:control-implementation="ooo:com.sun.star.form.component.CheckBox" xml:id="control365" form:id="control365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365" form:control-implementation="ooo:com.sun.star.form.component.CheckBox" xml:id="control366" form:id="control366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366" form:control-implementation="ooo:com.sun.star.form.component.CheckBox" xml:id="control367" form:id="control367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367" form:control-implementation="ooo:com.sun.star.form.component.CheckBox" xml:id="control368" form:id="control368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368" form:control-implementation="ooo:com.sun.star.form.component.CheckBox" xml:id="control369" form:id="control369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369" form:control-implementation="ooo:com.sun.star.form.component.CheckBox" xml:id="control370" form:id="control370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370" form:control-implementation="ooo:com.sun.star.form.component.CheckBox" xml:id="control371" form:id="control371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371" form:control-implementation="ooo:com.sun.star.form.component.CheckBox" xml:id="control372" form:id="control372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372" form:control-implementation="ooo:com.sun.star.form.component.CheckBox" xml:id="control373" form:id="control373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373" form:control-implementation="ooo:com.sun.star.form.component.CheckBox" xml:id="control374" form:id="control374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374" form:control-implementation="ooo:com.sun.star.form.component.CheckBox" xml:id="control375" form:id="control375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375" form:control-implementation="ooo:com.sun.star.form.component.CheckBox" xml:id="control376" form:id="control376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376" form:control-implementation="ooo:com.sun.star.form.component.CheckBox" xml:id="control377" form:id="control377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377" form:control-implementation="ooo:com.sun.star.form.component.CheckBox" xml:id="control378" form:id="control378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378" form:control-implementation="ooo:com.sun.star.form.component.CheckBox" xml:id="control379" form:id="control379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379" form:control-implementation="ooo:com.sun.star.form.component.CheckBox" xml:id="control380" form:id="control380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380" form:control-implementation="ooo:com.sun.star.form.component.CheckBox" xml:id="control381" form:id="control381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381" form:control-implementation="ooo:com.sun.star.form.component.CheckBox" xml:id="control382" form:id="control382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382" form:control-implementation="ooo:com.sun.star.form.component.CheckBox" xml:id="control383" form:id="control383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383" form:control-implementation="ooo:com.sun.star.form.component.CheckBox" xml:id="control384" form:id="control384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384" form:control-implementation="ooo:com.sun.star.form.component.CheckBox" xml:id="control385" form:id="control385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385" form:control-implementation="ooo:com.sun.star.form.component.CheckBox" xml:id="control386" form:id="control386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386" form:control-implementation="ooo:com.sun.star.form.component.CheckBox" xml:id="control387" form:id="control387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387" form:control-implementation="ooo:com.sun.star.form.component.CheckBox" xml:id="control388" form:id="control388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388" form:control-implementation="ooo:com.sun.star.form.component.CheckBox" xml:id="control389" form:id="control389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389" form:control-implementation="ooo:com.sun.star.form.component.CheckBox" xml:id="control390" form:id="control390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390" form:control-implementation="ooo:com.sun.star.form.component.CheckBox" xml:id="control391" form:id="control391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391" form:control-implementation="ooo:com.sun.star.form.component.CheckBox" xml:id="control392" form:id="control392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392" form:control-implementation="ooo:com.sun.star.form.component.CheckBox" xml:id="control393" form:id="control393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393" form:control-implementation="ooo:com.sun.star.form.component.CheckBox" xml:id="control394" form:id="control394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394" form:control-implementation="ooo:com.sun.star.form.component.CheckBox" xml:id="control395" form:id="control395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395" form:control-implementation="ooo:com.sun.star.form.component.CheckBox" xml:id="control396" form:id="control396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396" form:control-implementation="ooo:com.sun.star.form.component.CheckBox" xml:id="control397" form:id="control397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397" form:control-implementation="ooo:com.sun.star.form.component.CheckBox" xml:id="control398" form:id="control398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398" form:control-implementation="ooo:com.sun.star.form.component.CheckBox" xml:id="control399" form:id="control399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399" form:control-implementation="ooo:com.sun.star.form.component.CheckBox" xml:id="control400" form:id="control400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400" form:control-implementation="ooo:com.sun.star.form.component.CheckBox" xml:id="control401" form:id="control401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401" form:control-implementation="ooo:com.sun.star.form.component.CheckBox" xml:id="control402" form:id="control402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402" form:control-implementation="ooo:com.sun.star.form.component.CheckBox" xml:id="control403" form:id="control403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403" form:control-implementation="ooo:com.sun.star.form.component.CheckBox" xml:id="control404" form:id="control404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404" form:control-implementation="ooo:com.sun.star.form.component.CheckBox" xml:id="control405" form:id="control405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405" form:control-implementation="ooo:com.sun.star.form.component.CheckBox" xml:id="control406" form:id="control406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406" form:control-implementation="ooo:com.sun.star.form.component.CheckBox" xml:id="control407" form:id="control407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407" form:control-implementation="ooo:com.sun.star.form.component.CheckBox" xml:id="control408" form:id="control408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408" form:control-implementation="ooo:com.sun.star.form.component.CheckBox" xml:id="control409" form:id="control409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409" form:control-implementation="ooo:com.sun.star.form.component.CheckBox" xml:id="control410" form:id="control410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410" form:control-implementation="ooo:com.sun.star.form.component.CheckBox" xml:id="control411" form:id="control411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411" form:control-implementation="ooo:com.sun.star.form.component.CheckBox" xml:id="control412" form:id="control412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412" form:control-implementation="ooo:com.sun.star.form.component.CheckBox" xml:id="control413" form:id="control413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413" form:control-implementation="ooo:com.sun.star.form.component.CheckBox" xml:id="control414" form:id="control414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414" form:control-implementation="ooo:com.sun.star.form.component.CheckBox" xml:id="control415" form:id="control415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415" form:control-implementation="ooo:com.sun.star.form.component.CheckBox" xml:id="control416" form:id="control416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416" form:control-implementation="ooo:com.sun.star.form.component.CheckBox" xml:id="control417" form:id="control417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417" form:control-implementation="ooo:com.sun.star.form.component.CheckBox" xml:id="control418" form:id="control418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418" form:control-implementation="ooo:com.sun.star.form.component.CheckBox" xml:id="control419" form:id="control419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419" form:control-implementation="ooo:com.sun.star.form.component.CheckBox" xml:id="control420" form:id="control420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420" form:control-implementation="ooo:com.sun.star.form.component.CheckBox" xml:id="control421" form:id="control421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421" form:control-implementation="ooo:com.sun.star.form.component.CheckBox" xml:id="control422" form:id="control422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422" form:control-implementation="ooo:com.sun.star.form.component.CheckBox" xml:id="control423" form:id="control423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423" form:control-implementation="ooo:com.sun.star.form.component.CheckBox" xml:id="control424" form:id="control424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424" form:control-implementation="ooo:com.sun.star.form.component.CheckBox" xml:id="control425" form:id="control425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425" form:control-implementation="ooo:com.sun.star.form.component.CheckBox" xml:id="control426" form:id="control426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426" form:control-implementation="ooo:com.sun.star.form.component.CheckBox" xml:id="control427" form:id="control427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427" form:control-implementation="ooo:com.sun.star.form.component.CheckBox" xml:id="control428" form:id="control428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428" form:control-implementation="ooo:com.sun.star.form.component.CheckBox" xml:id="control429" form:id="control429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429" form:control-implementation="ooo:com.sun.star.form.component.CheckBox" xml:id="control430" form:id="control430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430" form:control-implementation="ooo:com.sun.star.form.component.CheckBox" xml:id="control431" form:id="control431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431" form:control-implementation="ooo:com.sun.star.form.component.CheckBox" xml:id="control432" form:id="control432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432" form:control-implementation="ooo:com.sun.star.form.component.CheckBox" xml:id="control433" form:id="control433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433" form:control-implementation="ooo:com.sun.star.form.component.CheckBox" xml:id="control434" form:id="control434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434" form:control-implementation="ooo:com.sun.star.form.component.CheckBox" xml:id="control435" form:id="control435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435" form:control-implementation="ooo:com.sun.star.form.component.CheckBox" xml:id="control436" form:id="control436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436" form:control-implementation="ooo:com.sun.star.form.component.CheckBox" xml:id="control437" form:id="control437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437" form:control-implementation="ooo:com.sun.star.form.component.CheckBox" xml:id="control438" form:id="control438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438" form:control-implementation="ooo:com.sun.star.form.component.CheckBox" xml:id="control439" form:id="control439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439" form:control-implementation="ooo:com.sun.star.form.component.CheckBox" xml:id="control440" form:id="control440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440" form:control-implementation="ooo:com.sun.star.form.component.CheckBox" xml:id="control441" form:id="control441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441" form:control-implementation="ooo:com.sun.star.form.component.CheckBox" xml:id="control442" form:id="control442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442" form:control-implementation="ooo:com.sun.star.form.component.CheckBox" xml:id="control443" form:id="control443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443" form:control-implementation="ooo:com.sun.star.form.component.CheckBox" xml:id="control444" form:id="control444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444" form:control-implementation="ooo:com.sun.star.form.component.CheckBox" xml:id="control445" form:id="control445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445" form:control-implementation="ooo:com.sun.star.form.component.CheckBox" xml:id="control446" form:id="control446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446" form:control-implementation="ooo:com.sun.star.form.component.CheckBox" xml:id="control447" form:id="control447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447" form:control-implementation="ooo:com.sun.star.form.component.CheckBox" xml:id="control448" form:id="control448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448" form:control-implementation="ooo:com.sun.star.form.component.CheckBox" xml:id="control449" form:id="control449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449" form:control-implementation="ooo:com.sun.star.form.component.CheckBox" xml:id="control450" form:id="control450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450" form:control-implementation="ooo:com.sun.star.form.component.CheckBox" xml:id="control451" form:id="control451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451" form:control-implementation="ooo:com.sun.star.form.component.CheckBox" xml:id="control452" form:id="control452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452" form:control-implementation="ooo:com.sun.star.form.component.CheckBox" xml:id="control453" form:id="control453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453" form:control-implementation="ooo:com.sun.star.form.component.CheckBox" xml:id="control454" form:id="control454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454" form:control-implementation="ooo:com.sun.star.form.component.CheckBox" xml:id="control455" form:id="control455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455" form:control-implementation="ooo:com.sun.star.form.component.CheckBox" xml:id="control456" form:id="control456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456" form:control-implementation="ooo:com.sun.star.form.component.CheckBox" xml:id="control457" form:id="control457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457" form:control-implementation="ooo:com.sun.star.form.component.CheckBox" xml:id="control458" form:id="control458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458" form:control-implementation="ooo:com.sun.star.form.component.CheckBox" xml:id="control459" form:id="control459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459" form:control-implementation="ooo:com.sun.star.form.component.CheckBox" xml:id="control460" form:id="control460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460" form:control-implementation="ooo:com.sun.star.form.component.CheckBox" xml:id="control461" form:id="control461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461" form:control-implementation="ooo:com.sun.star.form.component.CheckBox" xml:id="control462" form:id="control462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462" form:control-implementation="ooo:com.sun.star.form.component.CheckBox" xml:id="control463" form:id="control463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463" form:control-implementation="ooo:com.sun.star.form.component.CheckBox" xml:id="control464" form:id="control464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464" form:control-implementation="ooo:com.sun.star.form.component.CheckBox" xml:id="control465" form:id="control465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465" form:control-implementation="ooo:com.sun.star.form.component.CheckBox" xml:id="control466" form:id="control466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466" form:control-implementation="ooo:com.sun.star.form.component.CheckBox" xml:id="control467" form:id="control467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467" form:control-implementation="ooo:com.sun.star.form.component.CheckBox" xml:id="control468" form:id="control468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468" form:control-implementation="ooo:com.sun.star.form.component.CheckBox" xml:id="control469" form:id="control469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469" form:control-implementation="ooo:com.sun.star.form.component.CheckBox" xml:id="control470" form:id="control470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470" form:control-implementation="ooo:com.sun.star.form.component.CheckBox" xml:id="control471" form:id="control471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471" form:control-implementation="ooo:com.sun.star.form.component.CheckBox" xml:id="control472" form:id="control472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472" form:control-implementation="ooo:com.sun.star.form.component.CheckBox" xml:id="control473" form:id="control473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473" form:control-implementation="ooo:com.sun.star.form.component.CheckBox" xml:id="control474" form:id="control474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474" form:control-implementation="ooo:com.sun.star.form.component.CheckBox" xml:id="control475" form:id="control475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475" form:control-implementation="ooo:com.sun.star.form.component.CheckBox" xml:id="control476" form:id="control476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476" form:control-implementation="ooo:com.sun.star.form.component.CheckBox" xml:id="control477" form:id="control477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477" form:control-implementation="ooo:com.sun.star.form.component.CheckBox" xml:id="control478" form:id="control478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478" form:control-implementation="ooo:com.sun.star.form.component.CheckBox" xml:id="control479" form:id="control479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479" form:control-implementation="ooo:com.sun.star.form.component.CheckBox" xml:id="control480" form:id="control480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480" form:control-implementation="ooo:com.sun.star.form.component.CheckBox" xml:id="control481" form:id="control481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481" form:control-implementation="ooo:com.sun.star.form.component.CheckBox" xml:id="control482" form:id="control482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482" form:control-implementation="ooo:com.sun.star.form.component.CheckBox" xml:id="control483" form:id="control483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483" form:control-implementation="ooo:com.sun.star.form.component.CheckBox" xml:id="control484" form:id="control484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484" form:control-implementation="ooo:com.sun.star.form.component.CheckBox" xml:id="control485" form:id="control485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485" form:control-implementation="ooo:com.sun.star.form.component.CheckBox" xml:id="control486" form:id="control486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486" form:control-implementation="ooo:com.sun.star.form.component.CheckBox" xml:id="control487" form:id="control487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487" form:control-implementation="ooo:com.sun.star.form.component.CheckBox" xml:id="control488" form:id="control488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488" form:control-implementation="ooo:com.sun.star.form.component.CheckBox" xml:id="control489" form:id="control489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489" form:control-implementation="ooo:com.sun.star.form.component.CheckBox" xml:id="control490" form:id="control490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490" form:control-implementation="ooo:com.sun.star.form.component.CheckBox" xml:id="control491" form:id="control491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491" form:control-implementation="ooo:com.sun.star.form.component.CheckBox" xml:id="control492" form:id="control492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492" form:control-implementation="ooo:com.sun.star.form.component.CheckBox" xml:id="control493" form:id="control493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493" form:control-implementation="ooo:com.sun.star.form.component.CheckBox" xml:id="control494" form:id="control494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494" form:control-implementation="ooo:com.sun.star.form.component.CheckBox" xml:id="control495" form:id="control495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495" form:control-implementation="ooo:com.sun.star.form.component.CheckBox" xml:id="control496" form:id="control496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496" form:control-implementation="ooo:com.sun.star.form.component.CheckBox" xml:id="control497" form:id="control497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497" form:control-implementation="ooo:com.sun.star.form.component.CheckBox" xml:id="control498" form:id="control498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498" form:control-implementation="ooo:com.sun.star.form.component.CheckBox" xml:id="control499" form:id="control499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499" form:control-implementation="ooo:com.sun.star.form.component.CheckBox" xml:id="control500" form:id="control500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500" form:control-implementation="ooo:com.sun.star.form.component.CheckBox" xml:id="control501" form:id="control501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501" form:control-implementation="ooo:com.sun.star.form.component.CheckBox" xml:id="control502" form:id="control502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502" form:control-implementation="ooo:com.sun.star.form.component.CheckBox" xml:id="control503" form:id="control503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503" form:control-implementation="ooo:com.sun.star.form.component.CheckBox" xml:id="control504" form:id="control504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504" form:control-implementation="ooo:com.sun.star.form.component.CheckBox" xml:id="control505" form:id="control505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505" form:control-implementation="ooo:com.sun.star.form.component.CheckBox" xml:id="control506" form:id="control506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506" form:control-implementation="ooo:com.sun.star.form.component.CheckBox" xml:id="control507" form:id="control507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507" form:control-implementation="ooo:com.sun.star.form.component.CheckBox" xml:id="control508" form:id="control508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508" form:control-implementation="ooo:com.sun.star.form.component.CheckBox" xml:id="control509" form:id="control509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509" form:control-implementation="ooo:com.sun.star.form.component.CheckBox" xml:id="control510" form:id="control510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510" form:control-implementation="ooo:com.sun.star.form.component.CheckBox" xml:id="control511" form:id="control511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511" form:control-implementation="ooo:com.sun.star.form.component.CheckBox" xml:id="control512" form:id="control512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512" form:control-implementation="ooo:com.sun.star.form.component.CheckBox" xml:id="control513" form:id="control513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513" form:control-implementation="ooo:com.sun.star.form.component.CheckBox" xml:id="control514" form:id="control514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514" form:control-implementation="ooo:com.sun.star.form.component.CheckBox" xml:id="control515" form:id="control515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515" form:control-implementation="ooo:com.sun.star.form.component.CheckBox" xml:id="control516" form:id="control516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516" form:control-implementation="ooo:com.sun.star.form.component.CheckBox" xml:id="control517" form:id="control517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517" form:control-implementation="ooo:com.sun.star.form.component.CheckBox" xml:id="control518" form:id="control518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518" form:control-implementation="ooo:com.sun.star.form.component.CheckBox" xml:id="control519" form:id="control519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519" form:control-implementation="ooo:com.sun.star.form.component.CheckBox" xml:id="control520" form:id="control520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520" form:control-implementation="ooo:com.sun.star.form.component.CheckBox" xml:id="control521" form:id="control521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521" form:control-implementation="ooo:com.sun.star.form.component.CheckBox" xml:id="control522" form:id="control522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522" form:control-implementation="ooo:com.sun.star.form.component.CheckBox" xml:id="control523" form:id="control523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523" form:control-implementation="ooo:com.sun.star.form.component.CheckBox" xml:id="control524" form:id="control524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524" form:control-implementation="ooo:com.sun.star.form.component.CheckBox" xml:id="control525" form:id="control525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525" form:control-implementation="ooo:com.sun.star.form.component.CheckBox" xml:id="control526" form:id="control526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526" form:control-implementation="ooo:com.sun.star.form.component.CheckBox" xml:id="control527" form:id="control527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heck Box 527" form:control-implementation="ooo:com.sun.star.form.component.CheckBox" xml:id="control528" form:id="control528" form:visual-effect="flat" form:value="1" form:input-required="false" form:linked-cell="Sheet1.B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</form:form>
        </office:forms>
        <table:table-column table:style-name="co1" table:default-cell-style-name="ce1"/>
        <table:table-column table:style-name="co2" table:number-columns-repeated="48" table:default-cell-style-name="ce1"/>
        <table:table-column table:style-name="co3" table:default-cell-style-name="ce1"/>
        <table:table-column table:style-name="co4" table:number-columns-repeated="974" table:default-cell-style-name="ce1"/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COMPANY</text:p>
          </table:table-cell>
          <table:table-cell table:style-name="ce19"/>
          <table:table-cell table:style-name="ce13" table:number-columns-repeated="12"/>
          <table:table-cell table:style-name="ce22"/>
          <table:table-cell table:number-columns-repeated="2"/>
          <table:table-cell table:style-name="ce2" office:value-type="string" calcext:value-type="string" table:number-columns-spanned="2" table:number-rows-spanned="1">
            <text:p>R/T</text:p>
          </table:table-cell>
          <table:covered-table-cell/>
          <table:table-cell table:style-name="ce29" office:value-type="currency" office:currency="MYR" office:value="25" calcext:value-type="currency" table:number-columns-spanned="5" table:number-rows-spanned="1">
            <text:p>RM25.00</text:p>
          </table:table-cell>
          <table:covered-table-cell table:number-columns-repeated="3" table:style-name="ce13"/>
          <table:covered-table-cell table:style-name="ce22"/>
          <table:table-cell table:style-name="Default" table:number-columns-repeated="3"/>
          <table:table-cell table:number-columns-repeated="997"/>
        </table:table-row>
        <table:table-row table:style-name="ro1">
          <table:table-cell table:style-name="ce2" office:value-type="string" calcext:value-type="string">
            <text:p>NAME</text:p>
          </table:table-cell>
          <table:table-cell table:style-name="ce19"/>
          <table:table-cell table:style-name="ce13" table:number-columns-repeated="12"/>
          <table:table-cell table:style-name="ce22"/>
          <table:table-cell table:number-columns-repeated="2"/>
          <table:table-cell table:style-name="ce2" office:value-type="string" calcext:value-type="string" table:number-columns-spanned="2" table:number-rows-spanned="1">
            <text:p>O/T</text:p>
          </table:table-cell>
          <table:covered-table-cell/>
          <table:table-cell table:style-name="ce29" table:formula="of:=[.T2]*1.5" office:value-type="currency" office:currency="MYR" office:value="37.5" calcext:value-type="currency" table:number-columns-spanned="5" table:number-rows-spanned="1">
            <text:p>RM37.50</text:p>
          </table:table-cell>
          <table:covered-table-cell table:number-columns-repeated="3" table:style-name="ce13"/>
          <table:covered-table-cell table:style-name="ce22"/>
          <table:table-cell table:style-name="Default" table:number-columns-repeated="3"/>
          <table:table-cell table:number-columns-repeated="997"/>
        </table:table-row>
        <table:table-row table:style-name="ro1">
          <table:table-cell table:style-name="ce2" office:value-type="string" calcext:value-type="string">
            <text:p>IC</text:p>
          </table:table-cell>
          <table:table-cell table:style-name="ce19"/>
          <table:table-cell table:style-name="ce13" table:number-columns-repeated="12"/>
          <table:table-cell table:style-name="ce22"/>
          <table:table-cell table:number-columns-repeated="2"/>
          <table:table-cell table:style-name="ce2" office:value-type="string" calcext:value-type="string" table:number-columns-spanned="2" table:number-rows-spanned="1">
            <text:p>D/T</text:p>
          </table:table-cell>
          <table:covered-table-cell/>
          <table:table-cell table:style-name="ce29" table:formula="of:=[.T2]*2" office:value-type="currency" office:currency="MYR" office:value="50" calcext:value-type="currency" table:number-columns-spanned="5" table:number-rows-spanned="1">
            <text:p>RM50.00</text:p>
          </table:table-cell>
          <table:covered-table-cell table:number-columns-repeated="3" table:style-name="ce13"/>
          <table:covered-table-cell table:style-name="ce22"/>
          <table:table-cell table:style-name="Default" table:number-columns-repeated="3"/>
          <table:table-cell table:number-columns-repeated="997"/>
        </table:table-row>
        <table:table-row table:style-name="ro1">
          <table:table-cell table:style-name="ce2" office:value-type="string" calcext:value-type="string">
            <text:p>PASS No</text:p>
          </table:table-cell>
          <table:table-cell table:style-name="ce19"/>
          <table:table-cell table:style-name="ce13" table:number-columns-repeated="4"/>
          <table:table-cell table:style-name="ce22"/>
          <table:table-cell table:style-name="ce26" office:value-type="string" calcext:value-type="string" table:number-columns-spanned="3" table:number-rows-spanned="1">
            <text:p>TRADE</text:p>
          </table:table-cell>
          <table:covered-table-cell table:number-columns-repeated="2"/>
          <table:table-cell table:style-name="ce19"/>
          <table:table-cell table:style-name="ce13" table:number-columns-repeated="3"/>
          <table:table-cell table:style-name="ce22"/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>
            <text:p>DATE</text:p>
          </table:table-cell>
          <table:table-cell table:style-name="ce20" office:value-type="time" office:time-value="PT08H00M00S" calcext:value-type="time">
            <text:p>08:00:00</text:p>
          </table:table-cell>
          <table:table-cell table:style-name="ce11" office:value-type="time" office:time-value="PT08H30M00S" calcext:value-type="time">
            <text:p>08:30:00</text:p>
          </table:table-cell>
          <table:table-cell table:style-name="ce20" office:value-type="time" office:time-value="PT09H00M00S" calcext:value-type="time">
            <text:p>09:00:00</text:p>
          </table:table-cell>
          <table:table-cell table:style-name="ce11" office:value-type="time" office:time-value="PT09H30M00S" calcext:value-type="time">
            <text:p>09:30:00</text:p>
          </table:table-cell>
          <table:table-cell table:style-name="ce20" office:value-type="time" office:time-value="PT10H00M00S" calcext:value-type="time">
            <text:p>10:00:00</text:p>
          </table:table-cell>
          <table:table-cell table:style-name="ce11" office:value-type="time" office:time-value="PT10H30M00S" calcext:value-type="time">
            <text:p>10:30:00</text:p>
          </table:table-cell>
          <table:table-cell table:style-name="ce20" office:value-type="time" office:time-value="PT11H00M00S" calcext:value-type="time">
            <text:p>11:00:00</text:p>
          </table:table-cell>
          <table:table-cell table:style-name="ce11" office:value-type="time" office:time-value="PT11H30M00S" calcext:value-type="time">
            <text:p>11:30:00</text:p>
          </table:table-cell>
          <table:table-cell table:style-name="ce20" office:value-type="time" office:time-value="PT12H00M00S" calcext:value-type="time">
            <text:p>12:00:00</text:p>
          </table:table-cell>
          <table:table-cell table:style-name="ce11" office:value-type="time" office:time-value="PT12H30M00S" calcext:value-type="time">
            <text:p>12:30:00</text:p>
          </table:table-cell>
          <table:table-cell table:style-name="ce20" office:value-type="time" office:time-value="PT13H00M00S" calcext:value-type="time">
            <text:p>13:00:00</text:p>
          </table:table-cell>
          <table:table-cell table:style-name="ce11" office:value-type="time" office:time-value="PT13H30M00S" calcext:value-type="time">
            <text:p>13:30:00</text:p>
          </table:table-cell>
          <table:table-cell table:style-name="ce20" office:value-type="time" office:time-value="PT14H00M00S" calcext:value-type="time">
            <text:p>14:00:00</text:p>
          </table:table-cell>
          <table:table-cell table:style-name="ce11" office:value-type="time" office:time-value="PT14H30M00S" calcext:value-type="time">
            <text:p>14:30:00</text:p>
          </table:table-cell>
          <table:table-cell table:style-name="ce20" office:value-type="time" office:time-value="PT15H00M00S" calcext:value-type="time">
            <text:p>15:00:00</text:p>
          </table:table-cell>
          <table:table-cell table:style-name="ce11" office:value-type="time" office:time-value="PT15H30M00S" calcext:value-type="time">
            <text:p>15:30:00</text:p>
          </table:table-cell>
          <table:table-cell table:style-name="ce20" office:value-type="time" office:time-value="PT16H00M00S" calcext:value-type="time">
            <text:p>16:00:00</text:p>
          </table:table-cell>
          <table:table-cell table:style-name="ce11" office:value-type="time" office:time-value="PT16H30M00S" calcext:value-type="time">
            <text:p>16:30:00</text:p>
          </table:table-cell>
          <table:table-cell table:style-name="ce27" office:value-type="time" office:time-value="PT17H00M00S" calcext:value-type="time">
            <text:p>17:00:00</text:p>
          </table:table-cell>
          <table:table-cell table:style-name="ce15" office:value-type="time" office:time-value="PT17H30M00S" calcext:value-type="time">
            <text:p>17:30:00</text:p>
          </table:table-cell>
          <table:table-cell table:style-name="ce27" office:value-type="time" office:time-value="PT18H00M00S" calcext:value-type="time">
            <text:p>18:00:00</text:p>
          </table:table-cell>
          <table:table-cell table:style-name="ce15" office:value-type="time" office:time-value="PT18H30M00S" calcext:value-type="time">
            <text:p>18:30:00</text:p>
          </table:table-cell>
          <table:table-cell table:style-name="ce27" office:value-type="time" office:time-value="PT19H00M00S" calcext:value-type="time">
            <text:p>19:00:00</text:p>
          </table:table-cell>
          <table:table-cell table:style-name="ce15" office:value-type="time" office:time-value="PT19H30M00S" calcext:value-type="time">
            <text:p>19:30:00</text:p>
          </table:table-cell>
          <table:table-cell table:style-name="ce27" office:value-type="time" office:time-value="PT20H00M00S" calcext:value-type="time">
            <text:p>20:00:00</text:p>
          </table:table-cell>
          <table:table-cell table:style-name="ce15" office:value-type="time" office:time-value="PT20H30M00S" calcext:value-type="time">
            <text:p>20:30:00</text:p>
          </table:table-cell>
          <table:table-cell table:style-name="ce27" office:value-type="time" office:time-value="PT21H00M00S" calcext:value-type="time">
            <text:p>21:00:00</text:p>
          </table:table-cell>
          <table:table-cell table:style-name="ce15" office:value-type="time" office:time-value="PT21H30M00S" calcext:value-type="time">
            <text:p>21:30:00</text:p>
          </table:table-cell>
          <table:table-cell table:style-name="ce27" office:value-type="time" office:time-value="PT22H00M00S" calcext:value-type="time">
            <text:p>22:00:00</text:p>
          </table:table-cell>
          <table:table-cell table:style-name="ce15" office:value-type="time" office:time-value="PT22H30M00S" calcext:value-type="time">
            <text:p>22:30:00</text:p>
          </table:table-cell>
          <table:table-cell table:style-name="ce27" office:value-type="time" office:time-value="PT23H00M00S" calcext:value-type="time">
            <text:p>23:00:00</text:p>
          </table:table-cell>
          <table:table-cell table:style-name="ce15" office:value-type="time" office:time-value="PT23H30M00S" calcext:value-type="time">
            <text:p>23:30:00</text:p>
          </table:table-cell>
          <table:table-cell table:style-name="ce30" office:value-type="time" office:time-value="PT24H00M00S" calcext:value-type="time">
            <text:p>00:00:00</text:p>
          </table:table-cell>
          <table:table-cell table:style-name="ce25" office:value-type="time" office:time-value="PT24H30M00S" calcext:value-type="time">
            <text:p>00:30:00</text:p>
          </table:table-cell>
          <table:table-cell table:style-name="ce30" office:value-type="time" office:time-value="PT25H00M00S" calcext:value-type="time">
            <text:p>01:00:00</text:p>
          </table:table-cell>
          <table:table-cell table:style-name="ce25" office:value-type="time" office:time-value="PT25H30M00S" calcext:value-type="time">
            <text:p>01:30:00</text:p>
          </table:table-cell>
          <table:table-cell table:style-name="ce30" office:value-type="time" office:time-value="PT26H00M00S" calcext:value-type="time">
            <text:p>02:00:00</text:p>
          </table:table-cell>
          <table:table-cell table:style-name="ce25" office:value-type="time" office:time-value="PT26H30M00S" calcext:value-type="time">
            <text:p>02:30:00</text:p>
          </table:table-cell>
          <table:table-cell table:style-name="ce30" office:value-type="time" office:time-value="PT27H00M00S" calcext:value-type="time">
            <text:p>03:00:00</text:p>
          </table:table-cell>
          <table:table-cell table:style-name="ce25" office:value-type="time" office:time-value="PT27H30M00S" calcext:value-type="time">
            <text:p>03:30:00</text:p>
          </table:table-cell>
          <table:table-cell table:style-name="ce30" office:value-type="time" office:time-value="PT28H00M00S" calcext:value-type="time">
            <text:p>04:00:00</text:p>
          </table:table-cell>
          <table:table-cell table:style-name="ce25" office:value-type="time" office:time-value="PT28H30M00S" calcext:value-type="time">
            <text:p>04:30:00</text:p>
          </table:table-cell>
          <table:table-cell table:style-name="ce30" office:value-type="time" office:time-value="PT29H00M00S" calcext:value-type="time">
            <text:p>05:00:00</text:p>
          </table:table-cell>
          <table:table-cell table:style-name="ce25" office:value-type="time" office:time-value="PT29H30M00S" calcext:value-type="time">
            <text:p>05:30:00</text:p>
          </table:table-cell>
          <table:table-cell table:style-name="ce30" office:value-type="time" office:time-value="PT30H00M00S" calcext:value-type="time">
            <text:p>06:00:00</text:p>
          </table:table-cell>
          <table:table-cell table:style-name="ce25" office:value-type="time" office:time-value="PT30H30M00S" calcext:value-type="time">
            <text:p>06:30:00</text:p>
          </table:table-cell>
          <table:table-cell table:style-name="ce30" office:value-type="time" office:time-value="PT31H00M00S" calcext:value-type="time">
            <text:p>07:00:00</text:p>
          </table:table-cell>
          <table:table-cell table:style-name="ce25" office:value-type="time" office:time-value="PT31H30M00S" calcext:value-type="time">
            <text:p>07:30:00</text:p>
          </table:table-cell>
          <table:table-cell table:style-name="ce46" office:value-type="string" calcext:value-type="string">
            <text:p>DAY</text:p>
          </table:table-cell>
          <table:table-cell table:number-columns-repeated="974"/>
        </table:table-row>
        <table:table-row table:style-name="ro1">
          <table:table-cell table:style-name="ce17" office:value-type="date" office:date-value="2021-01-01" calcext:value-type="date">
            <text:p>01/01/2021</text:p>
          </table:table-cell>
          <table:table-cell table:style-name="ce7" office:value-type="string" calcext:value-type="string">
            <text:p>0</text:p>
            <draw:control table:end-cell-address="Sheet1.B8" table:end-x="0.46cm" table:end-y="0.41cm" draw:z-index="0" draw:style-name="gr1" draw:text-style-name="P1" svg:width="0.439cm" svg:height="0.37cm" svg:x="0.021cm" svg:y="0.04cm" draw:control="control1"/>
          </table:table-cell>
          <table:table-cell table:style-name="ce7" office:value-type="string" calcext:value-type="string">
            <text:p>0</text:p>
            <draw:control table:end-cell-address="Sheet1.C8" table:end-x="0.46cm" table:end-y="0.41cm" draw:z-index="1" draw:style-name="gr1" draw:text-style-name="P1" svg:width="0.441cm" svg:height="0.37cm" svg:x="0.019cm" svg:y="0.04cm" draw:control="control2"/>
          </table:table-cell>
          <table:table-cell table:style-name="ce7" office:value-type="string" calcext:value-type="string">
            <text:p>0</text:p>
            <draw:control table:end-cell-address="Sheet1.D8" table:end-x="0.46cm" table:end-y="0.41cm" draw:z-index="2" draw:style-name="gr1" draw:text-style-name="P1" svg:width="0.441cm" svg:height="0.37cm" svg:x="0.019cm" svg:y="0.04cm" draw:control="control3"/>
          </table:table-cell>
          <table:table-cell table:style-name="ce7" office:value-type="string" calcext:value-type="string">
            <text:p>0</text:p>
            <draw:control table:end-cell-address="Sheet1.E8" table:end-x="0.46cm" table:end-y="0.41cm" draw:z-index="3" draw:style-name="gr1" draw:text-style-name="P1" svg:width="0.441cm" svg:height="0.37cm" svg:x="0.019cm" svg:y="0.04cm" draw:control="control4"/>
          </table:table-cell>
          <table:table-cell table:style-name="ce7" office:value-type="string" calcext:value-type="string">
            <text:p>0</text:p>
            <draw:control table:end-cell-address="Sheet1.F8" table:end-x="0.46cm" table:end-y="0.41cm" draw:z-index="4" draw:style-name="gr1" draw:text-style-name="P1" svg:width="0.441cm" svg:height="0.37cm" svg:x="0.019cm" svg:y="0.04cm" draw:control="control5"/>
          </table:table-cell>
          <table:table-cell table:style-name="ce7" office:value-type="string" calcext:value-type="string">
            <text:p>0</text:p>
            <draw:control table:end-cell-address="Sheet1.G8" table:end-x="0.46cm" table:end-y="0.41cm" draw:z-index="5" draw:style-name="gr1" draw:text-style-name="P1" svg:width="0.442cm" svg:height="0.37cm" svg:x="0.019cm" svg:y="0.04cm" draw:control="control6"/>
          </table:table-cell>
          <table:table-cell table:style-name="ce7" office:value-type="string" calcext:value-type="string">
            <text:p>0</text:p>
            <draw:control table:end-cell-address="Sheet1.H8" table:end-x="0.46cm" table:end-y="0.41cm" draw:z-index="6" draw:style-name="gr1" draw:text-style-name="P1" svg:width="0.44cm" svg:height="0.37cm" svg:x="0.021cm" svg:y="0.04cm" draw:control="control7"/>
          </table:table-cell>
          <table:table-cell table:style-name="ce7" office:value-type="string" calcext:value-type="string">
            <text:p>0</text:p>
            <draw:control table:end-cell-address="Sheet1.I8" table:end-x="0.46cm" table:end-y="0.41cm" draw:z-index="7" draw:style-name="gr1" draw:text-style-name="P1" svg:width="0.44cm" svg:height="0.37cm" svg:x="0.021cm" svg:y="0.04cm" draw:control="control8"/>
          </table:table-cell>
          <table:table-cell table:style-name="ce7" office:value-type="string" calcext:value-type="string">
            <text:p>0</text:p>
            <draw:control table:end-cell-address="Sheet1.J8" table:end-x="0.46cm" table:end-y="0.41cm" draw:z-index="8" draw:style-name="gr1" draw:text-style-name="P1" svg:width="0.44cm" svg:height="0.37cm" svg:x="0.021cm" svg:y="0.04cm" draw:control="control9"/>
          </table:table-cell>
          <table:table-cell table:style-name="ce7" office:value-type="string" calcext:value-type="string">
            <text:p>0</text:p>
            <draw:control table:end-cell-address="Sheet1.K8" table:end-x="0.46cm" table:end-y="0.41cm" draw:z-index="9" draw:style-name="gr1" draw:text-style-name="P1" svg:width="0.439cm" svg:height="0.37cm" svg:x="0.021cm" svg:y="0.04cm" draw:control="control10"/>
          </table:table-cell>
          <table:table-cell table:style-name="ce7" office:value-type="string" calcext:value-type="string">
            <text:p>0</text:p>
            <draw:control table:end-cell-address="Sheet1.L8" table:end-x="0.46cm" table:end-y="0.41cm" draw:z-index="10" draw:style-name="gr1" draw:text-style-name="P1" svg:width="0.441cm" svg:height="0.37cm" svg:x="0.019cm" svg:y="0.04cm" draw:control="control11"/>
          </table:table-cell>
          <table:table-cell table:style-name="ce7" office:value-type="string" calcext:value-type="string">
            <text:p>0</text:p>
            <draw:control table:end-cell-address="Sheet1.M8" table:end-x="0.46cm" table:end-y="0.41cm" draw:z-index="11" draw:style-name="gr1" draw:text-style-name="P1" svg:width="0.441cm" svg:height="0.37cm" svg:x="0.019cm" svg:y="0.04cm" draw:control="control12"/>
          </table:table-cell>
          <table:table-cell table:style-name="ce7" office:value-type="string" calcext:value-type="string">
            <text:p>0</text:p>
            <draw:control table:end-cell-address="Sheet1.N8" table:end-x="0.46cm" table:end-y="0.41cm" draw:z-index="12" draw:style-name="gr1" draw:text-style-name="P1" svg:width="0.441cm" svg:height="0.37cm" svg:x="0.019cm" svg:y="0.04cm" draw:control="control13"/>
          </table:table-cell>
          <table:table-cell table:style-name="ce7" office:value-type="string" calcext:value-type="string">
            <text:p>0</text:p>
            <draw:control table:end-cell-address="Sheet1.O8" table:end-x="0.46cm" table:end-y="0.41cm" draw:z-index="13" draw:style-name="gr1" draw:text-style-name="P1" svg:width="0.441cm" svg:height="0.37cm" svg:x="0.019cm" svg:y="0.04cm" draw:control="control14"/>
          </table:table-cell>
          <table:table-cell table:style-name="ce7" office:value-type="string" calcext:value-type="string">
            <text:p>0</text:p>
            <draw:control table:end-cell-address="Sheet1.P8" table:end-x="0.46cm" table:end-y="0.41cm" draw:z-index="14" draw:style-name="gr1" draw:text-style-name="P1" svg:width="0.442cm" svg:height="0.37cm" svg:x="0.019cm" svg:y="0.04cm" draw:control="control15"/>
          </table:table-cell>
          <table:table-cell table:style-name="ce7" office:value-type="string" calcext:value-type="string">
            <text:p>0</text:p>
            <draw:control table:end-cell-address="Sheet1.Q8" table:end-x="0.46cm" table:end-y="0.41cm" draw:z-index="15" draw:style-name="gr1" draw:text-style-name="P1" svg:width="0.44cm" svg:height="0.37cm" svg:x="0.021cm" svg:y="0.04cm" draw:control="control16"/>
          </table:table-cell>
          <table:table-cell table:style-name="ce7" office:value-type="string" calcext:value-type="string">
            <text:p>0</text:p>
            <draw:control table:end-cell-address="Sheet1.R8" table:end-x="0.46cm" table:end-y="0.41cm" draw:z-index="16" draw:style-name="gr1" draw:text-style-name="P1" svg:width="0.44cm" svg:height="0.37cm" svg:x="0.021cm" svg:y="0.04cm" draw:control="control17"/>
          </table:table-cell>
          <table:table-cell table:style-name="ce7" office:value-type="string" calcext:value-type="string">
            <text:p>0</text:p>
            <draw:control table:end-cell-address="Sheet1.S8" table:end-x="0.46cm" table:end-y="0.41cm" draw:z-index="17" draw:style-name="gr1" draw:text-style-name="P1" svg:width="0.44cm" svg:height="0.37cm" svg:x="0.021cm" svg:y="0.04cm" draw:control="control18"/>
          </table:table-cell>
          <table:table-cell table:style-name="ce7" office:value-type="string" calcext:value-type="string">
            <text:p>0</text:p>
            <draw:control table:end-cell-address="Sheet1.T8" table:end-x="0.46cm" table:end-y="0.41cm" draw:z-index="18" draw:style-name="gr1" draw:text-style-name="P1" svg:width="0.439cm" svg:height="0.37cm" svg:x="0.021cm" svg:y="0.04cm" draw:control="control19"/>
          </table:table-cell>
          <table:table-cell table:style-name="ce7" office:value-type="string" calcext:value-type="string">
            <text:p>0</text:p>
            <draw:control table:end-cell-address="Sheet1.U8" table:end-x="0.46cm" table:end-y="0.41cm" draw:z-index="19" draw:style-name="gr1" draw:text-style-name="P1" svg:width="0.441cm" svg:height="0.37cm" svg:x="0.019cm" svg:y="0.04cm" draw:control="control20"/>
          </table:table-cell>
          <table:table-cell table:style-name="ce7" office:value-type="string" calcext:value-type="string">
            <text:p>0</text:p>
            <draw:control table:end-cell-address="Sheet1.V8" table:end-x="0.46cm" table:end-y="0.41cm" draw:z-index="20" draw:style-name="gr1" draw:text-style-name="P1" svg:width="0.441cm" svg:height="0.37cm" svg:x="0.019cm" svg:y="0.04cm" draw:control="control21"/>
          </table:table-cell>
          <table:table-cell table:style-name="ce7" office:value-type="string" calcext:value-type="string">
            <text:p>0</text:p>
            <draw:control table:end-cell-address="Sheet1.W8" table:end-x="0.46cm" table:end-y="0.41cm" draw:z-index="21" draw:style-name="gr1" draw:text-style-name="P1" svg:width="0.441cm" svg:height="0.37cm" svg:x="0.019cm" svg:y="0.04cm" draw:control="control22"/>
          </table:table-cell>
          <table:table-cell table:style-name="ce7" office:value-type="string" calcext:value-type="string">
            <text:p>0</text:p>
            <draw:control table:end-cell-address="Sheet1.X8" table:end-x="0.46cm" table:end-y="0.41cm" draw:z-index="22" draw:style-name="gr1" draw:text-style-name="P1" svg:width="0.441cm" svg:height="0.37cm" svg:x="0.019cm" svg:y="0.04cm" draw:control="control23"/>
          </table:table-cell>
          <table:table-cell table:style-name="ce7" office:value-type="string" calcext:value-type="string">
            <text:p>0</text:p>
            <draw:control table:end-cell-address="Sheet1.Y8" table:end-x="0.46cm" table:end-y="0.41cm" draw:z-index="23" draw:style-name="gr1" draw:text-style-name="P1" svg:width="0.442cm" svg:height="0.37cm" svg:x="0.019cm" svg:y="0.04cm" draw:control="control24"/>
          </table:table-cell>
          <table:table-cell table:style-name="ce7" office:value-type="string" calcext:value-type="string">
            <text:p>0</text:p>
            <draw:control table:end-cell-address="Sheet1.Z8" table:end-x="0.46cm" table:end-y="0.41cm" draw:z-index="24" draw:style-name="gr1" draw:text-style-name="P1" svg:width="0.44cm" svg:height="0.37cm" svg:x="0.021cm" svg:y="0.04cm" draw:control="control25"/>
          </table:table-cell>
          <table:table-cell table:style-name="ce7" office:value-type="string" calcext:value-type="string">
            <text:p>0</text:p>
            <draw:control table:end-cell-address="Sheet1.AA8" table:end-x="0.46cm" table:end-y="0.41cm" draw:z-index="25" draw:style-name="gr1" draw:text-style-name="P1" svg:width="0.44cm" svg:height="0.37cm" svg:x="0.021cm" svg:y="0.04cm" draw:control="control26"/>
          </table:table-cell>
          <table:table-cell table:style-name="ce7" office:value-type="string" calcext:value-type="string">
            <text:p>0</text:p>
            <draw:control table:end-cell-address="Sheet1.AB8" table:end-x="0.46cm" table:end-y="0.41cm" draw:z-index="26" draw:style-name="gr1" draw:text-style-name="P1" svg:width="0.44cm" svg:height="0.37cm" svg:x="0.021cm" svg:y="0.04cm" draw:control="control27"/>
          </table:table-cell>
          <table:table-cell table:style-name="ce7" office:value-type="string" calcext:value-type="string">
            <text:p>0</text:p>
            <draw:control table:end-cell-address="Sheet1.AC8" table:end-x="0.46cm" table:end-y="0.41cm" draw:z-index="27" draw:style-name="gr1" draw:text-style-name="P1" svg:width="0.439cm" svg:height="0.37cm" svg:x="0.021cm" svg:y="0.04cm" draw:control="control28"/>
          </table:table-cell>
          <table:table-cell table:style-name="ce7" office:value-type="string" calcext:value-type="string">
            <text:p>0</text:p>
            <draw:control table:end-cell-address="Sheet1.AD8" table:end-x="0.46cm" table:end-y="0.41cm" draw:z-index="28" draw:style-name="gr1" draw:text-style-name="P1" svg:width="0.441cm" svg:height="0.37cm" svg:x="0.019cm" svg:y="0.04cm" draw:control="control29"/>
          </table:table-cell>
          <table:table-cell table:style-name="ce7" office:value-type="string" calcext:value-type="string">
            <text:p>0</text:p>
            <draw:control table:end-cell-address="Sheet1.AE8" table:end-x="0.46cm" table:end-y="0.41cm" draw:z-index="29" draw:style-name="gr1" draw:text-style-name="P1" svg:width="0.441cm" svg:height="0.37cm" svg:x="0.019cm" svg:y="0.04cm" draw:control="control30"/>
          </table:table-cell>
          <table:table-cell table:style-name="ce7" office:value-type="string" calcext:value-type="string">
            <text:p>0</text:p>
            <draw:control table:end-cell-address="Sheet1.AF8" table:end-x="0.46cm" table:end-y="0.41cm" draw:z-index="30" draw:style-name="gr1" draw:text-style-name="P1" svg:width="0.441cm" svg:height="0.37cm" svg:x="0.019cm" svg:y="0.04cm" draw:control="control31"/>
          </table:table-cell>
          <table:table-cell table:style-name="ce7" office:value-type="string" calcext:value-type="string">
            <text:p>0</text:p>
            <draw:control table:end-cell-address="Sheet1.AG8" table:end-x="0.46cm" table:end-y="0.41cm" draw:z-index="31" draw:style-name="gr1" draw:text-style-name="P1" svg:width="0.441cm" svg:height="0.37cm" svg:x="0.019cm" svg:y="0.04cm" draw:control="control32"/>
          </table:table-cell>
          <table:table-cell table:style-name="ce7" office:value-type="string" calcext:value-type="string">
            <text:p>0</text:p>
            <draw:control table:end-cell-address="Sheet1.AH8" table:end-x="0.46cm" table:end-y="0.41cm" draw:z-index="32" draw:style-name="gr1" draw:text-style-name="P1" svg:width="0.442cm" svg:height="0.37cm" svg:x="0.019cm" svg:y="0.04cm" draw:control="control33"/>
          </table:table-cell>
          <table:table-cell table:style-name="ce7" office:value-type="string" calcext:value-type="string">
            <text:p>0</text:p>
            <draw:control table:end-cell-address="Sheet1.AI8" table:end-x="0.46cm" table:end-y="0.41cm" draw:z-index="33" draw:style-name="gr1" draw:text-style-name="P1" svg:width="0.44cm" svg:height="0.37cm" svg:x="0.021cm" svg:y="0.04cm" draw:control="control34"/>
          </table:table-cell>
          <table:table-cell table:style-name="ce7" office:value-type="string" calcext:value-type="string">
            <text:p>0</text:p>
            <draw:control table:end-cell-address="Sheet1.AJ8" table:end-x="0.46cm" table:end-y="0.41cm" draw:z-index="34" draw:style-name="gr1" draw:text-style-name="P1" svg:width="0.44cm" svg:height="0.37cm" svg:x="0.021cm" svg:y="0.04cm" draw:control="control35"/>
          </table:table-cell>
          <table:table-cell table:style-name="ce7" office:value-type="string" calcext:value-type="string">
            <text:p>0</text:p>
            <draw:control table:end-cell-address="Sheet1.AK8" table:end-x="0.46cm" table:end-y="0.41cm" draw:z-index="35" draw:style-name="gr1" draw:text-style-name="P1" svg:width="0.44cm" svg:height="0.37cm" svg:x="0.021cm" svg:y="0.04cm" draw:control="control36"/>
          </table:table-cell>
          <table:table-cell table:style-name="ce7" office:value-type="string" calcext:value-type="string">
            <text:p>0</text:p>
            <draw:control table:end-cell-address="Sheet1.AL8" table:end-x="0.46cm" table:end-y="0.41cm" draw:z-index="36" draw:style-name="gr1" draw:text-style-name="P1" svg:width="0.439cm" svg:height="0.37cm" svg:x="0.021cm" svg:y="0.04cm" draw:control="control37"/>
          </table:table-cell>
          <table:table-cell table:style-name="ce7" office:value-type="string" calcext:value-type="string">
            <text:p>0</text:p>
            <draw:control table:end-cell-address="Sheet1.AM8" table:end-x="0.46cm" table:end-y="0.41cm" draw:z-index="37" draw:style-name="gr1" draw:text-style-name="P1" svg:width="0.441cm" svg:height="0.37cm" svg:x="0.019cm" svg:y="0.04cm" draw:control="control38"/>
          </table:table-cell>
          <table:table-cell table:style-name="ce7" office:value-type="string" calcext:value-type="string">
            <text:p>0</text:p>
            <draw:control table:end-cell-address="Sheet1.AN8" table:end-x="0.46cm" table:end-y="0.41cm" draw:z-index="38" draw:style-name="gr1" draw:text-style-name="P1" svg:width="0.441cm" svg:height="0.37cm" svg:x="0.019cm" svg:y="0.04cm" draw:control="control39"/>
          </table:table-cell>
          <table:table-cell table:style-name="ce7" office:value-type="string" calcext:value-type="string">
            <text:p>0</text:p>
            <draw:control table:end-cell-address="Sheet1.AO8" table:end-x="0.46cm" table:end-y="0.41cm" draw:z-index="39" draw:style-name="gr1" draw:text-style-name="P1" svg:width="0.441cm" svg:height="0.37cm" svg:x="0.019cm" svg:y="0.04cm" draw:control="control40"/>
          </table:table-cell>
          <table:table-cell table:style-name="ce7" office:value-type="string" calcext:value-type="string">
            <text:p>0</text:p>
            <draw:control table:end-cell-address="Sheet1.AP8" table:end-x="0.46cm" table:end-y="0.41cm" draw:z-index="40" draw:style-name="gr1" draw:text-style-name="P1" svg:width="0.441cm" svg:height="0.37cm" svg:x="0.019cm" svg:y="0.04cm" draw:control="control41"/>
          </table:table-cell>
          <table:table-cell table:style-name="ce7" office:value-type="string" calcext:value-type="string">
            <text:p>0</text:p>
            <draw:control table:end-cell-address="Sheet1.AQ8" table:end-x="0.46cm" table:end-y="0.41cm" draw:z-index="41" draw:style-name="gr1" draw:text-style-name="P1" svg:width="0.442cm" svg:height="0.37cm" svg:x="0.019cm" svg:y="0.04cm" draw:control="control42"/>
          </table:table-cell>
          <table:table-cell table:style-name="ce7" office:value-type="string" calcext:value-type="string">
            <text:p>0</text:p>
            <draw:control table:end-cell-address="Sheet1.AR8" table:end-x="0.46cm" table:end-y="0.41cm" draw:z-index="42" draw:style-name="gr1" draw:text-style-name="P1" svg:width="0.44cm" svg:height="0.37cm" svg:x="0.021cm" svg:y="0.04cm" draw:control="control43"/>
          </table:table-cell>
          <table:table-cell table:style-name="ce7" office:value-type="string" calcext:value-type="string">
            <text:p>0</text:p>
            <draw:control table:end-cell-address="Sheet1.AS8" table:end-x="0.46cm" table:end-y="0.41cm" draw:z-index="43" draw:style-name="gr1" draw:text-style-name="P1" svg:width="0.44cm" svg:height="0.37cm" svg:x="0.021cm" svg:y="0.04cm" draw:control="control44"/>
          </table:table-cell>
          <table:table-cell table:style-name="ce7" office:value-type="string" calcext:value-type="string">
            <text:p>0</text:p>
            <draw:control table:end-cell-address="Sheet1.AT8" table:end-x="0.46cm" table:end-y="0.41cm" draw:z-index="44" draw:style-name="gr1" draw:text-style-name="P1" svg:width="0.44cm" svg:height="0.37cm" svg:x="0.021cm" svg:y="0.04cm" draw:control="control45"/>
          </table:table-cell>
          <table:table-cell table:style-name="ce7" office:value-type="string" calcext:value-type="string">
            <text:p>0</text:p>
            <draw:control table:end-cell-address="Sheet1.AU8" table:end-x="0.46cm" table:end-y="0.41cm" draw:z-index="45" draw:style-name="gr1" draw:text-style-name="P1" svg:width="0.439cm" svg:height="0.37cm" svg:x="0.021cm" svg:y="0.04cm" draw:control="control46"/>
          </table:table-cell>
          <table:table-cell table:style-name="ce7" office:value-type="string" calcext:value-type="string">
            <text:p>0</text:p>
            <draw:control table:end-cell-address="Sheet1.AV8" table:end-x="0.46cm" table:end-y="0.41cm" draw:z-index="46" draw:style-name="gr1" draw:text-style-name="P1" svg:width="0.441cm" svg:height="0.37cm" svg:x="0.019cm" svg:y="0.04cm" draw:control="control47"/>
          </table:table-cell>
          <table:table-cell table:style-name="ce7" office:value-type="string" calcext:value-type="string">
            <text:p>0</text:p>
            <draw:control table:end-cell-address="Sheet1.AW8" table:end-x="0.46cm" table:end-y="0.41cm" draw:z-index="47" draw:style-name="gr1" draw:text-style-name="P1" svg:width="0.441cm" svg:height="0.37cm" svg:x="0.019cm" svg:y="0.04cm" draw:control="control48"/>
          </table:table-cell>
          <table:table-cell table:style-name="ce47" office:value-type="string" calcext:value-type="string">
            <text:p>Su</text:p>
          </table:table-cell>
          <table:table-cell table:number-columns-repeated="974"/>
        </table:table-row>
        <table:table-row table:style-name="ro1">
          <table:table-cell table:style-name="ce17" office:value-type="date" office:date-value="2021-01-02" calcext:value-type="date">
            <text:p>02/01/2021</text:p>
          </table:table-cell>
          <table:table-cell table:style-name="ce8" office:value-type="string" calcext:value-type="string">
            <text:p>0</text:p>
            <draw:control table:end-cell-address="Sheet1.B9" table:end-x="0.384cm" table:end-y="0.411cm" draw:z-index="48" draw:style-name="gr1" draw:text-style-name="P1" svg:width="0.36cm" svg:height="0.37cm" svg:x="0.024cm" svg:y="0.041cm" draw:control="control49"/>
          </table:table-cell>
          <table:table-cell table:style-name="ce8" office:value-type="string" calcext:value-type="string">
            <text:p>0</text:p>
            <draw:control table:end-cell-address="Sheet1.C9" table:end-x="0.383cm" table:end-y="0.411cm" draw:z-index="49" draw:style-name="gr1" draw:text-style-name="P1" svg:width="0.361cm" svg:height="0.37cm" svg:x="0.022cm" svg:y="0.041cm" draw:control="control50"/>
          </table:table-cell>
          <table:table-cell table:style-name="ce8" office:value-type="string" calcext:value-type="string">
            <text:p>0</text:p>
            <draw:control table:end-cell-address="Sheet1.D9" table:end-x="0.383cm" table:end-y="0.411cm" draw:z-index="50" draw:style-name="gr1" draw:text-style-name="P1" svg:width="0.361cm" svg:height="0.37cm" svg:x="0.022cm" svg:y="0.041cm" draw:control="control51"/>
          </table:table-cell>
          <table:table-cell table:style-name="ce8" office:value-type="string" calcext:value-type="string">
            <text:p>0</text:p>
            <draw:control table:end-cell-address="Sheet1.E9" table:end-x="0.382cm" table:end-y="0.411cm" draw:z-index="51" draw:style-name="gr1" draw:text-style-name="P1" svg:width="0.36cm" svg:height="0.37cm" svg:x="0.022cm" svg:y="0.041cm" draw:control="control52"/>
          </table:table-cell>
          <table:table-cell table:style-name="ce8" office:value-type="string" calcext:value-type="string">
            <text:p>0</text:p>
            <draw:control table:end-cell-address="Sheet1.F9" table:end-x="0.383cm" table:end-y="0.411cm" draw:z-index="52" draw:style-name="gr1" draw:text-style-name="P1" svg:width="0.361cm" svg:height="0.37cm" svg:x="0.022cm" svg:y="0.041cm" draw:control="control53"/>
          </table:table-cell>
          <table:table-cell table:style-name="ce8" office:value-type="string" calcext:value-type="string">
            <text:p>0</text:p>
            <draw:control table:end-cell-address="Sheet1.G9" table:end-x="0.383cm" table:end-y="0.411cm" draw:z-index="53" draw:style-name="gr1" draw:text-style-name="P1" svg:width="0.361cm" svg:height="0.37cm" svg:x="0.022cm" svg:y="0.041cm" draw:control="control54"/>
          </table:table-cell>
          <table:table-cell table:style-name="ce8" office:value-type="string" calcext:value-type="string">
            <text:p>0</text:p>
            <draw:control table:end-cell-address="Sheet1.H9" table:end-x="0.383cm" table:end-y="0.411cm" draw:z-index="54" draw:style-name="gr1" draw:text-style-name="P1" svg:width="0.359cm" svg:height="0.37cm" svg:x="0.024cm" svg:y="0.041cm" draw:control="control55"/>
          </table:table-cell>
          <table:table-cell table:style-name="ce8" office:value-type="string" calcext:value-type="string">
            <text:p>0</text:p>
            <draw:control table:end-cell-address="Sheet1.I9" table:end-x="0.384cm" table:end-y="0.411cm" draw:z-index="55" draw:style-name="gr1" draw:text-style-name="P1" svg:width="0.36cm" svg:height="0.37cm" svg:x="0.024cm" svg:y="0.041cm" draw:control="control56"/>
          </table:table-cell>
          <table:table-cell table:style-name="ce8" office:value-type="string" calcext:value-type="string">
            <text:p>0</text:p>
            <draw:control table:end-cell-address="Sheet1.J9" table:end-x="0.384cm" table:end-y="0.411cm" draw:z-index="56" draw:style-name="gr1" draw:text-style-name="P1" svg:width="0.36cm" svg:height="0.37cm" svg:x="0.024cm" svg:y="0.041cm" draw:control="control57"/>
          </table:table-cell>
          <table:table-cell table:style-name="ce8" office:value-type="string" calcext:value-type="string">
            <text:p>0</text:p>
            <draw:control table:end-cell-address="Sheet1.K9" table:end-x="0.385cm" table:end-y="0.411cm" draw:z-index="57" draw:style-name="gr1" draw:text-style-name="P1" svg:width="0.361cm" svg:height="0.37cm" svg:x="0.024cm" svg:y="0.041cm" draw:control="control58"/>
          </table:table-cell>
          <table:table-cell table:style-name="ce8" office:value-type="string" calcext:value-type="string">
            <text:p>0</text:p>
            <draw:control table:end-cell-address="Sheet1.L9" table:end-x="0.382cm" table:end-y="0.411cm" draw:z-index="58" draw:style-name="gr1" draw:text-style-name="P1" svg:width="0.36cm" svg:height="0.37cm" svg:x="0.022cm" svg:y="0.041cm" draw:control="control59"/>
          </table:table-cell>
          <table:table-cell table:style-name="ce8" office:value-type="string" calcext:value-type="string">
            <text:p>0</text:p>
            <draw:control table:end-cell-address="Sheet1.M9" table:end-x="0.383cm" table:end-y="0.411cm" draw:z-index="59" draw:style-name="gr1" draw:text-style-name="P1" svg:width="0.361cm" svg:height="0.37cm" svg:x="0.022cm" svg:y="0.041cm" draw:control="control60"/>
          </table:table-cell>
          <table:table-cell table:style-name="ce8" office:value-type="string" calcext:value-type="string">
            <text:p>0</text:p>
            <draw:control table:end-cell-address="Sheet1.N9" table:end-x="0.383cm" table:end-y="0.411cm" draw:z-index="60" draw:style-name="gr1" draw:text-style-name="P1" svg:width="0.361cm" svg:height="0.37cm" svg:x="0.022cm" svg:y="0.041cm" draw:control="control61"/>
          </table:table-cell>
          <table:table-cell table:style-name="ce8" office:value-type="string" calcext:value-type="string">
            <text:p>0</text:p>
            <draw:control table:end-cell-address="Sheet1.O9" table:end-x="0.382cm" table:end-y="0.411cm" draw:z-index="61" draw:style-name="gr1" draw:text-style-name="P1" svg:width="0.36cm" svg:height="0.37cm" svg:x="0.022cm" svg:y="0.041cm" draw:control="control62"/>
          </table:table-cell>
          <table:table-cell table:style-name="ce8" office:value-type="string" calcext:value-type="string">
            <text:p>0</text:p>
            <draw:control table:end-cell-address="Sheet1.P9" table:end-x="0.383cm" table:end-y="0.411cm" draw:z-index="62" draw:style-name="gr1" draw:text-style-name="P1" svg:width="0.361cm" svg:height="0.37cm" svg:x="0.022cm" svg:y="0.041cm" draw:control="control63"/>
          </table:table-cell>
          <table:table-cell table:style-name="ce8" office:value-type="string" calcext:value-type="string">
            <text:p>0</text:p>
            <draw:control table:end-cell-address="Sheet1.Q9" table:end-x="0.384cm" table:end-y="0.411cm" draw:z-index="63" draw:style-name="gr1" draw:text-style-name="P1" svg:width="0.36cm" svg:height="0.37cm" svg:x="0.024cm" svg:y="0.041cm" draw:control="control64"/>
          </table:table-cell>
          <table:table-cell table:style-name="ce8" office:value-type="string" calcext:value-type="string">
            <text:p>0</text:p>
            <draw:control table:end-cell-address="Sheet1.R9" table:end-x="0.383cm" table:end-y="0.411cm" draw:z-index="64" draw:style-name="gr1" draw:text-style-name="P1" svg:width="0.359cm" svg:height="0.37cm" svg:x="0.024cm" svg:y="0.041cm" draw:control="control65"/>
          </table:table-cell>
          <table:table-cell table:style-name="ce8" office:value-type="string" calcext:value-type="string">
            <text:p>0</text:p>
            <draw:control table:end-cell-address="Sheet1.S9" table:end-x="0.384cm" table:end-y="0.411cm" draw:z-index="65" draw:style-name="gr1" draw:text-style-name="P1" svg:width="0.36cm" svg:height="0.37cm" svg:x="0.024cm" svg:y="0.041cm" draw:control="control66"/>
          </table:table-cell>
          <table:table-cell table:style-name="ce28" office:value-type="string" calcext:value-type="string">
            <text:p>0</text:p>
            <draw:control table:end-cell-address="Sheet1.T9" table:end-x="0.385cm" table:end-y="0.411cm" draw:z-index="66" draw:style-name="gr1" draw:text-style-name="P1" svg:width="0.361cm" svg:height="0.37cm" svg:x="0.024cm" svg:y="0.041cm" draw:control="control67"/>
          </table:table-cell>
          <table:table-cell table:style-name="ce28" office:value-type="string" calcext:value-type="string">
            <text:p>0</text:p>
            <draw:control table:end-cell-address="Sheet1.U9" table:end-x="0.382cm" table:end-y="0.411cm" draw:z-index="67" draw:style-name="gr1" draw:text-style-name="P1" svg:width="0.36cm" svg:height="0.37cm" svg:x="0.022cm" svg:y="0.041cm" draw:control="control68"/>
          </table:table-cell>
          <table:table-cell table:style-name="ce28" office:value-type="string" calcext:value-type="string">
            <text:p>0</text:p>
            <draw:control table:end-cell-address="Sheet1.V9" table:end-x="0.383cm" table:end-y="0.411cm" draw:z-index="68" draw:style-name="gr1" draw:text-style-name="P1" svg:width="0.361cm" svg:height="0.37cm" svg:x="0.022cm" svg:y="0.041cm" draw:control="control69"/>
          </table:table-cell>
          <table:table-cell table:style-name="ce28" office:value-type="string" calcext:value-type="string">
            <text:p>0</text:p>
            <draw:control table:end-cell-address="Sheet1.W9" table:end-x="0.383cm" table:end-y="0.411cm" draw:z-index="69" draw:style-name="gr1" draw:text-style-name="P1" svg:width="0.361cm" svg:height="0.37cm" svg:x="0.022cm" svg:y="0.041cm" draw:control="control70"/>
          </table:table-cell>
          <table:table-cell table:style-name="ce28" office:value-type="string" calcext:value-type="string">
            <text:p>0</text:p>
            <draw:control table:end-cell-address="Sheet1.X9" table:end-x="0.383cm" table:end-y="0.411cm" draw:z-index="70" draw:style-name="gr1" draw:text-style-name="P1" svg:width="0.361cm" svg:height="0.37cm" svg:x="0.022cm" svg:y="0.041cm" draw:control="control71"/>
          </table:table-cell>
          <table:table-cell table:style-name="ce28" office:value-type="string" calcext:value-type="string">
            <text:p>0</text:p>
            <draw:control table:end-cell-address="Sheet1.Y9" table:end-x="0.382cm" table:end-y="0.411cm" draw:z-index="71" draw:style-name="gr1" draw:text-style-name="P1" svg:width="0.36cm" svg:height="0.37cm" svg:x="0.022cm" svg:y="0.041cm" draw:control="control72"/>
          </table:table-cell>
          <table:table-cell table:style-name="ce28" office:value-type="string" calcext:value-type="string">
            <text:p>0</text:p>
            <draw:control table:end-cell-address="Sheet1.Z9" table:end-x="0.384cm" table:end-y="0.411cm" draw:z-index="72" draw:style-name="gr1" draw:text-style-name="P1" svg:width="0.36cm" svg:height="0.37cm" svg:x="0.024cm" svg:y="0.041cm" draw:control="control73"/>
          </table:table-cell>
          <table:table-cell table:style-name="ce28" office:value-type="string" calcext:value-type="string">
            <text:p>0</text:p>
            <draw:control table:end-cell-address="Sheet1.AA9" table:end-x="0.384cm" table:end-y="0.411cm" draw:z-index="73" draw:style-name="gr1" draw:text-style-name="P1" svg:width="0.36cm" svg:height="0.37cm" svg:x="0.024cm" svg:y="0.041cm" draw:control="control74"/>
          </table:table-cell>
          <table:table-cell table:style-name="ce28" office:value-type="string" calcext:value-type="string">
            <text:p>0</text:p>
            <draw:control table:end-cell-address="Sheet1.AB9" table:end-x="0.383cm" table:end-y="0.411cm" draw:z-index="74" draw:style-name="gr1" draw:text-style-name="P1" svg:width="0.359cm" svg:height="0.37cm" svg:x="0.024cm" svg:y="0.041cm" draw:control="control75"/>
          </table:table-cell>
          <table:table-cell table:style-name="ce28" office:value-type="string" calcext:value-type="string">
            <text:p>0</text:p>
            <draw:control table:end-cell-address="Sheet1.AC9" table:end-x="0.385cm" table:end-y="0.411cm" draw:z-index="75" draw:style-name="gr1" draw:text-style-name="P1" svg:width="0.361cm" svg:height="0.37cm" svg:x="0.024cm" svg:y="0.041cm" draw:control="control76"/>
          </table:table-cell>
          <table:table-cell table:style-name="ce28" office:value-type="string" calcext:value-type="string">
            <text:p>0</text:p>
            <draw:control table:end-cell-address="Sheet1.AD9" table:end-x="0.383cm" table:end-y="0.411cm" draw:z-index="76" draw:style-name="gr1" draw:text-style-name="P1" svg:width="0.361cm" svg:height="0.37cm" svg:x="0.022cm" svg:y="0.041cm" draw:control="control77"/>
          </table:table-cell>
          <table:table-cell table:style-name="ce28" office:value-type="string" calcext:value-type="string">
            <text:p>0</text:p>
            <draw:control table:end-cell-address="Sheet1.AE9" table:end-x="0.382cm" table:end-y="0.411cm" draw:z-index="77" draw:style-name="gr1" draw:text-style-name="P1" svg:width="0.36cm" svg:height="0.37cm" svg:x="0.022cm" svg:y="0.041cm" draw:control="control78"/>
          </table:table-cell>
          <table:table-cell table:style-name="ce28" office:value-type="string" calcext:value-type="string">
            <text:p>0</text:p>
            <draw:control table:end-cell-address="Sheet1.AF9" table:end-x="0.383cm" table:end-y="0.411cm" draw:z-index="78" draw:style-name="gr1" draw:text-style-name="P1" svg:width="0.361cm" svg:height="0.37cm" svg:x="0.022cm" svg:y="0.041cm" draw:control="control79"/>
          </table:table-cell>
          <table:table-cell table:style-name="ce28" office:value-type="string" calcext:value-type="string">
            <text:p>0</text:p>
            <draw:control table:end-cell-address="Sheet1.AG9" table:end-x="0.383cm" table:end-y="0.411cm" draw:z-index="79" draw:style-name="gr1" draw:text-style-name="P1" svg:width="0.361cm" svg:height="0.37cm" svg:x="0.022cm" svg:y="0.041cm" draw:control="control80"/>
          </table:table-cell>
          <table:table-cell table:style-name="ce39" office:value-type="string" calcext:value-type="string">
            <text:p>0</text:p>
            <draw:control table:end-cell-address="Sheet1.AH9" table:end-x="0.382cm" table:end-y="0.411cm" draw:z-index="80" draw:style-name="gr1" draw:text-style-name="P1" svg:width="0.36cm" svg:height="0.37cm" svg:x="0.022cm" svg:y="0.041cm" draw:control="control81"/>
          </table:table-cell>
          <table:table-cell table:style-name="ce39" office:value-type="string" calcext:value-type="string">
            <text:p>0</text:p>
            <draw:control table:end-cell-address="Sheet1.AI9" table:end-x="0.384cm" table:end-y="0.411cm" draw:z-index="81" draw:style-name="gr1" draw:text-style-name="P1" svg:width="0.36cm" svg:height="0.37cm" svg:x="0.024cm" svg:y="0.041cm" draw:control="control82"/>
          </table:table-cell>
          <table:table-cell table:style-name="ce39" office:value-type="string" calcext:value-type="string">
            <text:p>0</text:p>
            <draw:control table:end-cell-address="Sheet1.AJ9" table:end-x="0.384cm" table:end-y="0.411cm" draw:z-index="82" draw:style-name="gr1" draw:text-style-name="P1" svg:width="0.36cm" svg:height="0.37cm" svg:x="0.024cm" svg:y="0.041cm" draw:control="control83"/>
          </table:table-cell>
          <table:table-cell table:style-name="ce39" office:value-type="string" calcext:value-type="string">
            <text:p>0</text:p>
            <draw:control table:end-cell-address="Sheet1.AK9" table:end-x="0.384cm" table:end-y="0.411cm" draw:z-index="83" draw:style-name="gr1" draw:text-style-name="P1" svg:width="0.36cm" svg:height="0.37cm" svg:x="0.024cm" svg:y="0.041cm" draw:control="control84"/>
          </table:table-cell>
          <table:table-cell table:style-name="ce39" office:value-type="string" calcext:value-type="string">
            <text:p>0</text:p>
            <draw:control table:end-cell-address="Sheet1.AL9" table:end-x="0.384cm" table:end-y="0.411cm" draw:z-index="84" draw:style-name="gr1" draw:text-style-name="P1" svg:width="0.36cm" svg:height="0.37cm" svg:x="0.024cm" svg:y="0.041cm" draw:control="control85"/>
          </table:table-cell>
          <table:table-cell table:style-name="ce39" office:value-type="string" calcext:value-type="string">
            <text:p>0</text:p>
            <draw:control table:end-cell-address="Sheet1.AM9" table:end-x="0.383cm" table:end-y="0.411cm" draw:z-index="85" draw:style-name="gr1" draw:text-style-name="P1" svg:width="0.361cm" svg:height="0.37cm" svg:x="0.022cm" svg:y="0.041cm" draw:control="control86"/>
          </table:table-cell>
          <table:table-cell table:style-name="ce39" office:value-type="string" calcext:value-type="string">
            <text:p>0</text:p>
            <draw:control table:end-cell-address="Sheet1.AN9" table:end-x="0.383cm" table:end-y="0.411cm" draw:z-index="86" draw:style-name="gr1" draw:text-style-name="P1" svg:width="0.361cm" svg:height="0.37cm" svg:x="0.022cm" svg:y="0.041cm" draw:control="control87"/>
          </table:table-cell>
          <table:table-cell table:style-name="ce39" office:value-type="string" calcext:value-type="string">
            <text:p>0</text:p>
            <draw:control table:end-cell-address="Sheet1.AO9" table:end-x="0.382cm" table:end-y="0.411cm" draw:z-index="87" draw:style-name="gr1" draw:text-style-name="P1" svg:width="0.36cm" svg:height="0.37cm" svg:x="0.022cm" svg:y="0.041cm" draw:control="control88"/>
          </table:table-cell>
          <table:table-cell table:style-name="ce39" office:value-type="string" calcext:value-type="string">
            <text:p>0</text:p>
            <draw:control table:end-cell-address="Sheet1.AP9" table:end-x="0.383cm" table:end-y="0.411cm" draw:z-index="88" draw:style-name="gr1" draw:text-style-name="P1" svg:width="0.361cm" svg:height="0.37cm" svg:x="0.022cm" svg:y="0.041cm" draw:control="control89"/>
          </table:table-cell>
          <table:table-cell table:style-name="ce39" office:value-type="string" calcext:value-type="string">
            <text:p>0</text:p>
            <draw:control table:end-cell-address="Sheet1.AQ9" table:end-x="0.383cm" table:end-y="0.411cm" draw:z-index="89" draw:style-name="gr1" draw:text-style-name="P1" svg:width="0.361cm" svg:height="0.37cm" svg:x="0.022cm" svg:y="0.041cm" draw:control="control90"/>
          </table:table-cell>
          <table:table-cell table:style-name="ce39" office:value-type="string" calcext:value-type="string">
            <text:p>0</text:p>
            <draw:control table:end-cell-address="Sheet1.AR9" table:end-x="0.383cm" table:end-y="0.411cm" draw:z-index="90" draw:style-name="gr1" draw:text-style-name="P1" svg:width="0.359cm" svg:height="0.37cm" svg:x="0.024cm" svg:y="0.041cm" draw:control="control91"/>
          </table:table-cell>
          <table:table-cell table:style-name="ce39" office:value-type="string" calcext:value-type="string">
            <text:p>0</text:p>
            <draw:control table:end-cell-address="Sheet1.AS9" table:end-x="0.384cm" table:end-y="0.411cm" draw:z-index="91" draw:style-name="gr1" draw:text-style-name="P1" svg:width="0.36cm" svg:height="0.37cm" svg:x="0.024cm" svg:y="0.041cm" draw:control="control92"/>
          </table:table-cell>
          <table:table-cell table:style-name="ce39" office:value-type="string" calcext:value-type="string">
            <text:p>0</text:p>
            <draw:control table:end-cell-address="Sheet1.AT9" table:end-x="0.384cm" table:end-y="0.411cm" draw:z-index="92" draw:style-name="gr1" draw:text-style-name="P1" svg:width="0.36cm" svg:height="0.37cm" svg:x="0.024cm" svg:y="0.041cm" draw:control="control93"/>
          </table:table-cell>
          <table:table-cell table:style-name="ce39" office:value-type="string" calcext:value-type="string">
            <text:p>0</text:p>
            <draw:control table:end-cell-address="Sheet1.AU9" table:end-x="0.385cm" table:end-y="0.411cm" draw:z-index="93" draw:style-name="gr1" draw:text-style-name="P1" svg:width="0.361cm" svg:height="0.37cm" svg:x="0.024cm" svg:y="0.041cm" draw:control="control94"/>
          </table:table-cell>
          <table:table-cell table:style-name="ce39" office:value-type="string" calcext:value-type="string">
            <text:p>0</text:p>
            <draw:control table:end-cell-address="Sheet1.AV9" table:end-x="0.382cm" table:end-y="0.411cm" draw:z-index="94" draw:style-name="gr1" draw:text-style-name="P1" svg:width="0.36cm" svg:height="0.37cm" svg:x="0.022cm" svg:y="0.041cm" draw:control="control95"/>
          </table:table-cell>
          <table:table-cell table:style-name="ce39" office:value-type="string" calcext:value-type="string">
            <text:p>0</text:p>
            <draw:control table:end-cell-address="Sheet1.AW9" table:end-x="0.383cm" table:end-y="0.411cm" draw:z-index="95" draw:style-name="gr1" draw:text-style-name="P1" svg:width="0.361cm" svg:height="0.37cm" svg:x="0.022cm" svg:y="0.041cm" draw:control="control96"/>
          </table:table-cell>
          <table:table-cell table:style-name="ce47" office:value-type="string" calcext:value-type="string">
            <text:p>Mo</text:p>
          </table:table-cell>
          <table:table-cell table:number-columns-repeated="974"/>
        </table:table-row>
        <table:table-row table:style-name="ro1">
          <table:table-cell table:style-name="ce17" office:value-type="date" office:date-value="2021-01-03" calcext:value-type="date">
            <text:p>03/01/2021</text:p>
          </table:table-cell>
          <table:table-cell table:style-name="ce8" office:value-type="string" calcext:value-type="string">
            <text:p>0</text:p>
            <draw:control table:end-cell-address="Sheet1.B10" table:end-x="0.384cm" table:end-y="0.411cm" draw:z-index="96" draw:style-name="gr1" draw:text-style-name="P1" svg:width="0.361cm" svg:height="0.371cm" svg:x="0.024cm" svg:y="0.04cm" draw:control="control97"/>
          </table:table-cell>
          <table:table-cell table:style-name="ce8" office:value-type="string" calcext:value-type="string">
            <text:p>0</text:p>
            <draw:control table:end-cell-address="Sheet1.C10" table:end-x="0.383cm" table:end-y="0.411cm" draw:z-index="97" draw:style-name="gr1" draw:text-style-name="P1" svg:width="0.361cm" svg:height="0.371cm" svg:x="0.022cm" svg:y="0.04cm" draw:control="control98"/>
          </table:table-cell>
          <table:table-cell table:style-name="ce8" office:value-type="string" calcext:value-type="string">
            <text:p>0</text:p>
            <draw:control table:end-cell-address="Sheet1.D10" table:end-x="0.383cm" table:end-y="0.411cm" draw:z-index="98" draw:style-name="gr1" draw:text-style-name="P1" svg:width="0.361cm" svg:height="0.371cm" svg:x="0.022cm" svg:y="0.04cm" draw:control="control99"/>
          </table:table-cell>
          <table:table-cell table:style-name="ce8" office:value-type="string" calcext:value-type="string">
            <text:p>0</text:p>
            <draw:control table:end-cell-address="Sheet1.E10" table:end-x="0.382cm" table:end-y="0.411cm" draw:z-index="99" draw:style-name="gr1" draw:text-style-name="P1" svg:width="0.36cm" svg:height="0.371cm" svg:x="0.022cm" svg:y="0.04cm" draw:control="control100"/>
          </table:table-cell>
          <table:table-cell table:style-name="ce8" office:value-type="string" calcext:value-type="string">
            <text:p>0</text:p>
            <draw:control table:end-cell-address="Sheet1.F10" table:end-x="0.383cm" table:end-y="0.411cm" draw:z-index="100" draw:style-name="gr1" draw:text-style-name="P1" svg:width="0.361cm" svg:height="0.371cm" svg:x="0.022cm" svg:y="0.04cm" draw:control="control101"/>
          </table:table-cell>
          <table:table-cell table:style-name="ce8" office:value-type="string" calcext:value-type="string">
            <text:p>0</text:p>
            <draw:control table:end-cell-address="Sheet1.G10" table:end-x="0.383cm" table:end-y="0.411cm" draw:z-index="101" draw:style-name="gr1" draw:text-style-name="P1" svg:width="0.361cm" svg:height="0.371cm" svg:x="0.022cm" svg:y="0.04cm" draw:control="control102"/>
          </table:table-cell>
          <table:table-cell table:style-name="ce8" office:value-type="string" calcext:value-type="string">
            <text:p>0</text:p>
            <draw:control table:end-cell-address="Sheet1.H10" table:end-x="0.383cm" table:end-y="0.411cm" draw:z-index="102" draw:style-name="gr1" draw:text-style-name="P1" svg:width="0.36cm" svg:height="0.371cm" svg:x="0.024cm" svg:y="0.04cm" draw:control="control103"/>
          </table:table-cell>
          <table:table-cell table:style-name="ce8" office:value-type="string" calcext:value-type="string">
            <text:p>0</text:p>
            <draw:control table:end-cell-address="Sheet1.I10" table:end-x="0.384cm" table:end-y="0.411cm" draw:z-index="103" draw:style-name="gr1" draw:text-style-name="P1" svg:width="0.361cm" svg:height="0.371cm" svg:x="0.024cm" svg:y="0.04cm" draw:control="control104"/>
          </table:table-cell>
          <table:table-cell table:style-name="ce8" office:value-type="string" calcext:value-type="string">
            <text:p>0</text:p>
            <draw:control table:end-cell-address="Sheet1.J10" table:end-x="0.384cm" table:end-y="0.411cm" draw:z-index="104" draw:style-name="gr1" draw:text-style-name="P1" svg:width="0.361cm" svg:height="0.371cm" svg:x="0.024cm" svg:y="0.04cm" draw:control="control105"/>
          </table:table-cell>
          <table:table-cell table:style-name="ce8" office:value-type="string" calcext:value-type="string">
            <text:p>0</text:p>
            <draw:control table:end-cell-address="Sheet1.K10" table:end-x="0.385cm" table:end-y="0.411cm" draw:z-index="105" draw:style-name="gr1" draw:text-style-name="P1" svg:width="0.362cm" svg:height="0.371cm" svg:x="0.024cm" svg:y="0.04cm" draw:control="control106"/>
          </table:table-cell>
          <table:table-cell table:style-name="ce8" office:value-type="string" calcext:value-type="string">
            <text:p>0</text:p>
            <draw:control table:end-cell-address="Sheet1.L10" table:end-x="0.382cm" table:end-y="0.411cm" draw:z-index="106" draw:style-name="gr1" draw:text-style-name="P1" svg:width="0.36cm" svg:height="0.371cm" svg:x="0.022cm" svg:y="0.04cm" draw:control="control107"/>
          </table:table-cell>
          <table:table-cell table:style-name="ce8" office:value-type="string" calcext:value-type="string">
            <text:p>0</text:p>
            <draw:control table:end-cell-address="Sheet1.M10" table:end-x="0.383cm" table:end-y="0.411cm" draw:z-index="107" draw:style-name="gr1" draw:text-style-name="P1" svg:width="0.361cm" svg:height="0.371cm" svg:x="0.022cm" svg:y="0.04cm" draw:control="control108"/>
          </table:table-cell>
          <table:table-cell table:style-name="ce8" office:value-type="string" calcext:value-type="string">
            <text:p>0</text:p>
            <draw:control table:end-cell-address="Sheet1.N10" table:end-x="0.383cm" table:end-y="0.411cm" draw:z-index="108" draw:style-name="gr1" draw:text-style-name="P1" svg:width="0.361cm" svg:height="0.371cm" svg:x="0.022cm" svg:y="0.04cm" draw:control="control109"/>
          </table:table-cell>
          <table:table-cell table:style-name="ce8" office:value-type="string" calcext:value-type="string">
            <text:p>0</text:p>
            <draw:control table:end-cell-address="Sheet1.O10" table:end-x="0.382cm" table:end-y="0.411cm" draw:z-index="109" draw:style-name="gr1" draw:text-style-name="P1" svg:width="0.36cm" svg:height="0.371cm" svg:x="0.022cm" svg:y="0.04cm" draw:control="control110"/>
          </table:table-cell>
          <table:table-cell table:style-name="ce8" office:value-type="string" calcext:value-type="string">
            <text:p>0</text:p>
            <draw:control table:end-cell-address="Sheet1.P10" table:end-x="0.383cm" table:end-y="0.411cm" draw:z-index="110" draw:style-name="gr1" draw:text-style-name="P1" svg:width="0.361cm" svg:height="0.371cm" svg:x="0.022cm" svg:y="0.04cm" draw:control="control111"/>
          </table:table-cell>
          <table:table-cell table:style-name="ce8" office:value-type="string" calcext:value-type="string">
            <text:p>0</text:p>
            <draw:control table:end-cell-address="Sheet1.Q10" table:end-x="0.384cm" table:end-y="0.411cm" draw:z-index="111" draw:style-name="gr1" draw:text-style-name="P1" svg:width="0.361cm" svg:height="0.371cm" svg:x="0.024cm" svg:y="0.04cm" draw:control="control112"/>
          </table:table-cell>
          <table:table-cell table:style-name="ce8" office:value-type="string" calcext:value-type="string">
            <text:p>0</text:p>
            <draw:control table:end-cell-address="Sheet1.R10" table:end-x="0.383cm" table:end-y="0.411cm" draw:z-index="112" draw:style-name="gr1" draw:text-style-name="P1" svg:width="0.36cm" svg:height="0.371cm" svg:x="0.024cm" svg:y="0.04cm" draw:control="control113"/>
          </table:table-cell>
          <table:table-cell table:style-name="ce8" office:value-type="string" calcext:value-type="string">
            <text:p>0</text:p>
            <draw:control table:end-cell-address="Sheet1.S10" table:end-x="0.384cm" table:end-y="0.411cm" draw:z-index="113" draw:style-name="gr1" draw:text-style-name="P1" svg:width="0.361cm" svg:height="0.371cm" svg:x="0.024cm" svg:y="0.04cm" draw:control="control114"/>
          </table:table-cell>
          <table:table-cell table:style-name="ce28" office:value-type="string" calcext:value-type="string">
            <text:p>0</text:p>
            <draw:control table:end-cell-address="Sheet1.T10" table:end-x="0.385cm" table:end-y="0.411cm" draw:z-index="114" draw:style-name="gr1" draw:text-style-name="P1" svg:width="0.362cm" svg:height="0.371cm" svg:x="0.024cm" svg:y="0.04cm" draw:control="control115"/>
          </table:table-cell>
          <table:table-cell table:style-name="ce28" office:value-type="string" calcext:value-type="string">
            <text:p>0</text:p>
            <draw:control table:end-cell-address="Sheet1.U10" table:end-x="0.382cm" table:end-y="0.411cm" draw:z-index="115" draw:style-name="gr1" draw:text-style-name="P1" svg:width="0.36cm" svg:height="0.371cm" svg:x="0.022cm" svg:y="0.04cm" draw:control="control116"/>
          </table:table-cell>
          <table:table-cell table:style-name="ce28" office:value-type="string" calcext:value-type="string">
            <text:p>0</text:p>
            <draw:control table:end-cell-address="Sheet1.V10" table:end-x="0.383cm" table:end-y="0.411cm" draw:z-index="116" draw:style-name="gr1" draw:text-style-name="P1" svg:width="0.361cm" svg:height="0.371cm" svg:x="0.022cm" svg:y="0.04cm" draw:control="control117"/>
          </table:table-cell>
          <table:table-cell table:style-name="ce28" office:value-type="string" calcext:value-type="string">
            <text:p>0</text:p>
            <draw:control table:end-cell-address="Sheet1.W10" table:end-x="0.383cm" table:end-y="0.411cm" draw:z-index="117" draw:style-name="gr1" draw:text-style-name="P1" svg:width="0.361cm" svg:height="0.371cm" svg:x="0.022cm" svg:y="0.04cm" draw:control="control118"/>
          </table:table-cell>
          <table:table-cell table:style-name="ce28" office:value-type="string" calcext:value-type="string">
            <text:p>0</text:p>
            <draw:control table:end-cell-address="Sheet1.X10" table:end-x="0.383cm" table:end-y="0.411cm" draw:z-index="118" draw:style-name="gr1" draw:text-style-name="P1" svg:width="0.361cm" svg:height="0.371cm" svg:x="0.022cm" svg:y="0.04cm" draw:control="control119"/>
          </table:table-cell>
          <table:table-cell table:style-name="ce28" office:value-type="string" calcext:value-type="string">
            <text:p>0</text:p>
            <draw:control table:end-cell-address="Sheet1.Y10" table:end-x="0.382cm" table:end-y="0.411cm" draw:z-index="119" draw:style-name="gr1" draw:text-style-name="P1" svg:width="0.36cm" svg:height="0.371cm" svg:x="0.022cm" svg:y="0.04cm" draw:control="control120"/>
          </table:table-cell>
          <table:table-cell table:style-name="ce28" office:value-type="string" calcext:value-type="string">
            <text:p>0</text:p>
            <draw:control table:end-cell-address="Sheet1.Z10" table:end-x="0.384cm" table:end-y="0.411cm" draw:z-index="120" draw:style-name="gr1" draw:text-style-name="P1" svg:width="0.361cm" svg:height="0.371cm" svg:x="0.024cm" svg:y="0.04cm" draw:control="control121"/>
          </table:table-cell>
          <table:table-cell table:style-name="ce28" office:value-type="string" calcext:value-type="string">
            <text:p>0</text:p>
            <draw:control table:end-cell-address="Sheet1.AA10" table:end-x="0.384cm" table:end-y="0.411cm" draw:z-index="121" draw:style-name="gr1" draw:text-style-name="P1" svg:width="0.361cm" svg:height="0.371cm" svg:x="0.024cm" svg:y="0.04cm" draw:control="control122"/>
          </table:table-cell>
          <table:table-cell table:style-name="ce28" office:value-type="string" calcext:value-type="string">
            <text:p>0</text:p>
            <draw:control table:end-cell-address="Sheet1.AB10" table:end-x="0.383cm" table:end-y="0.411cm" draw:z-index="122" draw:style-name="gr1" draw:text-style-name="P1" svg:width="0.36cm" svg:height="0.371cm" svg:x="0.024cm" svg:y="0.04cm" draw:control="control123"/>
          </table:table-cell>
          <table:table-cell table:style-name="ce28" office:value-type="string" calcext:value-type="string">
            <text:p>0</text:p>
            <draw:control table:end-cell-address="Sheet1.AC10" table:end-x="0.385cm" table:end-y="0.411cm" draw:z-index="123" draw:style-name="gr1" draw:text-style-name="P1" svg:width="0.362cm" svg:height="0.371cm" svg:x="0.024cm" svg:y="0.04cm" draw:control="control124"/>
          </table:table-cell>
          <table:table-cell table:style-name="ce28" office:value-type="string" calcext:value-type="string">
            <text:p>0</text:p>
            <draw:control table:end-cell-address="Sheet1.AD10" table:end-x="0.383cm" table:end-y="0.411cm" draw:z-index="124" draw:style-name="gr1" draw:text-style-name="P1" svg:width="0.361cm" svg:height="0.371cm" svg:x="0.022cm" svg:y="0.04cm" draw:control="control125"/>
          </table:table-cell>
          <table:table-cell table:style-name="ce28" office:value-type="string" calcext:value-type="string">
            <text:p>0</text:p>
            <draw:control table:end-cell-address="Sheet1.AE10" table:end-x="0.382cm" table:end-y="0.411cm" draw:z-index="125" draw:style-name="gr1" draw:text-style-name="P1" svg:width="0.36cm" svg:height="0.371cm" svg:x="0.022cm" svg:y="0.04cm" draw:control="control126"/>
          </table:table-cell>
          <table:table-cell table:style-name="ce28" office:value-type="string" calcext:value-type="string">
            <text:p>0</text:p>
            <draw:control table:end-cell-address="Sheet1.AF10" table:end-x="0.383cm" table:end-y="0.411cm" draw:z-index="126" draw:style-name="gr1" draw:text-style-name="P1" svg:width="0.361cm" svg:height="0.371cm" svg:x="0.022cm" svg:y="0.04cm" draw:control="control127"/>
          </table:table-cell>
          <table:table-cell table:style-name="ce28" office:value-type="string" calcext:value-type="string">
            <text:p>0</text:p>
            <draw:control table:end-cell-address="Sheet1.AG10" table:end-x="0.383cm" table:end-y="0.411cm" draw:z-index="127" draw:style-name="gr1" draw:text-style-name="P1" svg:width="0.361cm" svg:height="0.371cm" svg:x="0.022cm" svg:y="0.04cm" draw:control="control128"/>
          </table:table-cell>
          <table:table-cell table:style-name="ce39" office:value-type="string" calcext:value-type="string">
            <text:p>0</text:p>
            <draw:control table:end-cell-address="Sheet1.AH10" table:end-x="0.382cm" table:end-y="0.411cm" draw:z-index="128" draw:style-name="gr1" draw:text-style-name="P1" svg:width="0.36cm" svg:height="0.371cm" svg:x="0.022cm" svg:y="0.04cm" draw:control="control129"/>
          </table:table-cell>
          <table:table-cell table:style-name="ce39" office:value-type="string" calcext:value-type="string">
            <text:p>0</text:p>
            <draw:control table:end-cell-address="Sheet1.AI10" table:end-x="0.384cm" table:end-y="0.411cm" draw:z-index="129" draw:style-name="gr1" draw:text-style-name="P1" svg:width="0.361cm" svg:height="0.371cm" svg:x="0.024cm" svg:y="0.04cm" draw:control="control130"/>
          </table:table-cell>
          <table:table-cell table:style-name="ce39" office:value-type="string" calcext:value-type="string">
            <text:p>0</text:p>
            <draw:control table:end-cell-address="Sheet1.AJ10" table:end-x="0.384cm" table:end-y="0.411cm" draw:z-index="130" draw:style-name="gr1" draw:text-style-name="P1" svg:width="0.361cm" svg:height="0.371cm" svg:x="0.024cm" svg:y="0.04cm" draw:control="control131"/>
          </table:table-cell>
          <table:table-cell table:style-name="ce39" office:value-type="string" calcext:value-type="string">
            <text:p>0</text:p>
            <draw:control table:end-cell-address="Sheet1.AK10" table:end-x="0.384cm" table:end-y="0.411cm" draw:z-index="131" draw:style-name="gr1" draw:text-style-name="P1" svg:width="0.361cm" svg:height="0.371cm" svg:x="0.024cm" svg:y="0.04cm" draw:control="control132"/>
          </table:table-cell>
          <table:table-cell table:style-name="ce39" office:value-type="string" calcext:value-type="string">
            <text:p>0</text:p>
            <draw:control table:end-cell-address="Sheet1.AL10" table:end-x="0.384cm" table:end-y="0.411cm" draw:z-index="132" draw:style-name="gr1" draw:text-style-name="P1" svg:width="0.361cm" svg:height="0.371cm" svg:x="0.024cm" svg:y="0.04cm" draw:control="control133"/>
          </table:table-cell>
          <table:table-cell table:style-name="ce39" office:value-type="string" calcext:value-type="string">
            <text:p>0</text:p>
            <draw:control table:end-cell-address="Sheet1.AM10" table:end-x="0.383cm" table:end-y="0.411cm" draw:z-index="133" draw:style-name="gr1" draw:text-style-name="P1" svg:width="0.361cm" svg:height="0.371cm" svg:x="0.022cm" svg:y="0.04cm" draw:control="control134"/>
          </table:table-cell>
          <table:table-cell table:style-name="ce39" office:value-type="string" calcext:value-type="string">
            <text:p>0</text:p>
            <draw:control table:end-cell-address="Sheet1.AN10" table:end-x="0.383cm" table:end-y="0.411cm" draw:z-index="134" draw:style-name="gr1" draw:text-style-name="P1" svg:width="0.361cm" svg:height="0.371cm" svg:x="0.022cm" svg:y="0.04cm" draw:control="control135"/>
          </table:table-cell>
          <table:table-cell table:style-name="ce39" office:value-type="string" calcext:value-type="string">
            <text:p>0</text:p>
            <draw:control table:end-cell-address="Sheet1.AO10" table:end-x="0.382cm" table:end-y="0.411cm" draw:z-index="135" draw:style-name="gr1" draw:text-style-name="P1" svg:width="0.36cm" svg:height="0.371cm" svg:x="0.022cm" svg:y="0.04cm" draw:control="control136"/>
          </table:table-cell>
          <table:table-cell table:style-name="ce39" office:value-type="string" calcext:value-type="string">
            <text:p>0</text:p>
            <draw:control table:end-cell-address="Sheet1.AP10" table:end-x="0.383cm" table:end-y="0.411cm" draw:z-index="136" draw:style-name="gr1" draw:text-style-name="P1" svg:width="0.361cm" svg:height="0.371cm" svg:x="0.022cm" svg:y="0.04cm" draw:control="control137"/>
          </table:table-cell>
          <table:table-cell table:style-name="ce39" office:value-type="string" calcext:value-type="string">
            <text:p>0</text:p>
            <draw:control table:end-cell-address="Sheet1.AQ10" table:end-x="0.383cm" table:end-y="0.411cm" draw:z-index="137" draw:style-name="gr1" draw:text-style-name="P1" svg:width="0.361cm" svg:height="0.371cm" svg:x="0.022cm" svg:y="0.04cm" draw:control="control138"/>
          </table:table-cell>
          <table:table-cell table:style-name="ce39" office:value-type="string" calcext:value-type="string">
            <text:p>0</text:p>
            <draw:control table:end-cell-address="Sheet1.AR10" table:end-x="0.383cm" table:end-y="0.411cm" draw:z-index="138" draw:style-name="gr1" draw:text-style-name="P1" svg:width="0.36cm" svg:height="0.371cm" svg:x="0.024cm" svg:y="0.04cm" draw:control="control139"/>
          </table:table-cell>
          <table:table-cell table:style-name="ce39" office:value-type="string" calcext:value-type="string">
            <text:p>0</text:p>
            <draw:control table:end-cell-address="Sheet1.AS10" table:end-x="0.384cm" table:end-y="0.411cm" draw:z-index="139" draw:style-name="gr1" draw:text-style-name="P1" svg:width="0.361cm" svg:height="0.371cm" svg:x="0.024cm" svg:y="0.04cm" draw:control="control140"/>
          </table:table-cell>
          <table:table-cell table:style-name="ce39" office:value-type="string" calcext:value-type="string">
            <text:p>0</text:p>
            <draw:control table:end-cell-address="Sheet1.AT10" table:end-x="0.384cm" table:end-y="0.411cm" draw:z-index="140" draw:style-name="gr1" draw:text-style-name="P1" svg:width="0.361cm" svg:height="0.371cm" svg:x="0.024cm" svg:y="0.04cm" draw:control="control141"/>
          </table:table-cell>
          <table:table-cell table:style-name="ce39" office:value-type="string" calcext:value-type="string">
            <text:p>0</text:p>
            <draw:control table:end-cell-address="Sheet1.AU10" table:end-x="0.385cm" table:end-y="0.411cm" draw:z-index="141" draw:style-name="gr1" draw:text-style-name="P1" svg:width="0.362cm" svg:height="0.371cm" svg:x="0.024cm" svg:y="0.04cm" draw:control="control142"/>
          </table:table-cell>
          <table:table-cell table:style-name="ce39" office:value-type="string" calcext:value-type="string">
            <text:p>0</text:p>
            <draw:control table:end-cell-address="Sheet1.AV10" table:end-x="0.382cm" table:end-y="0.411cm" draw:z-index="142" draw:style-name="gr1" draw:text-style-name="P1" svg:width="0.36cm" svg:height="0.371cm" svg:x="0.022cm" svg:y="0.04cm" draw:control="control143"/>
          </table:table-cell>
          <table:table-cell table:style-name="ce39" office:value-type="string" calcext:value-type="string">
            <text:p>0</text:p>
            <draw:control table:end-cell-address="Sheet1.AW10" table:end-x="0.383cm" table:end-y="0.411cm" draw:z-index="143" draw:style-name="gr1" draw:text-style-name="P1" svg:width="0.361cm" svg:height="0.371cm" svg:x="0.022cm" svg:y="0.04cm" draw:control="control144"/>
          </table:table-cell>
          <table:table-cell table:style-name="ce47" office:value-type="string" calcext:value-type="string">
            <text:p>Tu</text:p>
          </table:table-cell>
          <table:table-cell table:number-columns-repeated="974"/>
        </table:table-row>
        <table:table-row table:style-name="ro1">
          <table:table-cell table:style-name="ce17" office:value-type="date" office:date-value="2021-01-04" calcext:value-type="date">
            <text:p>04/01/2021</text:p>
          </table:table-cell>
          <table:table-cell table:style-name="ce8" office:value-type="string" calcext:value-type="string">
            <text:p>0</text:p>
            <draw:control table:end-cell-address="Sheet1.B11" table:end-x="0.384cm" table:end-y="0.411cm" draw:z-index="144" draw:style-name="gr1" draw:text-style-name="P1" svg:width="0.36cm" svg:height="0.37cm" svg:x="0.024cm" svg:y="0.041cm" draw:control="control145"/>
          </table:table-cell>
          <table:table-cell table:style-name="ce8" office:value-type="string" calcext:value-type="string">
            <text:p>0</text:p>
            <draw:control table:end-cell-address="Sheet1.C11" table:end-x="0.383cm" table:end-y="0.411cm" draw:z-index="145" draw:style-name="gr1" draw:text-style-name="P1" svg:width="0.361cm" svg:height="0.37cm" svg:x="0.022cm" svg:y="0.041cm" draw:control="control146"/>
          </table:table-cell>
          <table:table-cell table:style-name="ce8" office:value-type="string" calcext:value-type="string">
            <text:p>0</text:p>
            <draw:control table:end-cell-address="Sheet1.D11" table:end-x="0.383cm" table:end-y="0.411cm" draw:z-index="146" draw:style-name="gr1" draw:text-style-name="P1" svg:width="0.361cm" svg:height="0.37cm" svg:x="0.022cm" svg:y="0.041cm" draw:control="control147"/>
          </table:table-cell>
          <table:table-cell table:style-name="ce8" office:value-type="string" calcext:value-type="string">
            <text:p>0</text:p>
            <draw:control table:end-cell-address="Sheet1.E11" table:end-x="0.382cm" table:end-y="0.411cm" draw:z-index="147" draw:style-name="gr1" draw:text-style-name="P1" svg:width="0.36cm" svg:height="0.37cm" svg:x="0.022cm" svg:y="0.041cm" draw:control="control148"/>
          </table:table-cell>
          <table:table-cell table:style-name="ce8" office:value-type="string" calcext:value-type="string">
            <text:p>0</text:p>
            <draw:control table:end-cell-address="Sheet1.F11" table:end-x="0.383cm" table:end-y="0.411cm" draw:z-index="148" draw:style-name="gr1" draw:text-style-name="P1" svg:width="0.361cm" svg:height="0.37cm" svg:x="0.022cm" svg:y="0.041cm" draw:control="control149"/>
          </table:table-cell>
          <table:table-cell table:style-name="ce8" office:value-type="string" calcext:value-type="string">
            <text:p>0</text:p>
            <draw:control table:end-cell-address="Sheet1.G11" table:end-x="0.383cm" table:end-y="0.411cm" draw:z-index="149" draw:style-name="gr1" draw:text-style-name="P1" svg:width="0.361cm" svg:height="0.37cm" svg:x="0.022cm" svg:y="0.041cm" draw:control="control150"/>
          </table:table-cell>
          <table:table-cell table:style-name="ce8" office:value-type="string" calcext:value-type="string">
            <text:p>0</text:p>
            <draw:control table:end-cell-address="Sheet1.H11" table:end-x="0.383cm" table:end-y="0.411cm" draw:z-index="150" draw:style-name="gr1" draw:text-style-name="P1" svg:width="0.359cm" svg:height="0.37cm" svg:x="0.024cm" svg:y="0.041cm" draw:control="control151"/>
          </table:table-cell>
          <table:table-cell table:style-name="ce8" office:value-type="string" calcext:value-type="string">
            <text:p>0</text:p>
            <draw:control table:end-cell-address="Sheet1.I11" table:end-x="0.384cm" table:end-y="0.411cm" draw:z-index="151" draw:style-name="gr1" draw:text-style-name="P1" svg:width="0.36cm" svg:height="0.37cm" svg:x="0.024cm" svg:y="0.041cm" draw:control="control152"/>
          </table:table-cell>
          <table:table-cell table:style-name="ce8" office:value-type="string" calcext:value-type="string">
            <text:p>0</text:p>
            <draw:control table:end-cell-address="Sheet1.J11" table:end-x="0.384cm" table:end-y="0.411cm" draw:z-index="152" draw:style-name="gr1" draw:text-style-name="P1" svg:width="0.36cm" svg:height="0.37cm" svg:x="0.024cm" svg:y="0.041cm" draw:control="control153"/>
          </table:table-cell>
          <table:table-cell table:style-name="ce8" office:value-type="string" calcext:value-type="string">
            <text:p>0</text:p>
            <draw:control table:end-cell-address="Sheet1.K11" table:end-x="0.385cm" table:end-y="0.411cm" draw:z-index="153" draw:style-name="gr1" draw:text-style-name="P1" svg:width="0.361cm" svg:height="0.37cm" svg:x="0.024cm" svg:y="0.041cm" draw:control="control154"/>
          </table:table-cell>
          <table:table-cell table:style-name="ce8" office:value-type="string" calcext:value-type="string">
            <text:p>0</text:p>
            <draw:control table:end-cell-address="Sheet1.L11" table:end-x="0.382cm" table:end-y="0.411cm" draw:z-index="154" draw:style-name="gr1" draw:text-style-name="P1" svg:width="0.36cm" svg:height="0.37cm" svg:x="0.022cm" svg:y="0.041cm" draw:control="control155"/>
          </table:table-cell>
          <table:table-cell table:style-name="ce8" office:value-type="string" calcext:value-type="string">
            <text:p>0</text:p>
            <draw:control table:end-cell-address="Sheet1.M11" table:end-x="0.383cm" table:end-y="0.411cm" draw:z-index="155" draw:style-name="gr1" draw:text-style-name="P1" svg:width="0.361cm" svg:height="0.37cm" svg:x="0.022cm" svg:y="0.041cm" draw:control="control156"/>
          </table:table-cell>
          <table:table-cell table:style-name="ce8" office:value-type="string" calcext:value-type="string">
            <text:p>0</text:p>
            <draw:control table:end-cell-address="Sheet1.N11" table:end-x="0.383cm" table:end-y="0.411cm" draw:z-index="156" draw:style-name="gr1" draw:text-style-name="P1" svg:width="0.361cm" svg:height="0.37cm" svg:x="0.022cm" svg:y="0.041cm" draw:control="control157"/>
          </table:table-cell>
          <table:table-cell table:style-name="ce8" office:value-type="string" calcext:value-type="string">
            <text:p>0</text:p>
            <draw:control table:end-cell-address="Sheet1.O11" table:end-x="0.382cm" table:end-y="0.411cm" draw:z-index="157" draw:style-name="gr1" draw:text-style-name="P1" svg:width="0.36cm" svg:height="0.37cm" svg:x="0.022cm" svg:y="0.041cm" draw:control="control158"/>
          </table:table-cell>
          <table:table-cell table:style-name="ce8" office:value-type="string" calcext:value-type="string">
            <text:p>0</text:p>
            <draw:control table:end-cell-address="Sheet1.P11" table:end-x="0.383cm" table:end-y="0.411cm" draw:z-index="158" draw:style-name="gr1" draw:text-style-name="P1" svg:width="0.361cm" svg:height="0.37cm" svg:x="0.022cm" svg:y="0.041cm" draw:control="control159"/>
          </table:table-cell>
          <table:table-cell table:style-name="ce8" office:value-type="string" calcext:value-type="string">
            <text:p>0</text:p>
            <draw:control table:end-cell-address="Sheet1.Q11" table:end-x="0.384cm" table:end-y="0.411cm" draw:z-index="159" draw:style-name="gr1" draw:text-style-name="P1" svg:width="0.36cm" svg:height="0.37cm" svg:x="0.024cm" svg:y="0.041cm" draw:control="control160"/>
          </table:table-cell>
          <table:table-cell table:style-name="ce8" office:value-type="string" calcext:value-type="string">
            <text:p>0</text:p>
            <draw:control table:end-cell-address="Sheet1.R11" table:end-x="0.383cm" table:end-y="0.411cm" draw:z-index="160" draw:style-name="gr1" draw:text-style-name="P1" svg:width="0.359cm" svg:height="0.37cm" svg:x="0.024cm" svg:y="0.041cm" draw:control="control161"/>
          </table:table-cell>
          <table:table-cell table:style-name="ce8" office:value-type="string" calcext:value-type="string">
            <text:p>0</text:p>
            <draw:control table:end-cell-address="Sheet1.S11" table:end-x="0.384cm" table:end-y="0.411cm" draw:z-index="161" draw:style-name="gr1" draw:text-style-name="P1" svg:width="0.36cm" svg:height="0.37cm" svg:x="0.024cm" svg:y="0.041cm" draw:control="control162"/>
          </table:table-cell>
          <table:table-cell table:style-name="ce28" office:value-type="string" calcext:value-type="string">
            <text:p>0</text:p>
            <draw:control table:end-cell-address="Sheet1.T11" table:end-x="0.385cm" table:end-y="0.411cm" draw:z-index="162" draw:style-name="gr1" draw:text-style-name="P1" svg:width="0.361cm" svg:height="0.37cm" svg:x="0.024cm" svg:y="0.041cm" draw:control="control163"/>
          </table:table-cell>
          <table:table-cell table:style-name="ce28" office:value-type="string" calcext:value-type="string">
            <text:p>0</text:p>
            <draw:control table:end-cell-address="Sheet1.U11" table:end-x="0.382cm" table:end-y="0.411cm" draw:z-index="163" draw:style-name="gr1" draw:text-style-name="P1" svg:width="0.36cm" svg:height="0.37cm" svg:x="0.022cm" svg:y="0.041cm" draw:control="control164"/>
          </table:table-cell>
          <table:table-cell table:style-name="ce28" office:value-type="string" calcext:value-type="string">
            <text:p>0</text:p>
            <draw:control table:end-cell-address="Sheet1.V11" table:end-x="0.383cm" table:end-y="0.411cm" draw:z-index="164" draw:style-name="gr1" draw:text-style-name="P1" svg:width="0.361cm" svg:height="0.37cm" svg:x="0.022cm" svg:y="0.041cm" draw:control="control165"/>
          </table:table-cell>
          <table:table-cell table:style-name="ce28" office:value-type="string" calcext:value-type="string">
            <text:p>0</text:p>
            <draw:control table:end-cell-address="Sheet1.W11" table:end-x="0.383cm" table:end-y="0.411cm" draw:z-index="165" draw:style-name="gr1" draw:text-style-name="P1" svg:width="0.361cm" svg:height="0.37cm" svg:x="0.022cm" svg:y="0.041cm" draw:control="control166"/>
          </table:table-cell>
          <table:table-cell table:style-name="ce28" office:value-type="string" calcext:value-type="string">
            <text:p>0</text:p>
            <draw:control table:end-cell-address="Sheet1.X11" table:end-x="0.383cm" table:end-y="0.411cm" draw:z-index="166" draw:style-name="gr1" draw:text-style-name="P1" svg:width="0.361cm" svg:height="0.37cm" svg:x="0.022cm" svg:y="0.041cm" draw:control="control167"/>
          </table:table-cell>
          <table:table-cell table:style-name="ce28" office:value-type="string" calcext:value-type="string">
            <text:p>0</text:p>
            <draw:control table:end-cell-address="Sheet1.Y11" table:end-x="0.382cm" table:end-y="0.411cm" draw:z-index="167" draw:style-name="gr1" draw:text-style-name="P1" svg:width="0.36cm" svg:height="0.37cm" svg:x="0.022cm" svg:y="0.041cm" draw:control="control168"/>
          </table:table-cell>
          <table:table-cell table:style-name="ce28" office:value-type="string" calcext:value-type="string">
            <text:p>0</text:p>
            <draw:control table:end-cell-address="Sheet1.Z11" table:end-x="0.384cm" table:end-y="0.411cm" draw:z-index="168" draw:style-name="gr1" draw:text-style-name="P1" svg:width="0.36cm" svg:height="0.37cm" svg:x="0.024cm" svg:y="0.041cm" draw:control="control169"/>
          </table:table-cell>
          <table:table-cell table:style-name="ce28" office:value-type="string" calcext:value-type="string">
            <text:p>0</text:p>
            <draw:control table:end-cell-address="Sheet1.AA11" table:end-x="0.384cm" table:end-y="0.411cm" draw:z-index="169" draw:style-name="gr1" draw:text-style-name="P1" svg:width="0.36cm" svg:height="0.37cm" svg:x="0.024cm" svg:y="0.041cm" draw:control="control170"/>
          </table:table-cell>
          <table:table-cell table:style-name="ce28" office:value-type="string" calcext:value-type="string">
            <text:p>0</text:p>
            <draw:control table:end-cell-address="Sheet1.AB11" table:end-x="0.383cm" table:end-y="0.411cm" draw:z-index="170" draw:style-name="gr1" draw:text-style-name="P1" svg:width="0.359cm" svg:height="0.37cm" svg:x="0.024cm" svg:y="0.041cm" draw:control="control171"/>
          </table:table-cell>
          <table:table-cell table:style-name="ce28" office:value-type="string" calcext:value-type="string">
            <text:p>0</text:p>
            <draw:control table:end-cell-address="Sheet1.AC11" table:end-x="0.385cm" table:end-y="0.411cm" draw:z-index="171" draw:style-name="gr1" draw:text-style-name="P1" svg:width="0.361cm" svg:height="0.37cm" svg:x="0.024cm" svg:y="0.041cm" draw:control="control172"/>
          </table:table-cell>
          <table:table-cell table:style-name="ce28" office:value-type="string" calcext:value-type="string">
            <text:p>0</text:p>
            <draw:control table:end-cell-address="Sheet1.AD11" table:end-x="0.383cm" table:end-y="0.411cm" draw:z-index="172" draw:style-name="gr1" draw:text-style-name="P1" svg:width="0.361cm" svg:height="0.37cm" svg:x="0.022cm" svg:y="0.041cm" draw:control="control173"/>
          </table:table-cell>
          <table:table-cell table:style-name="ce28" office:value-type="string" calcext:value-type="string">
            <text:p>0</text:p>
            <draw:control table:end-cell-address="Sheet1.AE11" table:end-x="0.382cm" table:end-y="0.411cm" draw:z-index="173" draw:style-name="gr1" draw:text-style-name="P1" svg:width="0.36cm" svg:height="0.37cm" svg:x="0.022cm" svg:y="0.041cm" draw:control="control174"/>
          </table:table-cell>
          <table:table-cell table:style-name="ce28" office:value-type="string" calcext:value-type="string">
            <text:p>0</text:p>
            <draw:control table:end-cell-address="Sheet1.AF11" table:end-x="0.383cm" table:end-y="0.411cm" draw:z-index="174" draw:style-name="gr1" draw:text-style-name="P1" svg:width="0.361cm" svg:height="0.37cm" svg:x="0.022cm" svg:y="0.041cm" draw:control="control175"/>
          </table:table-cell>
          <table:table-cell table:style-name="ce28" office:value-type="string" calcext:value-type="string">
            <text:p>0</text:p>
            <draw:control table:end-cell-address="Sheet1.AG11" table:end-x="0.383cm" table:end-y="0.411cm" draw:z-index="175" draw:style-name="gr1" draw:text-style-name="P1" svg:width="0.361cm" svg:height="0.37cm" svg:x="0.022cm" svg:y="0.041cm" draw:control="control176"/>
          </table:table-cell>
          <table:table-cell table:style-name="ce39" office:value-type="string" calcext:value-type="string">
            <text:p>0</text:p>
            <draw:control table:end-cell-address="Sheet1.AH11" table:end-x="0.382cm" table:end-y="0.411cm" draw:z-index="176" draw:style-name="gr1" draw:text-style-name="P1" svg:width="0.36cm" svg:height="0.37cm" svg:x="0.022cm" svg:y="0.041cm" draw:control="control177"/>
          </table:table-cell>
          <table:table-cell table:style-name="ce39" office:value-type="string" calcext:value-type="string">
            <text:p>0</text:p>
            <draw:control table:end-cell-address="Sheet1.AI11" table:end-x="0.384cm" table:end-y="0.411cm" draw:z-index="177" draw:style-name="gr1" draw:text-style-name="P1" svg:width="0.36cm" svg:height="0.37cm" svg:x="0.024cm" svg:y="0.041cm" draw:control="control178"/>
          </table:table-cell>
          <table:table-cell table:style-name="ce39" office:value-type="string" calcext:value-type="string">
            <text:p>0</text:p>
            <draw:control table:end-cell-address="Sheet1.AJ11" table:end-x="0.384cm" table:end-y="0.411cm" draw:z-index="178" draw:style-name="gr1" draw:text-style-name="P1" svg:width="0.36cm" svg:height="0.37cm" svg:x="0.024cm" svg:y="0.041cm" draw:control="control179"/>
          </table:table-cell>
          <table:table-cell table:style-name="ce39" office:value-type="string" calcext:value-type="string">
            <text:p>0</text:p>
            <draw:control table:end-cell-address="Sheet1.AK11" table:end-x="0.384cm" table:end-y="0.411cm" draw:z-index="179" draw:style-name="gr1" draw:text-style-name="P1" svg:width="0.36cm" svg:height="0.37cm" svg:x="0.024cm" svg:y="0.041cm" draw:control="control180"/>
          </table:table-cell>
          <table:table-cell table:style-name="ce39" office:value-type="string" calcext:value-type="string">
            <text:p>0</text:p>
            <draw:control table:end-cell-address="Sheet1.AL11" table:end-x="0.384cm" table:end-y="0.411cm" draw:z-index="180" draw:style-name="gr1" draw:text-style-name="P1" svg:width="0.36cm" svg:height="0.37cm" svg:x="0.024cm" svg:y="0.041cm" draw:control="control181"/>
          </table:table-cell>
          <table:table-cell table:style-name="ce39" office:value-type="string" calcext:value-type="string">
            <text:p>0</text:p>
            <draw:control table:end-cell-address="Sheet1.AM11" table:end-x="0.383cm" table:end-y="0.411cm" draw:z-index="181" draw:style-name="gr1" draw:text-style-name="P1" svg:width="0.361cm" svg:height="0.37cm" svg:x="0.022cm" svg:y="0.041cm" draw:control="control182"/>
          </table:table-cell>
          <table:table-cell table:style-name="ce39" office:value-type="string" calcext:value-type="string">
            <text:p>0</text:p>
            <draw:control table:end-cell-address="Sheet1.AN11" table:end-x="0.383cm" table:end-y="0.411cm" draw:z-index="182" draw:style-name="gr1" draw:text-style-name="P1" svg:width="0.361cm" svg:height="0.37cm" svg:x="0.022cm" svg:y="0.041cm" draw:control="control183"/>
          </table:table-cell>
          <table:table-cell table:style-name="ce39" office:value-type="string" calcext:value-type="string">
            <text:p>0</text:p>
            <draw:control table:end-cell-address="Sheet1.AO11" table:end-x="0.382cm" table:end-y="0.411cm" draw:z-index="183" draw:style-name="gr1" draw:text-style-name="P1" svg:width="0.36cm" svg:height="0.37cm" svg:x="0.022cm" svg:y="0.041cm" draw:control="control184"/>
          </table:table-cell>
          <table:table-cell table:style-name="ce39" office:value-type="string" calcext:value-type="string">
            <text:p>0</text:p>
            <draw:control table:end-cell-address="Sheet1.AP11" table:end-x="0.383cm" table:end-y="0.411cm" draw:z-index="184" draw:style-name="gr1" draw:text-style-name="P1" svg:width="0.361cm" svg:height="0.37cm" svg:x="0.022cm" svg:y="0.041cm" draw:control="control185"/>
          </table:table-cell>
          <table:table-cell table:style-name="ce39" office:value-type="string" calcext:value-type="string">
            <text:p>0</text:p>
            <draw:control table:end-cell-address="Sheet1.AQ11" table:end-x="0.383cm" table:end-y="0.411cm" draw:z-index="185" draw:style-name="gr1" draw:text-style-name="P1" svg:width="0.361cm" svg:height="0.37cm" svg:x="0.022cm" svg:y="0.041cm" draw:control="control186"/>
          </table:table-cell>
          <table:table-cell table:style-name="ce39" office:value-type="string" calcext:value-type="string">
            <text:p>0</text:p>
            <draw:control table:end-cell-address="Sheet1.AR11" table:end-x="0.383cm" table:end-y="0.411cm" draw:z-index="186" draw:style-name="gr1" draw:text-style-name="P1" svg:width="0.359cm" svg:height="0.37cm" svg:x="0.024cm" svg:y="0.041cm" draw:control="control187"/>
          </table:table-cell>
          <table:table-cell table:style-name="ce39" office:value-type="string" calcext:value-type="string">
            <text:p>0</text:p>
            <draw:control table:end-cell-address="Sheet1.AS11" table:end-x="0.384cm" table:end-y="0.411cm" draw:z-index="187" draw:style-name="gr1" draw:text-style-name="P1" svg:width="0.36cm" svg:height="0.37cm" svg:x="0.024cm" svg:y="0.041cm" draw:control="control188"/>
          </table:table-cell>
          <table:table-cell table:style-name="ce39" office:value-type="string" calcext:value-type="string">
            <text:p>0</text:p>
            <draw:control table:end-cell-address="Sheet1.AT11" table:end-x="0.384cm" table:end-y="0.411cm" draw:z-index="188" draw:style-name="gr1" draw:text-style-name="P1" svg:width="0.36cm" svg:height="0.37cm" svg:x="0.024cm" svg:y="0.041cm" draw:control="control189"/>
          </table:table-cell>
          <table:table-cell table:style-name="ce39" office:value-type="string" calcext:value-type="string">
            <text:p>0</text:p>
            <draw:control table:end-cell-address="Sheet1.AU11" table:end-x="0.385cm" table:end-y="0.411cm" draw:z-index="189" draw:style-name="gr1" draw:text-style-name="P1" svg:width="0.361cm" svg:height="0.37cm" svg:x="0.024cm" svg:y="0.041cm" draw:control="control190"/>
          </table:table-cell>
          <table:table-cell table:style-name="ce39" office:value-type="string" calcext:value-type="string">
            <text:p>0</text:p>
            <draw:control table:end-cell-address="Sheet1.AV11" table:end-x="0.382cm" table:end-y="0.411cm" draw:z-index="190" draw:style-name="gr1" draw:text-style-name="P1" svg:width="0.36cm" svg:height="0.37cm" svg:x="0.022cm" svg:y="0.041cm" draw:control="control191"/>
          </table:table-cell>
          <table:table-cell table:style-name="ce39" office:value-type="string" calcext:value-type="string">
            <text:p>0</text:p>
            <draw:control table:end-cell-address="Sheet1.AW11" table:end-x="0.383cm" table:end-y="0.411cm" draw:z-index="191" draw:style-name="gr1" draw:text-style-name="P1" svg:width="0.361cm" svg:height="0.37cm" svg:x="0.022cm" svg:y="0.041cm" draw:control="control192"/>
          </table:table-cell>
          <table:table-cell table:style-name="ce47" office:value-type="string" calcext:value-type="string">
            <text:p>We</text:p>
          </table:table-cell>
          <table:table-cell table:number-columns-repeated="974"/>
        </table:table-row>
        <table:table-row table:style-name="ro1">
          <table:table-cell table:style-name="ce17" office:value-type="date" office:date-value="2021-01-05" calcext:value-type="date">
            <text:p>05/01/2021</text:p>
          </table:table-cell>
          <table:table-cell table:style-name="ce8" office:value-type="string" calcext:value-type="string">
            <text:p>0</text:p>
            <draw:control table:end-cell-address="Sheet1.B12" table:end-x="0.384cm" table:end-y="0.411cm" draw:z-index="192" draw:style-name="gr1" draw:text-style-name="P1" svg:width="0.361cm" svg:height="0.371cm" svg:x="0.024cm" svg:y="0.04cm" draw:control="control193"/>
          </table:table-cell>
          <table:table-cell table:style-name="ce8" office:value-type="string" calcext:value-type="string">
            <text:p>0</text:p>
            <draw:control table:end-cell-address="Sheet1.C12" table:end-x="0.383cm" table:end-y="0.411cm" draw:z-index="193" draw:style-name="gr1" draw:text-style-name="P1" svg:width="0.361cm" svg:height="0.371cm" svg:x="0.022cm" svg:y="0.04cm" draw:control="control194"/>
          </table:table-cell>
          <table:table-cell table:style-name="ce8" office:value-type="string" calcext:value-type="string">
            <text:p>0</text:p>
            <draw:control table:end-cell-address="Sheet1.D12" table:end-x="0.383cm" table:end-y="0.411cm" draw:z-index="194" draw:style-name="gr1" draw:text-style-name="P1" svg:width="0.361cm" svg:height="0.371cm" svg:x="0.022cm" svg:y="0.04cm" draw:control="control195"/>
          </table:table-cell>
          <table:table-cell table:style-name="ce8" office:value-type="string" calcext:value-type="string">
            <text:p>0</text:p>
            <draw:control table:end-cell-address="Sheet1.E12" table:end-x="0.382cm" table:end-y="0.411cm" draw:z-index="195" draw:style-name="gr1" draw:text-style-name="P1" svg:width="0.36cm" svg:height="0.371cm" svg:x="0.022cm" svg:y="0.04cm" draw:control="control196"/>
          </table:table-cell>
          <table:table-cell table:style-name="ce8" office:value-type="string" calcext:value-type="string">
            <text:p>0</text:p>
            <draw:control table:end-cell-address="Sheet1.F12" table:end-x="0.383cm" table:end-y="0.411cm" draw:z-index="196" draw:style-name="gr1" draw:text-style-name="P1" svg:width="0.361cm" svg:height="0.371cm" svg:x="0.022cm" svg:y="0.04cm" draw:control="control197"/>
          </table:table-cell>
          <table:table-cell table:style-name="ce8" office:value-type="string" calcext:value-type="string">
            <text:p>0</text:p>
            <draw:control table:end-cell-address="Sheet1.G12" table:end-x="0.383cm" table:end-y="0.411cm" draw:z-index="197" draw:style-name="gr1" draw:text-style-name="P1" svg:width="0.361cm" svg:height="0.371cm" svg:x="0.022cm" svg:y="0.04cm" draw:control="control198"/>
          </table:table-cell>
          <table:table-cell table:style-name="ce8" office:value-type="string" calcext:value-type="string">
            <text:p>0</text:p>
            <draw:control table:end-cell-address="Sheet1.H12" table:end-x="0.383cm" table:end-y="0.411cm" draw:z-index="198" draw:style-name="gr1" draw:text-style-name="P1" svg:width="0.36cm" svg:height="0.371cm" svg:x="0.024cm" svg:y="0.04cm" draw:control="control199"/>
          </table:table-cell>
          <table:table-cell table:style-name="ce8" office:value-type="string" calcext:value-type="string">
            <text:p>0</text:p>
            <draw:control table:end-cell-address="Sheet1.I12" table:end-x="0.384cm" table:end-y="0.411cm" draw:z-index="199" draw:style-name="gr1" draw:text-style-name="P1" svg:width="0.361cm" svg:height="0.371cm" svg:x="0.024cm" svg:y="0.04cm" draw:control="control200"/>
          </table:table-cell>
          <table:table-cell table:style-name="ce8" office:value-type="string" calcext:value-type="string">
            <text:p>0</text:p>
            <draw:control table:end-cell-address="Sheet1.J12" table:end-x="0.384cm" table:end-y="0.411cm" draw:z-index="200" draw:style-name="gr1" draw:text-style-name="P1" svg:width="0.361cm" svg:height="0.371cm" svg:x="0.024cm" svg:y="0.04cm" draw:control="control201"/>
          </table:table-cell>
          <table:table-cell table:style-name="ce8" office:value-type="string" calcext:value-type="string">
            <text:p>0</text:p>
            <draw:control table:end-cell-address="Sheet1.K12" table:end-x="0.385cm" table:end-y="0.411cm" draw:z-index="201" draw:style-name="gr1" draw:text-style-name="P1" svg:width="0.362cm" svg:height="0.371cm" svg:x="0.024cm" svg:y="0.04cm" draw:control="control202"/>
          </table:table-cell>
          <table:table-cell table:style-name="ce8" office:value-type="string" calcext:value-type="string">
            <text:p>0</text:p>
            <draw:control table:end-cell-address="Sheet1.L12" table:end-x="0.382cm" table:end-y="0.411cm" draw:z-index="202" draw:style-name="gr1" draw:text-style-name="P1" svg:width="0.36cm" svg:height="0.371cm" svg:x="0.022cm" svg:y="0.04cm" draw:control="control203"/>
          </table:table-cell>
          <table:table-cell table:style-name="ce8" office:value-type="string" calcext:value-type="string">
            <text:p>0</text:p>
            <draw:control table:end-cell-address="Sheet1.M12" table:end-x="0.383cm" table:end-y="0.411cm" draw:z-index="203" draw:style-name="gr1" draw:text-style-name="P1" svg:width="0.361cm" svg:height="0.371cm" svg:x="0.022cm" svg:y="0.04cm" draw:control="control204"/>
          </table:table-cell>
          <table:table-cell table:style-name="ce8" office:value-type="string" calcext:value-type="string">
            <text:p>0</text:p>
            <draw:control table:end-cell-address="Sheet1.N12" table:end-x="0.383cm" table:end-y="0.411cm" draw:z-index="204" draw:style-name="gr1" draw:text-style-name="P1" svg:width="0.361cm" svg:height="0.371cm" svg:x="0.022cm" svg:y="0.04cm" draw:control="control205"/>
          </table:table-cell>
          <table:table-cell table:style-name="ce8" office:value-type="string" calcext:value-type="string">
            <text:p>0</text:p>
            <draw:control table:end-cell-address="Sheet1.O12" table:end-x="0.382cm" table:end-y="0.411cm" draw:z-index="205" draw:style-name="gr1" draw:text-style-name="P1" svg:width="0.36cm" svg:height="0.371cm" svg:x="0.022cm" svg:y="0.04cm" draw:control="control206"/>
          </table:table-cell>
          <table:table-cell table:style-name="ce8" office:value-type="string" calcext:value-type="string">
            <text:p>0</text:p>
            <draw:control table:end-cell-address="Sheet1.P12" table:end-x="0.383cm" table:end-y="0.411cm" draw:z-index="206" draw:style-name="gr1" draw:text-style-name="P1" svg:width="0.361cm" svg:height="0.371cm" svg:x="0.022cm" svg:y="0.04cm" draw:control="control207"/>
          </table:table-cell>
          <table:table-cell table:style-name="ce8" office:value-type="string" calcext:value-type="string">
            <text:p>0</text:p>
            <draw:control table:end-cell-address="Sheet1.Q12" table:end-x="0.384cm" table:end-y="0.411cm" draw:z-index="207" draw:style-name="gr1" draw:text-style-name="P1" svg:width="0.361cm" svg:height="0.371cm" svg:x="0.024cm" svg:y="0.04cm" draw:control="control208"/>
          </table:table-cell>
          <table:table-cell table:style-name="ce8" office:value-type="string" calcext:value-type="string">
            <text:p>0</text:p>
            <draw:control table:end-cell-address="Sheet1.R12" table:end-x="0.383cm" table:end-y="0.411cm" draw:z-index="208" draw:style-name="gr1" draw:text-style-name="P1" svg:width="0.36cm" svg:height="0.371cm" svg:x="0.024cm" svg:y="0.04cm" draw:control="control209"/>
          </table:table-cell>
          <table:table-cell table:style-name="ce8" office:value-type="string" calcext:value-type="string">
            <text:p>0</text:p>
            <draw:control table:end-cell-address="Sheet1.S12" table:end-x="0.384cm" table:end-y="0.411cm" draw:z-index="209" draw:style-name="gr1" draw:text-style-name="P1" svg:width="0.361cm" svg:height="0.371cm" svg:x="0.024cm" svg:y="0.04cm" draw:control="control210"/>
          </table:table-cell>
          <table:table-cell table:style-name="ce28" office:value-type="string" calcext:value-type="string">
            <text:p>0</text:p>
            <draw:control table:end-cell-address="Sheet1.T12" table:end-x="0.385cm" table:end-y="0.411cm" draw:z-index="210" draw:style-name="gr1" draw:text-style-name="P1" svg:width="0.362cm" svg:height="0.371cm" svg:x="0.024cm" svg:y="0.04cm" draw:control="control211"/>
          </table:table-cell>
          <table:table-cell table:style-name="ce28" office:value-type="string" calcext:value-type="string">
            <text:p>0</text:p>
            <draw:control table:end-cell-address="Sheet1.U12" table:end-x="0.382cm" table:end-y="0.411cm" draw:z-index="211" draw:style-name="gr1" draw:text-style-name="P1" svg:width="0.36cm" svg:height="0.371cm" svg:x="0.022cm" svg:y="0.04cm" draw:control="control212"/>
          </table:table-cell>
          <table:table-cell table:style-name="ce28" office:value-type="string" calcext:value-type="string">
            <text:p>0</text:p>
            <draw:control table:end-cell-address="Sheet1.V12" table:end-x="0.383cm" table:end-y="0.411cm" draw:z-index="212" draw:style-name="gr1" draw:text-style-name="P1" svg:width="0.361cm" svg:height="0.371cm" svg:x="0.022cm" svg:y="0.04cm" draw:control="control213"/>
          </table:table-cell>
          <table:table-cell table:style-name="ce28" office:value-type="string" calcext:value-type="string">
            <text:p>0</text:p>
            <draw:control table:end-cell-address="Sheet1.W12" table:end-x="0.383cm" table:end-y="0.411cm" draw:z-index="213" draw:style-name="gr1" draw:text-style-name="P1" svg:width="0.361cm" svg:height="0.371cm" svg:x="0.022cm" svg:y="0.04cm" draw:control="control214"/>
          </table:table-cell>
          <table:table-cell table:style-name="ce28" office:value-type="string" calcext:value-type="string">
            <text:p>0</text:p>
            <draw:control table:end-cell-address="Sheet1.X12" table:end-x="0.383cm" table:end-y="0.411cm" draw:z-index="214" draw:style-name="gr1" draw:text-style-name="P1" svg:width="0.361cm" svg:height="0.371cm" svg:x="0.022cm" svg:y="0.04cm" draw:control="control215"/>
          </table:table-cell>
          <table:table-cell table:style-name="ce28" office:value-type="string" calcext:value-type="string">
            <text:p>0</text:p>
            <draw:control table:end-cell-address="Sheet1.Y12" table:end-x="0.382cm" table:end-y="0.411cm" draw:z-index="215" draw:style-name="gr1" draw:text-style-name="P1" svg:width="0.36cm" svg:height="0.371cm" svg:x="0.022cm" svg:y="0.04cm" draw:control="control216"/>
          </table:table-cell>
          <table:table-cell table:style-name="ce28" office:value-type="string" calcext:value-type="string">
            <text:p>0</text:p>
            <draw:control table:end-cell-address="Sheet1.Z12" table:end-x="0.384cm" table:end-y="0.411cm" draw:z-index="216" draw:style-name="gr1" draw:text-style-name="P1" svg:width="0.361cm" svg:height="0.371cm" svg:x="0.024cm" svg:y="0.04cm" draw:control="control217"/>
          </table:table-cell>
          <table:table-cell table:style-name="ce28" office:value-type="string" calcext:value-type="string">
            <text:p>0</text:p>
            <draw:control table:end-cell-address="Sheet1.AA12" table:end-x="0.384cm" table:end-y="0.411cm" draw:z-index="217" draw:style-name="gr1" draw:text-style-name="P1" svg:width="0.361cm" svg:height="0.371cm" svg:x="0.024cm" svg:y="0.04cm" draw:control="control218"/>
          </table:table-cell>
          <table:table-cell table:style-name="ce28" office:value-type="string" calcext:value-type="string">
            <text:p>0</text:p>
            <draw:control table:end-cell-address="Sheet1.AB12" table:end-x="0.383cm" table:end-y="0.411cm" draw:z-index="218" draw:style-name="gr1" draw:text-style-name="P1" svg:width="0.36cm" svg:height="0.371cm" svg:x="0.024cm" svg:y="0.04cm" draw:control="control219"/>
          </table:table-cell>
          <table:table-cell table:style-name="ce28" office:value-type="string" calcext:value-type="string">
            <text:p>0</text:p>
            <draw:control table:end-cell-address="Sheet1.AC12" table:end-x="0.385cm" table:end-y="0.411cm" draw:z-index="219" draw:style-name="gr1" draw:text-style-name="P1" svg:width="0.362cm" svg:height="0.371cm" svg:x="0.024cm" svg:y="0.04cm" draw:control="control220"/>
          </table:table-cell>
          <table:table-cell table:style-name="ce28" office:value-type="string" calcext:value-type="string">
            <text:p>0</text:p>
            <draw:control table:end-cell-address="Sheet1.AD12" table:end-x="0.383cm" table:end-y="0.411cm" draw:z-index="220" draw:style-name="gr1" draw:text-style-name="P1" svg:width="0.361cm" svg:height="0.371cm" svg:x="0.022cm" svg:y="0.04cm" draw:control="control221"/>
          </table:table-cell>
          <table:table-cell table:style-name="ce28" office:value-type="string" calcext:value-type="string">
            <text:p>0</text:p>
            <draw:control table:end-cell-address="Sheet1.AE12" table:end-x="0.382cm" table:end-y="0.411cm" draw:z-index="221" draw:style-name="gr1" draw:text-style-name="P1" svg:width="0.36cm" svg:height="0.371cm" svg:x="0.022cm" svg:y="0.04cm" draw:control="control222"/>
          </table:table-cell>
          <table:table-cell table:style-name="ce28" office:value-type="string" calcext:value-type="string">
            <text:p>0</text:p>
            <draw:control table:end-cell-address="Sheet1.AF12" table:end-x="0.383cm" table:end-y="0.411cm" draw:z-index="222" draw:style-name="gr1" draw:text-style-name="P1" svg:width="0.361cm" svg:height="0.371cm" svg:x="0.022cm" svg:y="0.04cm" draw:control="control223"/>
          </table:table-cell>
          <table:table-cell table:style-name="ce28" office:value-type="string" calcext:value-type="string">
            <text:p>0</text:p>
            <draw:control table:end-cell-address="Sheet1.AG12" table:end-x="0.383cm" table:end-y="0.411cm" draw:z-index="223" draw:style-name="gr1" draw:text-style-name="P1" svg:width="0.361cm" svg:height="0.371cm" svg:x="0.022cm" svg:y="0.04cm" draw:control="control224"/>
          </table:table-cell>
          <table:table-cell table:style-name="ce39" office:value-type="string" calcext:value-type="string">
            <text:p>0</text:p>
            <draw:control table:end-cell-address="Sheet1.AH12" table:end-x="0.382cm" table:end-y="0.411cm" draw:z-index="224" draw:style-name="gr1" draw:text-style-name="P1" svg:width="0.36cm" svg:height="0.371cm" svg:x="0.022cm" svg:y="0.04cm" draw:control="control225"/>
          </table:table-cell>
          <table:table-cell table:style-name="ce39" office:value-type="string" calcext:value-type="string">
            <text:p>0</text:p>
            <draw:control table:end-cell-address="Sheet1.AI12" table:end-x="0.384cm" table:end-y="0.411cm" draw:z-index="225" draw:style-name="gr1" draw:text-style-name="P1" svg:width="0.361cm" svg:height="0.371cm" svg:x="0.024cm" svg:y="0.04cm" draw:control="control226"/>
          </table:table-cell>
          <table:table-cell table:style-name="ce39" office:value-type="string" calcext:value-type="string">
            <text:p>0</text:p>
            <draw:control table:end-cell-address="Sheet1.AJ12" table:end-x="0.384cm" table:end-y="0.411cm" draw:z-index="226" draw:style-name="gr1" draw:text-style-name="P1" svg:width="0.361cm" svg:height="0.371cm" svg:x="0.024cm" svg:y="0.04cm" draw:control="control227"/>
          </table:table-cell>
          <table:table-cell table:style-name="ce39" office:value-type="string" calcext:value-type="string">
            <text:p>0</text:p>
            <draw:control table:end-cell-address="Sheet1.AK12" table:end-x="0.384cm" table:end-y="0.411cm" draw:z-index="227" draw:style-name="gr1" draw:text-style-name="P1" svg:width="0.361cm" svg:height="0.371cm" svg:x="0.024cm" svg:y="0.04cm" draw:control="control228"/>
          </table:table-cell>
          <table:table-cell table:style-name="ce39" office:value-type="string" calcext:value-type="string">
            <text:p>0</text:p>
            <draw:control table:end-cell-address="Sheet1.AL12" table:end-x="0.384cm" table:end-y="0.411cm" draw:z-index="228" draw:style-name="gr1" draw:text-style-name="P1" svg:width="0.361cm" svg:height="0.371cm" svg:x="0.024cm" svg:y="0.04cm" draw:control="control229"/>
          </table:table-cell>
          <table:table-cell table:style-name="ce39" office:value-type="string" calcext:value-type="string">
            <text:p>0</text:p>
            <draw:control table:end-cell-address="Sheet1.AM12" table:end-x="0.383cm" table:end-y="0.411cm" draw:z-index="229" draw:style-name="gr1" draw:text-style-name="P1" svg:width="0.361cm" svg:height="0.371cm" svg:x="0.022cm" svg:y="0.04cm" draw:control="control230"/>
          </table:table-cell>
          <table:table-cell table:style-name="ce39" office:value-type="string" calcext:value-type="string">
            <text:p>0</text:p>
            <draw:control table:end-cell-address="Sheet1.AN12" table:end-x="0.383cm" table:end-y="0.411cm" draw:z-index="230" draw:style-name="gr1" draw:text-style-name="P1" svg:width="0.361cm" svg:height="0.371cm" svg:x="0.022cm" svg:y="0.04cm" draw:control="control231"/>
          </table:table-cell>
          <table:table-cell table:style-name="ce39" office:value-type="string" calcext:value-type="string">
            <text:p>0</text:p>
            <draw:control table:end-cell-address="Sheet1.AO12" table:end-x="0.382cm" table:end-y="0.411cm" draw:z-index="231" draw:style-name="gr1" draw:text-style-name="P1" svg:width="0.36cm" svg:height="0.371cm" svg:x="0.022cm" svg:y="0.04cm" draw:control="control232"/>
          </table:table-cell>
          <table:table-cell table:style-name="ce39" office:value-type="string" calcext:value-type="string">
            <text:p>0</text:p>
            <draw:control table:end-cell-address="Sheet1.AP12" table:end-x="0.383cm" table:end-y="0.411cm" draw:z-index="232" draw:style-name="gr1" draw:text-style-name="P1" svg:width="0.361cm" svg:height="0.371cm" svg:x="0.022cm" svg:y="0.04cm" draw:control="control233"/>
          </table:table-cell>
          <table:table-cell table:style-name="ce39" office:value-type="string" calcext:value-type="string">
            <text:p>0</text:p>
            <draw:control table:end-cell-address="Sheet1.AQ12" table:end-x="0.383cm" table:end-y="0.411cm" draw:z-index="233" draw:style-name="gr1" draw:text-style-name="P1" svg:width="0.361cm" svg:height="0.371cm" svg:x="0.022cm" svg:y="0.04cm" draw:control="control234"/>
          </table:table-cell>
          <table:table-cell table:style-name="ce39" office:value-type="string" calcext:value-type="string">
            <text:p>0</text:p>
            <draw:control table:end-cell-address="Sheet1.AR12" table:end-x="0.383cm" table:end-y="0.411cm" draw:z-index="234" draw:style-name="gr1" draw:text-style-name="P1" svg:width="0.36cm" svg:height="0.371cm" svg:x="0.024cm" svg:y="0.04cm" draw:control="control235"/>
          </table:table-cell>
          <table:table-cell table:style-name="ce39" office:value-type="string" calcext:value-type="string">
            <text:p>0</text:p>
            <draw:control table:end-cell-address="Sheet1.AS12" table:end-x="0.384cm" table:end-y="0.411cm" draw:z-index="235" draw:style-name="gr1" draw:text-style-name="P1" svg:width="0.361cm" svg:height="0.371cm" svg:x="0.024cm" svg:y="0.04cm" draw:control="control236"/>
          </table:table-cell>
          <table:table-cell table:style-name="ce39" office:value-type="string" calcext:value-type="string">
            <text:p>0</text:p>
            <draw:control table:end-cell-address="Sheet1.AT12" table:end-x="0.384cm" table:end-y="0.411cm" draw:z-index="236" draw:style-name="gr1" draw:text-style-name="P1" svg:width="0.361cm" svg:height="0.371cm" svg:x="0.024cm" svg:y="0.04cm" draw:control="control237"/>
          </table:table-cell>
          <table:table-cell table:style-name="ce39" office:value-type="string" calcext:value-type="string">
            <text:p>0</text:p>
            <draw:control table:end-cell-address="Sheet1.AU12" table:end-x="0.385cm" table:end-y="0.411cm" draw:z-index="237" draw:style-name="gr1" draw:text-style-name="P1" svg:width="0.362cm" svg:height="0.371cm" svg:x="0.024cm" svg:y="0.04cm" draw:control="control238"/>
          </table:table-cell>
          <table:table-cell table:style-name="ce39" office:value-type="string" calcext:value-type="string">
            <text:p>0</text:p>
            <draw:control table:end-cell-address="Sheet1.AV12" table:end-x="0.382cm" table:end-y="0.411cm" draw:z-index="238" draw:style-name="gr1" draw:text-style-name="P1" svg:width="0.36cm" svg:height="0.371cm" svg:x="0.022cm" svg:y="0.04cm" draw:control="control239"/>
          </table:table-cell>
          <table:table-cell table:style-name="ce39" office:value-type="string" calcext:value-type="string">
            <text:p>0</text:p>
            <draw:control table:end-cell-address="Sheet1.AW12" table:end-x="0.383cm" table:end-y="0.411cm" draw:z-index="239" draw:style-name="gr1" draw:text-style-name="P1" svg:width="0.361cm" svg:height="0.371cm" svg:x="0.022cm" svg:y="0.04cm" draw:control="control240"/>
          </table:table-cell>
          <table:table-cell table:style-name="ce47" office:value-type="string" calcext:value-type="string">
            <text:p>Th</text:p>
          </table:table-cell>
          <table:table-cell table:number-columns-repeated="974"/>
        </table:table-row>
        <table:table-row table:style-name="ro1">
          <table:table-cell table:style-name="ce17" office:value-type="date" office:date-value="2021-01-06" calcext:value-type="date">
            <text:p>06/01/2021</text:p>
          </table:table-cell>
          <table:table-cell table:style-name="ce8" office:value-type="string" calcext:value-type="string">
            <text:p>0</text:p>
            <draw:control table:end-cell-address="Sheet1.B13" table:end-x="0.384cm" table:end-y="0.411cm" draw:z-index="240" draw:style-name="gr1" draw:text-style-name="P1" svg:width="0.361cm" svg:height="0.371cm" svg:x="0.024cm" svg:y="0.041cm" draw:control="control241"/>
          </table:table-cell>
          <table:table-cell table:style-name="ce8" office:value-type="string" calcext:value-type="string">
            <text:p>0</text:p>
            <draw:control table:end-cell-address="Sheet1.C13" table:end-x="0.383cm" table:end-y="0.411cm" draw:z-index="241" draw:style-name="gr1" draw:text-style-name="P1" svg:width="0.361cm" svg:height="0.371cm" svg:x="0.022cm" svg:y="0.041cm" draw:control="control242"/>
          </table:table-cell>
          <table:table-cell table:style-name="ce8" office:value-type="string" calcext:value-type="string">
            <text:p>0</text:p>
            <draw:control table:end-cell-address="Sheet1.D13" table:end-x="0.383cm" table:end-y="0.411cm" draw:z-index="242" draw:style-name="gr1" draw:text-style-name="P1" svg:width="0.361cm" svg:height="0.371cm" svg:x="0.022cm" svg:y="0.041cm" draw:control="control243"/>
          </table:table-cell>
          <table:table-cell table:style-name="ce8" office:value-type="string" calcext:value-type="string">
            <text:p>0</text:p>
            <draw:control table:end-cell-address="Sheet1.E13" table:end-x="0.382cm" table:end-y="0.411cm" draw:z-index="243" draw:style-name="gr1" draw:text-style-name="P1" svg:width="0.36cm" svg:height="0.371cm" svg:x="0.022cm" svg:y="0.041cm" draw:control="control244"/>
          </table:table-cell>
          <table:table-cell table:style-name="ce8" office:value-type="string" calcext:value-type="string">
            <text:p>0</text:p>
            <draw:control table:end-cell-address="Sheet1.F13" table:end-x="0.383cm" table:end-y="0.411cm" draw:z-index="244" draw:style-name="gr1" draw:text-style-name="P1" svg:width="0.361cm" svg:height="0.371cm" svg:x="0.022cm" svg:y="0.041cm" draw:control="control245"/>
          </table:table-cell>
          <table:table-cell table:style-name="ce8" office:value-type="string" calcext:value-type="string">
            <text:p>0</text:p>
            <draw:control table:end-cell-address="Sheet1.G13" table:end-x="0.383cm" table:end-y="0.411cm" draw:z-index="245" draw:style-name="gr1" draw:text-style-name="P1" svg:width="0.361cm" svg:height="0.371cm" svg:x="0.022cm" svg:y="0.041cm" draw:control="control246"/>
          </table:table-cell>
          <table:table-cell table:style-name="ce8" office:value-type="string" calcext:value-type="string">
            <text:p>0</text:p>
            <draw:control table:end-cell-address="Sheet1.H13" table:end-x="0.383cm" table:end-y="0.411cm" draw:z-index="246" draw:style-name="gr1" draw:text-style-name="P1" svg:width="0.36cm" svg:height="0.371cm" svg:x="0.024cm" svg:y="0.041cm" draw:control="control247"/>
          </table:table-cell>
          <table:table-cell table:style-name="ce8" office:value-type="string" calcext:value-type="string">
            <text:p>0</text:p>
            <draw:control table:end-cell-address="Sheet1.I13" table:end-x="0.384cm" table:end-y="0.411cm" draw:z-index="247" draw:style-name="gr1" draw:text-style-name="P1" svg:width="0.361cm" svg:height="0.371cm" svg:x="0.024cm" svg:y="0.041cm" draw:control="control248"/>
          </table:table-cell>
          <table:table-cell table:style-name="ce8" office:value-type="string" calcext:value-type="string">
            <text:p>0</text:p>
            <draw:control table:end-cell-address="Sheet1.J13" table:end-x="0.384cm" table:end-y="0.411cm" draw:z-index="248" draw:style-name="gr1" draw:text-style-name="P1" svg:width="0.361cm" svg:height="0.371cm" svg:x="0.024cm" svg:y="0.041cm" draw:control="control249"/>
          </table:table-cell>
          <table:table-cell table:style-name="ce8" office:value-type="string" calcext:value-type="string">
            <text:p>0</text:p>
            <draw:control table:end-cell-address="Sheet1.K13" table:end-x="0.385cm" table:end-y="0.411cm" draw:z-index="249" draw:style-name="gr1" draw:text-style-name="P1" svg:width="0.362cm" svg:height="0.371cm" svg:x="0.024cm" svg:y="0.041cm" draw:control="control250"/>
          </table:table-cell>
          <table:table-cell table:style-name="ce8" office:value-type="string" calcext:value-type="string">
            <text:p>0</text:p>
            <draw:control table:end-cell-address="Sheet1.L13" table:end-x="0.382cm" table:end-y="0.411cm" draw:z-index="250" draw:style-name="gr1" draw:text-style-name="P1" svg:width="0.36cm" svg:height="0.371cm" svg:x="0.022cm" svg:y="0.041cm" draw:control="control251"/>
          </table:table-cell>
          <table:table-cell table:style-name="ce8" office:value-type="string" calcext:value-type="string">
            <text:p>0</text:p>
            <draw:control table:end-cell-address="Sheet1.M13" table:end-x="0.383cm" table:end-y="0.411cm" draw:z-index="251" draw:style-name="gr1" draw:text-style-name="P1" svg:width="0.361cm" svg:height="0.371cm" svg:x="0.022cm" svg:y="0.041cm" draw:control="control252"/>
          </table:table-cell>
          <table:table-cell table:style-name="ce8" office:value-type="string" calcext:value-type="string">
            <text:p>0</text:p>
            <draw:control table:end-cell-address="Sheet1.N13" table:end-x="0.383cm" table:end-y="0.411cm" draw:z-index="252" draw:style-name="gr1" draw:text-style-name="P1" svg:width="0.361cm" svg:height="0.371cm" svg:x="0.022cm" svg:y="0.041cm" draw:control="control253"/>
          </table:table-cell>
          <table:table-cell table:style-name="ce8" office:value-type="string" calcext:value-type="string">
            <text:p>0</text:p>
            <draw:control table:end-cell-address="Sheet1.O13" table:end-x="0.382cm" table:end-y="0.411cm" draw:z-index="253" draw:style-name="gr1" draw:text-style-name="P1" svg:width="0.36cm" svg:height="0.371cm" svg:x="0.022cm" svg:y="0.041cm" draw:control="control254"/>
          </table:table-cell>
          <table:table-cell table:style-name="ce8" office:value-type="string" calcext:value-type="string">
            <text:p>0</text:p>
            <draw:control table:end-cell-address="Sheet1.P13" table:end-x="0.383cm" table:end-y="0.411cm" draw:z-index="254" draw:style-name="gr1" draw:text-style-name="P1" svg:width="0.361cm" svg:height="0.371cm" svg:x="0.022cm" svg:y="0.041cm" draw:control="control255"/>
          </table:table-cell>
          <table:table-cell table:style-name="ce8" office:value-type="string" calcext:value-type="string">
            <text:p>0</text:p>
            <draw:control table:end-cell-address="Sheet1.Q13" table:end-x="0.384cm" table:end-y="0.411cm" draw:z-index="255" draw:style-name="gr1" draw:text-style-name="P1" svg:width="0.361cm" svg:height="0.371cm" svg:x="0.024cm" svg:y="0.041cm" draw:control="control256"/>
          </table:table-cell>
          <table:table-cell table:style-name="ce8" office:value-type="string" calcext:value-type="string">
            <text:p>0</text:p>
            <draw:control table:end-cell-address="Sheet1.R13" table:end-x="0.383cm" table:end-y="0.411cm" draw:z-index="256" draw:style-name="gr1" draw:text-style-name="P1" svg:width="0.36cm" svg:height="0.371cm" svg:x="0.024cm" svg:y="0.041cm" draw:control="control257"/>
          </table:table-cell>
          <table:table-cell table:style-name="ce8" office:value-type="string" calcext:value-type="string">
            <text:p>0</text:p>
            <draw:control table:end-cell-address="Sheet1.S13" table:end-x="0.384cm" table:end-y="0.411cm" draw:z-index="257" draw:style-name="gr1" draw:text-style-name="P1" svg:width="0.361cm" svg:height="0.371cm" svg:x="0.024cm" svg:y="0.041cm" draw:control="control258"/>
          </table:table-cell>
          <table:table-cell table:style-name="ce28" office:value-type="string" calcext:value-type="string">
            <text:p>0</text:p>
            <draw:control table:end-cell-address="Sheet1.T13" table:end-x="0.385cm" table:end-y="0.411cm" draw:z-index="258" draw:style-name="gr1" draw:text-style-name="P1" svg:width="0.362cm" svg:height="0.371cm" svg:x="0.024cm" svg:y="0.041cm" draw:control="control259"/>
          </table:table-cell>
          <table:table-cell table:style-name="ce28" office:value-type="string" calcext:value-type="string">
            <text:p>0</text:p>
            <draw:control table:end-cell-address="Sheet1.U13" table:end-x="0.382cm" table:end-y="0.411cm" draw:z-index="259" draw:style-name="gr1" draw:text-style-name="P1" svg:width="0.36cm" svg:height="0.371cm" svg:x="0.022cm" svg:y="0.041cm" draw:control="control260"/>
          </table:table-cell>
          <table:table-cell table:style-name="ce28" office:value-type="string" calcext:value-type="string">
            <text:p>0</text:p>
            <draw:control table:end-cell-address="Sheet1.V13" table:end-x="0.383cm" table:end-y="0.411cm" draw:z-index="260" draw:style-name="gr1" draw:text-style-name="P1" svg:width="0.361cm" svg:height="0.371cm" svg:x="0.022cm" svg:y="0.041cm" draw:control="control261"/>
          </table:table-cell>
          <table:table-cell table:style-name="ce28" office:value-type="string" calcext:value-type="string">
            <text:p>0</text:p>
            <draw:control table:end-cell-address="Sheet1.W13" table:end-x="0.383cm" table:end-y="0.411cm" draw:z-index="261" draw:style-name="gr1" draw:text-style-name="P1" svg:width="0.361cm" svg:height="0.371cm" svg:x="0.022cm" svg:y="0.041cm" draw:control="control262"/>
          </table:table-cell>
          <table:table-cell table:style-name="ce28" office:value-type="string" calcext:value-type="string">
            <text:p>0</text:p>
            <draw:control table:end-cell-address="Sheet1.X13" table:end-x="0.383cm" table:end-y="0.411cm" draw:z-index="262" draw:style-name="gr1" draw:text-style-name="P1" svg:width="0.361cm" svg:height="0.371cm" svg:x="0.022cm" svg:y="0.041cm" draw:control="control263"/>
          </table:table-cell>
          <table:table-cell table:style-name="ce28" office:value-type="string" calcext:value-type="string">
            <text:p>0</text:p>
            <draw:control table:end-cell-address="Sheet1.Y13" table:end-x="0.382cm" table:end-y="0.411cm" draw:z-index="263" draw:style-name="gr1" draw:text-style-name="P1" svg:width="0.36cm" svg:height="0.371cm" svg:x="0.022cm" svg:y="0.041cm" draw:control="control264"/>
          </table:table-cell>
          <table:table-cell table:style-name="ce28" office:value-type="string" calcext:value-type="string">
            <text:p>0</text:p>
            <draw:control table:end-cell-address="Sheet1.Z13" table:end-x="0.384cm" table:end-y="0.411cm" draw:z-index="264" draw:style-name="gr1" draw:text-style-name="P1" svg:width="0.361cm" svg:height="0.371cm" svg:x="0.024cm" svg:y="0.041cm" draw:control="control265"/>
          </table:table-cell>
          <table:table-cell table:style-name="ce28" office:value-type="string" calcext:value-type="string">
            <text:p>0</text:p>
            <draw:control table:end-cell-address="Sheet1.AA13" table:end-x="0.384cm" table:end-y="0.411cm" draw:z-index="265" draw:style-name="gr1" draw:text-style-name="P1" svg:width="0.361cm" svg:height="0.371cm" svg:x="0.024cm" svg:y="0.041cm" draw:control="control266"/>
          </table:table-cell>
          <table:table-cell table:style-name="ce28" office:value-type="string" calcext:value-type="string">
            <text:p>0</text:p>
            <draw:control table:end-cell-address="Sheet1.AB13" table:end-x="0.383cm" table:end-y="0.411cm" draw:z-index="266" draw:style-name="gr1" draw:text-style-name="P1" svg:width="0.36cm" svg:height="0.371cm" svg:x="0.024cm" svg:y="0.041cm" draw:control="control267"/>
          </table:table-cell>
          <table:table-cell table:style-name="ce28" office:value-type="string" calcext:value-type="string">
            <text:p>0</text:p>
            <draw:control table:end-cell-address="Sheet1.AC13" table:end-x="0.385cm" table:end-y="0.411cm" draw:z-index="267" draw:style-name="gr1" draw:text-style-name="P1" svg:width="0.362cm" svg:height="0.371cm" svg:x="0.024cm" svg:y="0.041cm" draw:control="control268"/>
          </table:table-cell>
          <table:table-cell table:style-name="ce28" office:value-type="string" calcext:value-type="string">
            <text:p>0</text:p>
            <draw:control table:end-cell-address="Sheet1.AD13" table:end-x="0.383cm" table:end-y="0.411cm" draw:z-index="268" draw:style-name="gr1" draw:text-style-name="P1" svg:width="0.361cm" svg:height="0.371cm" svg:x="0.022cm" svg:y="0.041cm" draw:control="control269"/>
          </table:table-cell>
          <table:table-cell table:style-name="ce28" office:value-type="string" calcext:value-type="string">
            <text:p>0</text:p>
            <draw:control table:end-cell-address="Sheet1.AE13" table:end-x="0.382cm" table:end-y="0.411cm" draw:z-index="269" draw:style-name="gr1" draw:text-style-name="P1" svg:width="0.36cm" svg:height="0.371cm" svg:x="0.022cm" svg:y="0.041cm" draw:control="control270"/>
          </table:table-cell>
          <table:table-cell table:style-name="ce28" office:value-type="string" calcext:value-type="string">
            <text:p>0</text:p>
            <draw:control table:end-cell-address="Sheet1.AF13" table:end-x="0.383cm" table:end-y="0.411cm" draw:z-index="270" draw:style-name="gr1" draw:text-style-name="P1" svg:width="0.361cm" svg:height="0.371cm" svg:x="0.022cm" svg:y="0.041cm" draw:control="control271"/>
          </table:table-cell>
          <table:table-cell table:style-name="ce28" office:value-type="string" calcext:value-type="string">
            <text:p>0</text:p>
            <draw:control table:end-cell-address="Sheet1.AG13" table:end-x="0.383cm" table:end-y="0.411cm" draw:z-index="271" draw:style-name="gr1" draw:text-style-name="P1" svg:width="0.361cm" svg:height="0.371cm" svg:x="0.022cm" svg:y="0.041cm" draw:control="control272"/>
          </table:table-cell>
          <table:table-cell table:style-name="ce39" office:value-type="string" calcext:value-type="string">
            <text:p>0</text:p>
            <draw:control table:end-cell-address="Sheet1.AH13" table:end-x="0.382cm" table:end-y="0.411cm" draw:z-index="272" draw:style-name="gr1" draw:text-style-name="P1" svg:width="0.36cm" svg:height="0.371cm" svg:x="0.022cm" svg:y="0.041cm" draw:control="control273"/>
          </table:table-cell>
          <table:table-cell table:style-name="ce39" office:value-type="string" calcext:value-type="string">
            <text:p>0</text:p>
            <draw:control table:end-cell-address="Sheet1.AI13" table:end-x="0.384cm" table:end-y="0.411cm" draw:z-index="273" draw:style-name="gr1" draw:text-style-name="P1" svg:width="0.361cm" svg:height="0.371cm" svg:x="0.024cm" svg:y="0.041cm" draw:control="control274"/>
          </table:table-cell>
          <table:table-cell table:style-name="ce39" office:value-type="string" calcext:value-type="string">
            <text:p>0</text:p>
            <draw:control table:end-cell-address="Sheet1.AJ13" table:end-x="0.384cm" table:end-y="0.411cm" draw:z-index="274" draw:style-name="gr1" draw:text-style-name="P1" svg:width="0.361cm" svg:height="0.371cm" svg:x="0.024cm" svg:y="0.041cm" draw:control="control275"/>
          </table:table-cell>
          <table:table-cell table:style-name="ce39" office:value-type="string" calcext:value-type="string">
            <text:p>0</text:p>
            <draw:control table:end-cell-address="Sheet1.AK13" table:end-x="0.384cm" table:end-y="0.411cm" draw:z-index="275" draw:style-name="gr1" draw:text-style-name="P1" svg:width="0.361cm" svg:height="0.371cm" svg:x="0.024cm" svg:y="0.041cm" draw:control="control276"/>
          </table:table-cell>
          <table:table-cell table:style-name="ce39" office:value-type="string" calcext:value-type="string">
            <text:p>0</text:p>
            <draw:control table:end-cell-address="Sheet1.AL13" table:end-x="0.384cm" table:end-y="0.411cm" draw:z-index="276" draw:style-name="gr1" draw:text-style-name="P1" svg:width="0.361cm" svg:height="0.371cm" svg:x="0.024cm" svg:y="0.041cm" draw:control="control277"/>
          </table:table-cell>
          <table:table-cell table:style-name="ce39" office:value-type="string" calcext:value-type="string">
            <text:p>0</text:p>
            <draw:control table:end-cell-address="Sheet1.AM13" table:end-x="0.383cm" table:end-y="0.411cm" draw:z-index="277" draw:style-name="gr1" draw:text-style-name="P1" svg:width="0.361cm" svg:height="0.371cm" svg:x="0.022cm" svg:y="0.041cm" draw:control="control278"/>
          </table:table-cell>
          <table:table-cell table:style-name="ce39" office:value-type="string" calcext:value-type="string">
            <text:p>0</text:p>
            <draw:control table:end-cell-address="Sheet1.AN13" table:end-x="0.383cm" table:end-y="0.411cm" draw:z-index="278" draw:style-name="gr1" draw:text-style-name="P1" svg:width="0.361cm" svg:height="0.371cm" svg:x="0.022cm" svg:y="0.041cm" draw:control="control279"/>
          </table:table-cell>
          <table:table-cell table:style-name="ce39" office:value-type="string" calcext:value-type="string">
            <text:p>0</text:p>
            <draw:control table:end-cell-address="Sheet1.AO13" table:end-x="0.382cm" table:end-y="0.411cm" draw:z-index="279" draw:style-name="gr1" draw:text-style-name="P1" svg:width="0.36cm" svg:height="0.371cm" svg:x="0.022cm" svg:y="0.041cm" draw:control="control280"/>
          </table:table-cell>
          <table:table-cell table:style-name="ce39" office:value-type="string" calcext:value-type="string">
            <text:p>0</text:p>
            <draw:control table:end-cell-address="Sheet1.AP13" table:end-x="0.383cm" table:end-y="0.411cm" draw:z-index="280" draw:style-name="gr1" draw:text-style-name="P1" svg:width="0.361cm" svg:height="0.371cm" svg:x="0.022cm" svg:y="0.041cm" draw:control="control281"/>
          </table:table-cell>
          <table:table-cell table:style-name="ce39" office:value-type="string" calcext:value-type="string">
            <text:p>0</text:p>
            <draw:control table:end-cell-address="Sheet1.AQ13" table:end-x="0.383cm" table:end-y="0.411cm" draw:z-index="281" draw:style-name="gr1" draw:text-style-name="P1" svg:width="0.361cm" svg:height="0.371cm" svg:x="0.022cm" svg:y="0.041cm" draw:control="control282"/>
          </table:table-cell>
          <table:table-cell table:style-name="ce39" office:value-type="string" calcext:value-type="string">
            <text:p>0</text:p>
            <draw:control table:end-cell-address="Sheet1.AR13" table:end-x="0.383cm" table:end-y="0.411cm" draw:z-index="282" draw:style-name="gr1" draw:text-style-name="P1" svg:width="0.36cm" svg:height="0.371cm" svg:x="0.024cm" svg:y="0.041cm" draw:control="control283"/>
          </table:table-cell>
          <table:table-cell table:style-name="ce39" office:value-type="string" calcext:value-type="string">
            <text:p>0</text:p>
            <draw:control table:end-cell-address="Sheet1.AS13" table:end-x="0.384cm" table:end-y="0.411cm" draw:z-index="283" draw:style-name="gr1" draw:text-style-name="P1" svg:width="0.361cm" svg:height="0.371cm" svg:x="0.024cm" svg:y="0.041cm" draw:control="control284"/>
          </table:table-cell>
          <table:table-cell table:style-name="ce39" office:value-type="string" calcext:value-type="string">
            <text:p>0</text:p>
            <draw:control table:end-cell-address="Sheet1.AT13" table:end-x="0.384cm" table:end-y="0.411cm" draw:z-index="284" draw:style-name="gr1" draw:text-style-name="P1" svg:width="0.361cm" svg:height="0.371cm" svg:x="0.024cm" svg:y="0.041cm" draw:control="control285"/>
          </table:table-cell>
          <table:table-cell table:style-name="ce39" office:value-type="string" calcext:value-type="string">
            <text:p>0</text:p>
            <draw:control table:end-cell-address="Sheet1.AU13" table:end-x="0.385cm" table:end-y="0.411cm" draw:z-index="285" draw:style-name="gr1" draw:text-style-name="P1" svg:width="0.362cm" svg:height="0.371cm" svg:x="0.024cm" svg:y="0.041cm" draw:control="control286"/>
          </table:table-cell>
          <table:table-cell table:style-name="ce39" office:value-type="string" calcext:value-type="string">
            <text:p>0</text:p>
            <draw:control table:end-cell-address="Sheet1.AV13" table:end-x="0.382cm" table:end-y="0.411cm" draw:z-index="286" draw:style-name="gr1" draw:text-style-name="P1" svg:width="0.36cm" svg:height="0.371cm" svg:x="0.022cm" svg:y="0.041cm" draw:control="control287"/>
          </table:table-cell>
          <table:table-cell table:style-name="ce39" office:value-type="string" calcext:value-type="string">
            <text:p>0</text:p>
            <draw:control table:end-cell-address="Sheet1.AW13" table:end-x="0.383cm" table:end-y="0.411cm" draw:z-index="287" draw:style-name="gr1" draw:text-style-name="P1" svg:width="0.361cm" svg:height="0.371cm" svg:x="0.022cm" svg:y="0.041cm" draw:control="control288"/>
          </table:table-cell>
          <table:table-cell table:style-name="ce47" office:value-type="string" calcext:value-type="string">
            <text:p>Fr</text:p>
          </table:table-cell>
          <table:table-cell table:number-columns-repeated="974"/>
        </table:table-row>
        <table:table-row table:style-name="ro1">
          <table:table-cell table:style-name="ce17" office:value-type="date" office:date-value="2021-01-07" calcext:value-type="date">
            <text:p>07/01/2021</text:p>
          </table:table-cell>
          <table:table-cell table:style-name="ce7" office:value-type="string" calcext:value-type="string">
            <text:p>0</text:p>
            <draw:control table:end-cell-address="Sheet1.B14" table:end-x="0.384cm" table:end-y="0.411cm" draw:z-index="288" draw:style-name="gr1" draw:text-style-name="P1" svg:width="0.361cm" svg:height="0.371cm" svg:x="0.024cm" svg:y="0.041cm" draw:control="control289"/>
          </table:table-cell>
          <table:table-cell table:style-name="ce7" office:value-type="string" calcext:value-type="string">
            <text:p>0</text:p>
            <draw:control table:end-cell-address="Sheet1.C14" table:end-x="0.383cm" table:end-y="0.411cm" draw:z-index="289" draw:style-name="gr1" draw:text-style-name="P1" svg:width="0.361cm" svg:height="0.371cm" svg:x="0.022cm" svg:y="0.041cm" draw:control="control290"/>
          </table:table-cell>
          <table:table-cell table:style-name="ce7" office:value-type="string" calcext:value-type="string">
            <text:p>0</text:p>
            <draw:control table:end-cell-address="Sheet1.D14" table:end-x="0.383cm" table:end-y="0.411cm" draw:z-index="290" draw:style-name="gr1" draw:text-style-name="P1" svg:width="0.361cm" svg:height="0.371cm" svg:x="0.022cm" svg:y="0.041cm" draw:control="control291"/>
          </table:table-cell>
          <table:table-cell table:style-name="ce7" office:value-type="string" calcext:value-type="string">
            <text:p>0</text:p>
            <draw:control table:end-cell-address="Sheet1.E14" table:end-x="0.382cm" table:end-y="0.411cm" draw:z-index="291" draw:style-name="gr1" draw:text-style-name="P1" svg:width="0.36cm" svg:height="0.371cm" svg:x="0.022cm" svg:y="0.041cm" draw:control="control292"/>
          </table:table-cell>
          <table:table-cell table:style-name="ce7" office:value-type="string" calcext:value-type="string">
            <text:p>0</text:p>
            <draw:control table:end-cell-address="Sheet1.F14" table:end-x="0.383cm" table:end-y="0.411cm" draw:z-index="292" draw:style-name="gr1" draw:text-style-name="P1" svg:width="0.361cm" svg:height="0.371cm" svg:x="0.022cm" svg:y="0.041cm" draw:control="control293"/>
          </table:table-cell>
          <table:table-cell table:style-name="ce7" office:value-type="string" calcext:value-type="string">
            <text:p>0</text:p>
            <draw:control table:end-cell-address="Sheet1.G14" table:end-x="0.383cm" table:end-y="0.411cm" draw:z-index="293" draw:style-name="gr1" draw:text-style-name="P1" svg:width="0.361cm" svg:height="0.371cm" svg:x="0.022cm" svg:y="0.041cm" draw:control="control294"/>
          </table:table-cell>
          <table:table-cell table:style-name="ce7" office:value-type="string" calcext:value-type="string">
            <text:p>0</text:p>
            <draw:control table:end-cell-address="Sheet1.H14" table:end-x="0.383cm" table:end-y="0.411cm" draw:z-index="294" draw:style-name="gr1" draw:text-style-name="P1" svg:width="0.36cm" svg:height="0.371cm" svg:x="0.024cm" svg:y="0.041cm" draw:control="control295"/>
          </table:table-cell>
          <table:table-cell table:style-name="ce7" office:value-type="string" calcext:value-type="string">
            <text:p>0</text:p>
            <draw:control table:end-cell-address="Sheet1.I14" table:end-x="0.384cm" table:end-y="0.411cm" draw:z-index="295" draw:style-name="gr1" draw:text-style-name="P1" svg:width="0.361cm" svg:height="0.371cm" svg:x="0.024cm" svg:y="0.041cm" draw:control="control296"/>
          </table:table-cell>
          <table:table-cell table:style-name="ce7" office:value-type="string" calcext:value-type="string">
            <text:p>0</text:p>
            <draw:control table:end-cell-address="Sheet1.J14" table:end-x="0.384cm" table:end-y="0.411cm" draw:z-index="296" draw:style-name="gr1" draw:text-style-name="P1" svg:width="0.361cm" svg:height="0.371cm" svg:x="0.024cm" svg:y="0.041cm" draw:control="control297"/>
          </table:table-cell>
          <table:table-cell table:style-name="ce7" office:value-type="string" calcext:value-type="string">
            <text:p>0</text:p>
            <draw:control table:end-cell-address="Sheet1.K14" table:end-x="0.385cm" table:end-y="0.411cm" draw:z-index="297" draw:style-name="gr1" draw:text-style-name="P1" svg:width="0.362cm" svg:height="0.371cm" svg:x="0.024cm" svg:y="0.041cm" draw:control="control298"/>
          </table:table-cell>
          <table:table-cell table:style-name="ce7" office:value-type="string" calcext:value-type="string">
            <text:p>0</text:p>
            <draw:control table:end-cell-address="Sheet1.L14" table:end-x="0.382cm" table:end-y="0.411cm" draw:z-index="298" draw:style-name="gr1" draw:text-style-name="P1" svg:width="0.36cm" svg:height="0.371cm" svg:x="0.022cm" svg:y="0.041cm" draw:control="control299"/>
          </table:table-cell>
          <table:table-cell table:style-name="ce7" office:value-type="string" calcext:value-type="string">
            <text:p>0</text:p>
            <draw:control table:end-cell-address="Sheet1.M14" table:end-x="0.383cm" table:end-y="0.411cm" draw:z-index="299" draw:style-name="gr1" draw:text-style-name="P1" svg:width="0.361cm" svg:height="0.371cm" svg:x="0.022cm" svg:y="0.041cm" draw:control="control300"/>
          </table:table-cell>
          <table:table-cell table:style-name="ce7" office:value-type="string" calcext:value-type="string">
            <text:p>0</text:p>
            <draw:control table:end-cell-address="Sheet1.N14" table:end-x="0.383cm" table:end-y="0.411cm" draw:z-index="300" draw:style-name="gr1" draw:text-style-name="P1" svg:width="0.361cm" svg:height="0.371cm" svg:x="0.022cm" svg:y="0.041cm" draw:control="control301"/>
          </table:table-cell>
          <table:table-cell table:style-name="ce7" office:value-type="string" calcext:value-type="string">
            <text:p>0</text:p>
            <draw:control table:end-cell-address="Sheet1.O14" table:end-x="0.382cm" table:end-y="0.411cm" draw:z-index="301" draw:style-name="gr1" draw:text-style-name="P1" svg:width="0.36cm" svg:height="0.371cm" svg:x="0.022cm" svg:y="0.041cm" draw:control="control302"/>
          </table:table-cell>
          <table:table-cell table:style-name="ce7" office:value-type="string" calcext:value-type="string">
            <text:p>0</text:p>
            <draw:control table:end-cell-address="Sheet1.P14" table:end-x="0.383cm" table:end-y="0.411cm" draw:z-index="302" draw:style-name="gr1" draw:text-style-name="P1" svg:width="0.361cm" svg:height="0.371cm" svg:x="0.022cm" svg:y="0.041cm" draw:control="control303"/>
          </table:table-cell>
          <table:table-cell table:style-name="ce7" office:value-type="string" calcext:value-type="string">
            <text:p>0</text:p>
            <draw:control table:end-cell-address="Sheet1.Q14" table:end-x="0.384cm" table:end-y="0.411cm" draw:z-index="303" draw:style-name="gr1" draw:text-style-name="P1" svg:width="0.361cm" svg:height="0.371cm" svg:x="0.024cm" svg:y="0.041cm" draw:control="control304"/>
          </table:table-cell>
          <table:table-cell table:style-name="ce7" office:value-type="string" calcext:value-type="string">
            <text:p>0</text:p>
            <draw:control table:end-cell-address="Sheet1.R14" table:end-x="0.383cm" table:end-y="0.411cm" draw:z-index="304" draw:style-name="gr1" draw:text-style-name="P1" svg:width="0.36cm" svg:height="0.371cm" svg:x="0.024cm" svg:y="0.041cm" draw:control="control305"/>
          </table:table-cell>
          <table:table-cell table:style-name="ce7" office:value-type="string" calcext:value-type="string">
            <text:p>0</text:p>
            <draw:control table:end-cell-address="Sheet1.S14" table:end-x="0.384cm" table:end-y="0.411cm" draw:z-index="305" draw:style-name="gr1" draw:text-style-name="P1" svg:width="0.361cm" svg:height="0.371cm" svg:x="0.024cm" svg:y="0.041cm" draw:control="control306"/>
          </table:table-cell>
          <table:table-cell table:style-name="ce7" office:value-type="string" calcext:value-type="string">
            <text:p>0</text:p>
            <draw:control table:end-cell-address="Sheet1.T14" table:end-x="0.385cm" table:end-y="0.411cm" draw:z-index="306" draw:style-name="gr1" draw:text-style-name="P1" svg:width="0.362cm" svg:height="0.371cm" svg:x="0.024cm" svg:y="0.041cm" draw:control="control307"/>
          </table:table-cell>
          <table:table-cell table:style-name="ce7" office:value-type="string" calcext:value-type="string">
            <text:p>0</text:p>
            <draw:control table:end-cell-address="Sheet1.U14" table:end-x="0.382cm" table:end-y="0.411cm" draw:z-index="307" draw:style-name="gr1" draw:text-style-name="P1" svg:width="0.36cm" svg:height="0.371cm" svg:x="0.022cm" svg:y="0.041cm" draw:control="control308"/>
          </table:table-cell>
          <table:table-cell table:style-name="ce7" office:value-type="string" calcext:value-type="string">
            <text:p>0</text:p>
            <draw:control table:end-cell-address="Sheet1.V14" table:end-x="0.383cm" table:end-y="0.411cm" draw:z-index="308" draw:style-name="gr1" draw:text-style-name="P1" svg:width="0.361cm" svg:height="0.371cm" svg:x="0.022cm" svg:y="0.041cm" draw:control="control309"/>
          </table:table-cell>
          <table:table-cell table:style-name="ce7" office:value-type="string" calcext:value-type="string">
            <text:p>0</text:p>
            <draw:control table:end-cell-address="Sheet1.W14" table:end-x="0.383cm" table:end-y="0.411cm" draw:z-index="309" draw:style-name="gr1" draw:text-style-name="P1" svg:width="0.361cm" svg:height="0.371cm" svg:x="0.022cm" svg:y="0.041cm" draw:control="control310"/>
          </table:table-cell>
          <table:table-cell table:style-name="ce7" office:value-type="string" calcext:value-type="string">
            <text:p>0</text:p>
            <draw:control table:end-cell-address="Sheet1.X14" table:end-x="0.383cm" table:end-y="0.411cm" draw:z-index="310" draw:style-name="gr1" draw:text-style-name="P1" svg:width="0.361cm" svg:height="0.371cm" svg:x="0.022cm" svg:y="0.041cm" draw:control="control311"/>
          </table:table-cell>
          <table:table-cell table:style-name="ce7" office:value-type="string" calcext:value-type="string">
            <text:p>0</text:p>
            <draw:control table:end-cell-address="Sheet1.Y14" table:end-x="0.382cm" table:end-y="0.411cm" draw:z-index="311" draw:style-name="gr1" draw:text-style-name="P1" svg:width="0.36cm" svg:height="0.371cm" svg:x="0.022cm" svg:y="0.041cm" draw:control="control312"/>
          </table:table-cell>
          <table:table-cell table:style-name="ce7" office:value-type="string" calcext:value-type="string">
            <text:p>0</text:p>
            <draw:control table:end-cell-address="Sheet1.Z14" table:end-x="0.384cm" table:end-y="0.411cm" draw:z-index="312" draw:style-name="gr1" draw:text-style-name="P1" svg:width="0.361cm" svg:height="0.371cm" svg:x="0.024cm" svg:y="0.041cm" draw:control="control313"/>
          </table:table-cell>
          <table:table-cell table:style-name="ce7" office:value-type="string" calcext:value-type="string">
            <text:p>0</text:p>
            <draw:control table:end-cell-address="Sheet1.AA14" table:end-x="0.384cm" table:end-y="0.411cm" draw:z-index="313" draw:style-name="gr1" draw:text-style-name="P1" svg:width="0.361cm" svg:height="0.371cm" svg:x="0.024cm" svg:y="0.041cm" draw:control="control314"/>
          </table:table-cell>
          <table:table-cell table:style-name="ce7" office:value-type="string" calcext:value-type="string">
            <text:p>0</text:p>
            <draw:control table:end-cell-address="Sheet1.AB14" table:end-x="0.383cm" table:end-y="0.411cm" draw:z-index="314" draw:style-name="gr1" draw:text-style-name="P1" svg:width="0.36cm" svg:height="0.371cm" svg:x="0.024cm" svg:y="0.041cm" draw:control="control315"/>
          </table:table-cell>
          <table:table-cell table:style-name="ce7" office:value-type="string" calcext:value-type="string">
            <text:p>0</text:p>
            <draw:control table:end-cell-address="Sheet1.AC14" table:end-x="0.385cm" table:end-y="0.411cm" draw:z-index="315" draw:style-name="gr1" draw:text-style-name="P1" svg:width="0.362cm" svg:height="0.371cm" svg:x="0.024cm" svg:y="0.041cm" draw:control="control316"/>
          </table:table-cell>
          <table:table-cell table:style-name="ce7" office:value-type="string" calcext:value-type="string">
            <text:p>0</text:p>
            <draw:control table:end-cell-address="Sheet1.AD14" table:end-x="0.383cm" table:end-y="0.411cm" draw:z-index="316" draw:style-name="gr1" draw:text-style-name="P1" svg:width="0.361cm" svg:height="0.371cm" svg:x="0.022cm" svg:y="0.041cm" draw:control="control317"/>
          </table:table-cell>
          <table:table-cell table:style-name="ce7" office:value-type="string" calcext:value-type="string">
            <text:p>0</text:p>
            <draw:control table:end-cell-address="Sheet1.AE14" table:end-x="0.382cm" table:end-y="0.411cm" draw:z-index="317" draw:style-name="gr1" draw:text-style-name="P1" svg:width="0.36cm" svg:height="0.371cm" svg:x="0.022cm" svg:y="0.041cm" draw:control="control318"/>
          </table:table-cell>
          <table:table-cell table:style-name="ce7" office:value-type="string" calcext:value-type="string">
            <text:p>0</text:p>
            <draw:control table:end-cell-address="Sheet1.AF14" table:end-x="0.383cm" table:end-y="0.411cm" draw:z-index="318" draw:style-name="gr1" draw:text-style-name="P1" svg:width="0.361cm" svg:height="0.371cm" svg:x="0.022cm" svg:y="0.041cm" draw:control="control319"/>
          </table:table-cell>
          <table:table-cell table:style-name="ce7" office:value-type="string" calcext:value-type="string">
            <text:p>0</text:p>
            <draw:control table:end-cell-address="Sheet1.AG14" table:end-x="0.383cm" table:end-y="0.411cm" draw:z-index="319" draw:style-name="gr1" draw:text-style-name="P1" svg:width="0.361cm" svg:height="0.371cm" svg:x="0.022cm" svg:y="0.041cm" draw:control="control320"/>
          </table:table-cell>
          <table:table-cell table:style-name="ce7" office:value-type="string" calcext:value-type="string">
            <text:p>0</text:p>
            <draw:control table:end-cell-address="Sheet1.AH14" table:end-x="0.382cm" table:end-y="0.411cm" draw:z-index="320" draw:style-name="gr1" draw:text-style-name="P1" svg:width="0.36cm" svg:height="0.371cm" svg:x="0.022cm" svg:y="0.041cm" draw:control="control321"/>
          </table:table-cell>
          <table:table-cell table:style-name="ce7" office:value-type="string" calcext:value-type="string">
            <text:p>0</text:p>
            <draw:control table:end-cell-address="Sheet1.AI14" table:end-x="0.384cm" table:end-y="0.411cm" draw:z-index="321" draw:style-name="gr1" draw:text-style-name="P1" svg:width="0.361cm" svg:height="0.371cm" svg:x="0.024cm" svg:y="0.041cm" draw:control="control322"/>
          </table:table-cell>
          <table:table-cell table:style-name="ce7" office:value-type="string" calcext:value-type="string">
            <text:p>0</text:p>
            <draw:control table:end-cell-address="Sheet1.AJ14" table:end-x="0.384cm" table:end-y="0.411cm" draw:z-index="322" draw:style-name="gr1" draw:text-style-name="P1" svg:width="0.361cm" svg:height="0.371cm" svg:x="0.024cm" svg:y="0.041cm" draw:control="control323"/>
          </table:table-cell>
          <table:table-cell table:style-name="ce7" office:value-type="string" calcext:value-type="string">
            <text:p>0</text:p>
            <draw:control table:end-cell-address="Sheet1.AK14" table:end-x="0.384cm" table:end-y="0.411cm" draw:z-index="323" draw:style-name="gr1" draw:text-style-name="P1" svg:width="0.361cm" svg:height="0.371cm" svg:x="0.024cm" svg:y="0.041cm" draw:control="control324"/>
          </table:table-cell>
          <table:table-cell table:style-name="ce7" office:value-type="string" calcext:value-type="string">
            <text:p>0</text:p>
            <draw:control table:end-cell-address="Sheet1.AL14" table:end-x="0.384cm" table:end-y="0.411cm" draw:z-index="324" draw:style-name="gr1" draw:text-style-name="P1" svg:width="0.361cm" svg:height="0.371cm" svg:x="0.024cm" svg:y="0.041cm" draw:control="control325"/>
          </table:table-cell>
          <table:table-cell table:style-name="ce7" office:value-type="string" calcext:value-type="string">
            <text:p>0</text:p>
            <draw:control table:end-cell-address="Sheet1.AM14" table:end-x="0.383cm" table:end-y="0.411cm" draw:z-index="325" draw:style-name="gr1" draw:text-style-name="P1" svg:width="0.361cm" svg:height="0.371cm" svg:x="0.022cm" svg:y="0.041cm" draw:control="control326"/>
          </table:table-cell>
          <table:table-cell table:style-name="ce7" office:value-type="string" calcext:value-type="string">
            <text:p>0</text:p>
            <draw:control table:end-cell-address="Sheet1.AN14" table:end-x="0.383cm" table:end-y="0.411cm" draw:z-index="326" draw:style-name="gr1" draw:text-style-name="P1" svg:width="0.361cm" svg:height="0.371cm" svg:x="0.022cm" svg:y="0.041cm" draw:control="control327"/>
          </table:table-cell>
          <table:table-cell table:style-name="ce7" office:value-type="string" calcext:value-type="string">
            <text:p>0</text:p>
            <draw:control table:end-cell-address="Sheet1.AO14" table:end-x="0.382cm" table:end-y="0.411cm" draw:z-index="327" draw:style-name="gr1" draw:text-style-name="P1" svg:width="0.36cm" svg:height="0.371cm" svg:x="0.022cm" svg:y="0.041cm" draw:control="control328"/>
          </table:table-cell>
          <table:table-cell table:style-name="ce7" office:value-type="string" calcext:value-type="string">
            <text:p>0</text:p>
            <draw:control table:end-cell-address="Sheet1.AP14" table:end-x="0.383cm" table:end-y="0.411cm" draw:z-index="328" draw:style-name="gr1" draw:text-style-name="P1" svg:width="0.361cm" svg:height="0.371cm" svg:x="0.022cm" svg:y="0.041cm" draw:control="control329"/>
          </table:table-cell>
          <table:table-cell table:style-name="ce7" office:value-type="string" calcext:value-type="string">
            <text:p>0</text:p>
            <draw:control table:end-cell-address="Sheet1.AQ14" table:end-x="0.383cm" table:end-y="0.411cm" draw:z-index="329" draw:style-name="gr1" draw:text-style-name="P1" svg:width="0.361cm" svg:height="0.371cm" svg:x="0.022cm" svg:y="0.041cm" draw:control="control330"/>
          </table:table-cell>
          <table:table-cell table:style-name="ce7" office:value-type="string" calcext:value-type="string">
            <text:p>0</text:p>
            <draw:control table:end-cell-address="Sheet1.AR14" table:end-x="0.383cm" table:end-y="0.411cm" draw:z-index="330" draw:style-name="gr1" draw:text-style-name="P1" svg:width="0.36cm" svg:height="0.371cm" svg:x="0.024cm" svg:y="0.041cm" draw:control="control331"/>
          </table:table-cell>
          <table:table-cell table:style-name="ce7" office:value-type="string" calcext:value-type="string">
            <text:p>0</text:p>
            <draw:control table:end-cell-address="Sheet1.AS14" table:end-x="0.384cm" table:end-y="0.411cm" draw:z-index="331" draw:style-name="gr1" draw:text-style-name="P1" svg:width="0.361cm" svg:height="0.371cm" svg:x="0.024cm" svg:y="0.041cm" draw:control="control332"/>
          </table:table-cell>
          <table:table-cell table:style-name="ce7" office:value-type="string" calcext:value-type="string">
            <text:p>0</text:p>
            <draw:control table:end-cell-address="Sheet1.AT14" table:end-x="0.384cm" table:end-y="0.411cm" draw:z-index="332" draw:style-name="gr1" draw:text-style-name="P1" svg:width="0.361cm" svg:height="0.371cm" svg:x="0.024cm" svg:y="0.041cm" draw:control="control333"/>
          </table:table-cell>
          <table:table-cell table:style-name="ce7" office:value-type="string" calcext:value-type="string">
            <text:p>0</text:p>
            <draw:control table:end-cell-address="Sheet1.AU14" table:end-x="0.385cm" table:end-y="0.411cm" draw:z-index="333" draw:style-name="gr1" draw:text-style-name="P1" svg:width="0.362cm" svg:height="0.371cm" svg:x="0.024cm" svg:y="0.041cm" draw:control="control334"/>
          </table:table-cell>
          <table:table-cell table:style-name="ce7" office:value-type="string" calcext:value-type="string">
            <text:p>0</text:p>
            <draw:control table:end-cell-address="Sheet1.AV14" table:end-x="0.382cm" table:end-y="0.411cm" draw:z-index="334" draw:style-name="gr1" draw:text-style-name="P1" svg:width="0.36cm" svg:height="0.371cm" svg:x="0.022cm" svg:y="0.041cm" draw:control="control335"/>
          </table:table-cell>
          <table:table-cell table:style-name="ce7" office:value-type="string" calcext:value-type="string">
            <text:p>0</text:p>
            <draw:control table:end-cell-address="Sheet1.AW14" table:end-x="0.383cm" table:end-y="0.411cm" draw:z-index="335" draw:style-name="gr1" draw:text-style-name="P1" svg:width="0.361cm" svg:height="0.371cm" svg:x="0.022cm" svg:y="0.041cm" draw:control="control336"/>
          </table:table-cell>
          <table:table-cell table:style-name="ce47" office:value-type="string" calcext:value-type="string">
            <text:p>Sa</text:p>
          </table:table-cell>
          <table:table-cell table:number-columns-repeated="974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 table:number-columns-spanned="11" table:number-rows-spanned="1">
            <text:p>EMERGENCY OR HOLIDAY WORK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7" office:value-type="date" office:date-value="2021-01-01" calcext:value-type="date">
            <text:p>01/01/2021</text:p>
          </table:table-cell>
          <table:table-cell table:style-name="ce7" office:value-type="string" calcext:value-type="string">
            <text:p>0</text:p>
            <draw:control table:end-cell-address="Sheet1.B17" table:end-x="0.384cm" table:end-y="0.411cm" draw:z-index="336" draw:style-name="gr1" draw:text-style-name="P1" svg:width="0.361cm" svg:height="0.371cm" svg:x="0.024cm" svg:y="0.04cm" draw:control="control337"/>
          </table:table-cell>
          <table:table-cell table:style-name="ce7" office:value-type="string" calcext:value-type="string">
            <text:p>0</text:p>
            <draw:control table:end-cell-address="Sheet1.C17" table:end-x="0.383cm" table:end-y="0.411cm" draw:z-index="337" draw:style-name="gr1" draw:text-style-name="P1" svg:width="0.361cm" svg:height="0.371cm" svg:x="0.022cm" svg:y="0.04cm" draw:control="control338"/>
          </table:table-cell>
          <table:table-cell table:style-name="ce7" office:value-type="string" calcext:value-type="string">
            <text:p>0</text:p>
            <draw:control table:end-cell-address="Sheet1.D17" table:end-x="0.383cm" table:end-y="0.411cm" draw:z-index="338" draw:style-name="gr1" draw:text-style-name="P1" svg:width="0.361cm" svg:height="0.371cm" svg:x="0.022cm" svg:y="0.04cm" draw:control="control339"/>
          </table:table-cell>
          <table:table-cell table:style-name="ce7" office:value-type="string" calcext:value-type="string">
            <text:p>0</text:p>
            <draw:control table:end-cell-address="Sheet1.E17" table:end-x="0.382cm" table:end-y="0.411cm" draw:z-index="339" draw:style-name="gr1" draw:text-style-name="P1" svg:width="0.36cm" svg:height="0.371cm" svg:x="0.022cm" svg:y="0.04cm" draw:control="control340"/>
          </table:table-cell>
          <table:table-cell table:style-name="ce7" office:value-type="string" calcext:value-type="string">
            <text:p>0</text:p>
            <draw:control table:end-cell-address="Sheet1.F17" table:end-x="0.383cm" table:end-y="0.411cm" draw:z-index="340" draw:style-name="gr1" draw:text-style-name="P1" svg:width="0.361cm" svg:height="0.371cm" svg:x="0.022cm" svg:y="0.04cm" draw:control="control341"/>
          </table:table-cell>
          <table:table-cell table:style-name="ce7" office:value-type="string" calcext:value-type="string">
            <text:p>0</text:p>
            <draw:control table:end-cell-address="Sheet1.G17" table:end-x="0.383cm" table:end-y="0.411cm" draw:z-index="341" draw:style-name="gr1" draw:text-style-name="P1" svg:width="0.361cm" svg:height="0.371cm" svg:x="0.022cm" svg:y="0.04cm" draw:control="control342"/>
          </table:table-cell>
          <table:table-cell table:style-name="ce7" office:value-type="string" calcext:value-type="string">
            <text:p>0</text:p>
            <draw:control table:end-cell-address="Sheet1.H17" table:end-x="0.383cm" table:end-y="0.411cm" draw:z-index="342" draw:style-name="gr1" draw:text-style-name="P1" svg:width="0.36cm" svg:height="0.371cm" svg:x="0.024cm" svg:y="0.04cm" draw:control="control343"/>
          </table:table-cell>
          <table:table-cell table:style-name="ce7" office:value-type="string" calcext:value-type="string">
            <text:p>0</text:p>
            <draw:control table:end-cell-address="Sheet1.I17" table:end-x="0.384cm" table:end-y="0.411cm" draw:z-index="343" draw:style-name="gr1" draw:text-style-name="P1" svg:width="0.361cm" svg:height="0.371cm" svg:x="0.024cm" svg:y="0.04cm" draw:control="control344"/>
          </table:table-cell>
          <table:table-cell table:style-name="ce7" office:value-type="string" calcext:value-type="string">
            <text:p>0</text:p>
            <draw:control table:end-cell-address="Sheet1.J17" table:end-x="0.384cm" table:end-y="0.411cm" draw:z-index="344" draw:style-name="gr1" draw:text-style-name="P1" svg:width="0.361cm" svg:height="0.371cm" svg:x="0.024cm" svg:y="0.04cm" draw:control="control345"/>
          </table:table-cell>
          <table:table-cell table:style-name="ce7" office:value-type="string" calcext:value-type="string">
            <text:p>0</text:p>
            <draw:control table:end-cell-address="Sheet1.K17" table:end-x="0.385cm" table:end-y="0.411cm" draw:z-index="345" draw:style-name="gr1" draw:text-style-name="P1" svg:width="0.362cm" svg:height="0.371cm" svg:x="0.024cm" svg:y="0.04cm" draw:control="control346"/>
          </table:table-cell>
          <table:table-cell table:style-name="ce7" office:value-type="string" calcext:value-type="string">
            <text:p>0</text:p>
            <draw:control table:end-cell-address="Sheet1.L17" table:end-x="0.382cm" table:end-y="0.411cm" draw:z-index="346" draw:style-name="gr1" draw:text-style-name="P1" svg:width="0.36cm" svg:height="0.371cm" svg:x="0.022cm" svg:y="0.04cm" draw:control="control347"/>
          </table:table-cell>
          <table:table-cell table:style-name="ce7" office:value-type="string" calcext:value-type="string">
            <text:p>0</text:p>
            <draw:control table:end-cell-address="Sheet1.M17" table:end-x="0.383cm" table:end-y="0.411cm" draw:z-index="347" draw:style-name="gr1" draw:text-style-name="P1" svg:width="0.361cm" svg:height="0.371cm" svg:x="0.022cm" svg:y="0.04cm" draw:control="control348"/>
          </table:table-cell>
          <table:table-cell table:style-name="ce7" office:value-type="string" calcext:value-type="string">
            <text:p>0</text:p>
            <draw:control table:end-cell-address="Sheet1.N17" table:end-x="0.383cm" table:end-y="0.411cm" draw:z-index="348" draw:style-name="gr1" draw:text-style-name="P1" svg:width="0.361cm" svg:height="0.371cm" svg:x="0.022cm" svg:y="0.04cm" draw:control="control349"/>
          </table:table-cell>
          <table:table-cell table:style-name="ce7" office:value-type="string" calcext:value-type="string">
            <text:p>0</text:p>
            <draw:control table:end-cell-address="Sheet1.O17" table:end-x="0.382cm" table:end-y="0.411cm" draw:z-index="349" draw:style-name="gr1" draw:text-style-name="P1" svg:width="0.36cm" svg:height="0.371cm" svg:x="0.022cm" svg:y="0.04cm" draw:control="control350"/>
          </table:table-cell>
          <table:table-cell table:style-name="ce7" office:value-type="string" calcext:value-type="string">
            <text:p>0</text:p>
            <draw:control table:end-cell-address="Sheet1.P17" table:end-x="0.383cm" table:end-y="0.411cm" draw:z-index="350" draw:style-name="gr1" draw:text-style-name="P1" svg:width="0.361cm" svg:height="0.371cm" svg:x="0.022cm" svg:y="0.04cm" draw:control="control351"/>
          </table:table-cell>
          <table:table-cell table:style-name="ce7" office:value-type="string" calcext:value-type="string">
            <text:p>0</text:p>
            <draw:control table:end-cell-address="Sheet1.Q17" table:end-x="0.384cm" table:end-y="0.411cm" draw:z-index="351" draw:style-name="gr1" draw:text-style-name="P1" svg:width="0.361cm" svg:height="0.371cm" svg:x="0.024cm" svg:y="0.04cm" draw:control="control352"/>
          </table:table-cell>
          <table:table-cell table:style-name="ce7" office:value-type="string" calcext:value-type="string">
            <text:p>0</text:p>
            <draw:control table:end-cell-address="Sheet1.R17" table:end-x="0.383cm" table:end-y="0.411cm" draw:z-index="352" draw:style-name="gr1" draw:text-style-name="P1" svg:width="0.36cm" svg:height="0.371cm" svg:x="0.024cm" svg:y="0.04cm" draw:control="control353"/>
          </table:table-cell>
          <table:table-cell table:style-name="ce7" office:value-type="string" calcext:value-type="string">
            <text:p>0</text:p>
            <draw:control table:end-cell-address="Sheet1.S17" table:end-x="0.384cm" table:end-y="0.411cm" draw:z-index="353" draw:style-name="gr1" draw:text-style-name="P1" svg:width="0.361cm" svg:height="0.371cm" svg:x="0.024cm" svg:y="0.04cm" draw:control="control354"/>
          </table:table-cell>
          <table:table-cell table:style-name="ce7" office:value-type="string" calcext:value-type="string">
            <text:p>0</text:p>
            <draw:control table:end-cell-address="Sheet1.T17" table:end-x="0.385cm" table:end-y="0.411cm" draw:z-index="354" draw:style-name="gr1" draw:text-style-name="P1" svg:width="0.362cm" svg:height="0.371cm" svg:x="0.024cm" svg:y="0.04cm" draw:control="control355"/>
          </table:table-cell>
          <table:table-cell table:style-name="ce7" office:value-type="string" calcext:value-type="string">
            <text:p>0</text:p>
            <draw:control table:end-cell-address="Sheet1.U17" table:end-x="0.382cm" table:end-y="0.411cm" draw:z-index="355" draw:style-name="gr1" draw:text-style-name="P1" svg:width="0.36cm" svg:height="0.371cm" svg:x="0.022cm" svg:y="0.04cm" draw:control="control356"/>
          </table:table-cell>
          <table:table-cell table:style-name="ce7" office:value-type="string" calcext:value-type="string">
            <text:p>0</text:p>
            <draw:control table:end-cell-address="Sheet1.V17" table:end-x="0.383cm" table:end-y="0.411cm" draw:z-index="356" draw:style-name="gr1" draw:text-style-name="P1" svg:width="0.361cm" svg:height="0.371cm" svg:x="0.022cm" svg:y="0.04cm" draw:control="control357"/>
          </table:table-cell>
          <table:table-cell table:style-name="ce7" office:value-type="string" calcext:value-type="string">
            <text:p>0</text:p>
            <draw:control table:end-cell-address="Sheet1.W17" table:end-x="0.383cm" table:end-y="0.411cm" draw:z-index="357" draw:style-name="gr1" draw:text-style-name="P1" svg:width="0.361cm" svg:height="0.371cm" svg:x="0.022cm" svg:y="0.04cm" draw:control="control358"/>
          </table:table-cell>
          <table:table-cell table:style-name="ce7" office:value-type="string" calcext:value-type="string">
            <text:p>0</text:p>
            <draw:control table:end-cell-address="Sheet1.X17" table:end-x="0.383cm" table:end-y="0.411cm" draw:z-index="358" draw:style-name="gr1" draw:text-style-name="P1" svg:width="0.361cm" svg:height="0.371cm" svg:x="0.022cm" svg:y="0.04cm" draw:control="control359"/>
          </table:table-cell>
          <table:table-cell table:style-name="ce7" office:value-type="string" calcext:value-type="string">
            <text:p>0</text:p>
            <draw:control table:end-cell-address="Sheet1.Y17" table:end-x="0.382cm" table:end-y="0.411cm" draw:z-index="359" draw:style-name="gr1" draw:text-style-name="P1" svg:width="0.36cm" svg:height="0.371cm" svg:x="0.022cm" svg:y="0.04cm" draw:control="control360"/>
          </table:table-cell>
          <table:table-cell table:style-name="ce7" office:value-type="string" calcext:value-type="string">
            <text:p>0</text:p>
            <draw:control table:end-cell-address="Sheet1.Z17" table:end-x="0.384cm" table:end-y="0.411cm" draw:z-index="360" draw:style-name="gr1" draw:text-style-name="P1" svg:width="0.361cm" svg:height="0.371cm" svg:x="0.024cm" svg:y="0.04cm" draw:control="control361"/>
          </table:table-cell>
          <table:table-cell table:style-name="ce7" office:value-type="string" calcext:value-type="string">
            <text:p>0</text:p>
            <draw:control table:end-cell-address="Sheet1.AA17" table:end-x="0.384cm" table:end-y="0.411cm" draw:z-index="361" draw:style-name="gr1" draw:text-style-name="P1" svg:width="0.361cm" svg:height="0.371cm" svg:x="0.024cm" svg:y="0.04cm" draw:control="control362"/>
          </table:table-cell>
          <table:table-cell table:style-name="ce7" office:value-type="string" calcext:value-type="string">
            <text:p>0</text:p>
            <draw:control table:end-cell-address="Sheet1.AB17" table:end-x="0.383cm" table:end-y="0.411cm" draw:z-index="362" draw:style-name="gr1" draw:text-style-name="P1" svg:width="0.36cm" svg:height="0.371cm" svg:x="0.024cm" svg:y="0.04cm" draw:control="control363"/>
          </table:table-cell>
          <table:table-cell table:style-name="ce7" office:value-type="string" calcext:value-type="string">
            <text:p>0</text:p>
            <draw:control table:end-cell-address="Sheet1.AC17" table:end-x="0.385cm" table:end-y="0.411cm" draw:z-index="363" draw:style-name="gr1" draw:text-style-name="P1" svg:width="0.362cm" svg:height="0.371cm" svg:x="0.024cm" svg:y="0.04cm" draw:control="control364"/>
          </table:table-cell>
          <table:table-cell table:style-name="ce7" office:value-type="string" calcext:value-type="string">
            <text:p>0</text:p>
            <draw:control table:end-cell-address="Sheet1.AD17" table:end-x="0.383cm" table:end-y="0.411cm" draw:z-index="364" draw:style-name="gr1" draw:text-style-name="P1" svg:width="0.361cm" svg:height="0.371cm" svg:x="0.022cm" svg:y="0.04cm" draw:control="control365"/>
          </table:table-cell>
          <table:table-cell table:style-name="ce7" office:value-type="string" calcext:value-type="string">
            <text:p>0</text:p>
            <draw:control table:end-cell-address="Sheet1.AE17" table:end-x="0.382cm" table:end-y="0.411cm" draw:z-index="365" draw:style-name="gr1" draw:text-style-name="P1" svg:width="0.36cm" svg:height="0.371cm" svg:x="0.022cm" svg:y="0.04cm" draw:control="control366"/>
          </table:table-cell>
          <table:table-cell table:style-name="ce7" office:value-type="string" calcext:value-type="string">
            <text:p>0</text:p>
            <draw:control table:end-cell-address="Sheet1.AF17" table:end-x="0.383cm" table:end-y="0.411cm" draw:z-index="366" draw:style-name="gr1" draw:text-style-name="P1" svg:width="0.361cm" svg:height="0.371cm" svg:x="0.022cm" svg:y="0.04cm" draw:control="control367"/>
          </table:table-cell>
          <table:table-cell table:style-name="ce7" office:value-type="string" calcext:value-type="string">
            <text:p>0</text:p>
            <draw:control table:end-cell-address="Sheet1.AG17" table:end-x="0.383cm" table:end-y="0.411cm" draw:z-index="367" draw:style-name="gr1" draw:text-style-name="P1" svg:width="0.361cm" svg:height="0.371cm" svg:x="0.022cm" svg:y="0.04cm" draw:control="control368"/>
          </table:table-cell>
          <table:table-cell table:style-name="ce7" office:value-type="string" calcext:value-type="string">
            <text:p>0</text:p>
            <draw:control table:end-cell-address="Sheet1.AH17" table:end-x="0.382cm" table:end-y="0.411cm" draw:z-index="368" draw:style-name="gr1" draw:text-style-name="P1" svg:width="0.36cm" svg:height="0.371cm" svg:x="0.022cm" svg:y="0.04cm" draw:control="control369"/>
          </table:table-cell>
          <table:table-cell table:style-name="ce7" office:value-type="string" calcext:value-type="string">
            <text:p>0</text:p>
            <draw:control table:end-cell-address="Sheet1.AI17" table:end-x="0.384cm" table:end-y="0.411cm" draw:z-index="369" draw:style-name="gr1" draw:text-style-name="P1" svg:width="0.361cm" svg:height="0.371cm" svg:x="0.024cm" svg:y="0.04cm" draw:control="control370"/>
          </table:table-cell>
          <table:table-cell table:style-name="ce7" office:value-type="string" calcext:value-type="string">
            <text:p>0</text:p>
            <draw:control table:end-cell-address="Sheet1.AJ17" table:end-x="0.384cm" table:end-y="0.411cm" draw:z-index="370" draw:style-name="gr1" draw:text-style-name="P1" svg:width="0.361cm" svg:height="0.371cm" svg:x="0.024cm" svg:y="0.04cm" draw:control="control371"/>
          </table:table-cell>
          <table:table-cell table:style-name="ce7" office:value-type="string" calcext:value-type="string">
            <text:p>0</text:p>
            <draw:control table:end-cell-address="Sheet1.AK17" table:end-x="0.384cm" table:end-y="0.411cm" draw:z-index="371" draw:style-name="gr1" draw:text-style-name="P1" svg:width="0.361cm" svg:height="0.371cm" svg:x="0.024cm" svg:y="0.04cm" draw:control="control372"/>
          </table:table-cell>
          <table:table-cell table:style-name="ce7" office:value-type="string" calcext:value-type="string">
            <text:p>0</text:p>
            <draw:control table:end-cell-address="Sheet1.AL17" table:end-x="0.384cm" table:end-y="0.411cm" draw:z-index="372" draw:style-name="gr1" draw:text-style-name="P1" svg:width="0.361cm" svg:height="0.371cm" svg:x="0.024cm" svg:y="0.04cm" draw:control="control373"/>
          </table:table-cell>
          <table:table-cell table:style-name="ce7" office:value-type="string" calcext:value-type="string">
            <text:p>0</text:p>
            <draw:control table:end-cell-address="Sheet1.AM17" table:end-x="0.383cm" table:end-y="0.411cm" draw:z-index="373" draw:style-name="gr1" draw:text-style-name="P1" svg:width="0.361cm" svg:height="0.371cm" svg:x="0.022cm" svg:y="0.04cm" draw:control="control374"/>
          </table:table-cell>
          <table:table-cell table:style-name="ce7" office:value-type="string" calcext:value-type="string">
            <text:p>0</text:p>
            <draw:control table:end-cell-address="Sheet1.AN17" table:end-x="0.383cm" table:end-y="0.411cm" draw:z-index="374" draw:style-name="gr1" draw:text-style-name="P1" svg:width="0.361cm" svg:height="0.371cm" svg:x="0.022cm" svg:y="0.04cm" draw:control="control375"/>
          </table:table-cell>
          <table:table-cell table:style-name="ce7" office:value-type="string" calcext:value-type="string">
            <text:p>0</text:p>
            <draw:control table:end-cell-address="Sheet1.AO17" table:end-x="0.382cm" table:end-y="0.411cm" draw:z-index="375" draw:style-name="gr1" draw:text-style-name="P1" svg:width="0.36cm" svg:height="0.371cm" svg:x="0.022cm" svg:y="0.04cm" draw:control="control376"/>
          </table:table-cell>
          <table:table-cell table:style-name="ce7" office:value-type="string" calcext:value-type="string">
            <text:p>0</text:p>
            <draw:control table:end-cell-address="Sheet1.AP17" table:end-x="0.383cm" table:end-y="0.411cm" draw:z-index="376" draw:style-name="gr1" draw:text-style-name="P1" svg:width="0.361cm" svg:height="0.371cm" svg:x="0.022cm" svg:y="0.04cm" draw:control="control377"/>
          </table:table-cell>
          <table:table-cell table:style-name="ce7" office:value-type="string" calcext:value-type="string">
            <text:p>0</text:p>
            <draw:control table:end-cell-address="Sheet1.AQ17" table:end-x="0.383cm" table:end-y="0.411cm" draw:z-index="377" draw:style-name="gr1" draw:text-style-name="P1" svg:width="0.361cm" svg:height="0.371cm" svg:x="0.022cm" svg:y="0.04cm" draw:control="control378"/>
          </table:table-cell>
          <table:table-cell table:style-name="ce7" office:value-type="string" calcext:value-type="string">
            <text:p>0</text:p>
            <draw:control table:end-cell-address="Sheet1.AR17" table:end-x="0.383cm" table:end-y="0.411cm" draw:z-index="378" draw:style-name="gr1" draw:text-style-name="P1" svg:width="0.36cm" svg:height="0.371cm" svg:x="0.024cm" svg:y="0.04cm" draw:control="control379"/>
          </table:table-cell>
          <table:table-cell table:style-name="ce7" office:value-type="string" calcext:value-type="string">
            <text:p>0</text:p>
            <draw:control table:end-cell-address="Sheet1.AS17" table:end-x="0.384cm" table:end-y="0.411cm" draw:z-index="379" draw:style-name="gr1" draw:text-style-name="P1" svg:width="0.361cm" svg:height="0.371cm" svg:x="0.024cm" svg:y="0.04cm" draw:control="control380"/>
          </table:table-cell>
          <table:table-cell table:style-name="ce7" office:value-type="string" calcext:value-type="string">
            <text:p>0</text:p>
            <draw:control table:end-cell-address="Sheet1.AT17" table:end-x="0.384cm" table:end-y="0.411cm" draw:z-index="380" draw:style-name="gr1" draw:text-style-name="P1" svg:width="0.361cm" svg:height="0.371cm" svg:x="0.024cm" svg:y="0.04cm" draw:control="control381"/>
          </table:table-cell>
          <table:table-cell table:style-name="ce7" office:value-type="string" calcext:value-type="string">
            <text:p>0</text:p>
            <draw:control table:end-cell-address="Sheet1.AU17" table:end-x="0.385cm" table:end-y="0.411cm" draw:z-index="381" draw:style-name="gr1" draw:text-style-name="P1" svg:width="0.362cm" svg:height="0.371cm" svg:x="0.024cm" svg:y="0.04cm" draw:control="control382"/>
          </table:table-cell>
          <table:table-cell table:style-name="ce7" office:value-type="string" calcext:value-type="string">
            <text:p>0</text:p>
            <draw:control table:end-cell-address="Sheet1.AV17" table:end-x="0.382cm" table:end-y="0.411cm" draw:z-index="382" draw:style-name="gr1" draw:text-style-name="P1" svg:width="0.36cm" svg:height="0.371cm" svg:x="0.022cm" svg:y="0.04cm" draw:control="control383"/>
          </table:table-cell>
          <table:table-cell table:style-name="ce7" office:value-type="string" calcext:value-type="string">
            <text:p>0</text:p>
            <draw:control table:end-cell-address="Sheet1.AW17" table:end-x="0.383cm" table:end-y="0.411cm" draw:z-index="383" draw:style-name="gr1" draw:text-style-name="P1" svg:width="0.361cm" svg:height="0.371cm" svg:x="0.022cm" svg:y="0.04cm" draw:control="control384"/>
          </table:table-cell>
          <table:table-cell table:style-name="ce47"/>
          <table:table-cell table:number-columns-repeated="974"/>
        </table:table-row>
        <table:table-row table:style-name="ro1">
          <table:table-cell table:style-name="ce17" office:value-type="date" office:date-value="2021-01-02" calcext:value-type="date">
            <text:p>02/01/2021</text:p>
          </table:table-cell>
          <table:table-cell table:style-name="ce7" office:value-type="string" calcext:value-type="string">
            <text:p>0</text:p>
            <draw:control table:end-cell-address="Sheet1.B18" table:end-x="0.384cm" table:end-y="0.411cm" draw:z-index="384" draw:style-name="gr1" draw:text-style-name="P1" svg:width="0.361cm" svg:height="0.371cm" svg:x="0.024cm" svg:y="0.041cm" draw:control="control385"/>
          </table:table-cell>
          <table:table-cell table:style-name="ce7" office:value-type="string" calcext:value-type="string">
            <text:p>0</text:p>
            <draw:control table:end-cell-address="Sheet1.C18" table:end-x="0.383cm" table:end-y="0.411cm" draw:z-index="385" draw:style-name="gr1" draw:text-style-name="P1" svg:width="0.361cm" svg:height="0.371cm" svg:x="0.022cm" svg:y="0.041cm" draw:control="control386"/>
          </table:table-cell>
          <table:table-cell table:style-name="ce7" office:value-type="string" calcext:value-type="string">
            <text:p>0</text:p>
            <draw:control table:end-cell-address="Sheet1.D18" table:end-x="0.383cm" table:end-y="0.411cm" draw:z-index="386" draw:style-name="gr1" draw:text-style-name="P1" svg:width="0.361cm" svg:height="0.371cm" svg:x="0.022cm" svg:y="0.041cm" draw:control="control387"/>
          </table:table-cell>
          <table:table-cell table:style-name="ce7" office:value-type="string" calcext:value-type="string">
            <text:p>0</text:p>
            <draw:control table:end-cell-address="Sheet1.E18" table:end-x="0.382cm" table:end-y="0.411cm" draw:z-index="387" draw:style-name="gr1" draw:text-style-name="P1" svg:width="0.36cm" svg:height="0.371cm" svg:x="0.022cm" svg:y="0.041cm" draw:control="control388"/>
          </table:table-cell>
          <table:table-cell table:style-name="ce7" office:value-type="string" calcext:value-type="string">
            <text:p>0</text:p>
            <draw:control table:end-cell-address="Sheet1.F18" table:end-x="0.383cm" table:end-y="0.411cm" draw:z-index="388" draw:style-name="gr1" draw:text-style-name="P1" svg:width="0.361cm" svg:height="0.371cm" svg:x="0.022cm" svg:y="0.041cm" draw:control="control389"/>
          </table:table-cell>
          <table:table-cell table:style-name="ce7" office:value-type="string" calcext:value-type="string">
            <text:p>0</text:p>
            <draw:control table:end-cell-address="Sheet1.G18" table:end-x="0.383cm" table:end-y="0.411cm" draw:z-index="389" draw:style-name="gr1" draw:text-style-name="P1" svg:width="0.361cm" svg:height="0.371cm" svg:x="0.022cm" svg:y="0.041cm" draw:control="control390"/>
          </table:table-cell>
          <table:table-cell table:style-name="ce7" office:value-type="string" calcext:value-type="string">
            <text:p>0</text:p>
            <draw:control table:end-cell-address="Sheet1.H18" table:end-x="0.383cm" table:end-y="0.411cm" draw:z-index="390" draw:style-name="gr1" draw:text-style-name="P1" svg:width="0.36cm" svg:height="0.371cm" svg:x="0.024cm" svg:y="0.041cm" draw:control="control391"/>
          </table:table-cell>
          <table:table-cell table:style-name="ce7" office:value-type="string" calcext:value-type="string">
            <text:p>0</text:p>
            <draw:control table:end-cell-address="Sheet1.I18" table:end-x="0.384cm" table:end-y="0.411cm" draw:z-index="391" draw:style-name="gr1" draw:text-style-name="P1" svg:width="0.361cm" svg:height="0.371cm" svg:x="0.024cm" svg:y="0.041cm" draw:control="control392"/>
          </table:table-cell>
          <table:table-cell table:style-name="ce7" office:value-type="string" calcext:value-type="string">
            <text:p>0</text:p>
            <draw:control table:end-cell-address="Sheet1.J18" table:end-x="0.384cm" table:end-y="0.411cm" draw:z-index="392" draw:style-name="gr1" draw:text-style-name="P1" svg:width="0.361cm" svg:height="0.371cm" svg:x="0.024cm" svg:y="0.041cm" draw:control="control393"/>
          </table:table-cell>
          <table:table-cell table:style-name="ce7" office:value-type="string" calcext:value-type="string">
            <text:p>0</text:p>
            <draw:control table:end-cell-address="Sheet1.K18" table:end-x="0.385cm" table:end-y="0.411cm" draw:z-index="393" draw:style-name="gr1" draw:text-style-name="P1" svg:width="0.362cm" svg:height="0.371cm" svg:x="0.024cm" svg:y="0.041cm" draw:control="control394"/>
          </table:table-cell>
          <table:table-cell table:style-name="ce7" office:value-type="string" calcext:value-type="string">
            <text:p>0</text:p>
            <draw:control table:end-cell-address="Sheet1.L18" table:end-x="0.382cm" table:end-y="0.411cm" draw:z-index="394" draw:style-name="gr1" draw:text-style-name="P1" svg:width="0.36cm" svg:height="0.371cm" svg:x="0.022cm" svg:y="0.041cm" draw:control="control395"/>
          </table:table-cell>
          <table:table-cell table:style-name="ce7" office:value-type="string" calcext:value-type="string">
            <text:p>0</text:p>
            <draw:control table:end-cell-address="Sheet1.M18" table:end-x="0.383cm" table:end-y="0.411cm" draw:z-index="395" draw:style-name="gr1" draw:text-style-name="P1" svg:width="0.361cm" svg:height="0.371cm" svg:x="0.022cm" svg:y="0.041cm" draw:control="control396"/>
          </table:table-cell>
          <table:table-cell table:style-name="ce7" office:value-type="string" calcext:value-type="string">
            <text:p>0</text:p>
            <draw:control table:end-cell-address="Sheet1.N18" table:end-x="0.383cm" table:end-y="0.411cm" draw:z-index="396" draw:style-name="gr1" draw:text-style-name="P1" svg:width="0.361cm" svg:height="0.371cm" svg:x="0.022cm" svg:y="0.041cm" draw:control="control397"/>
          </table:table-cell>
          <table:table-cell table:style-name="ce7" office:value-type="string" calcext:value-type="string">
            <text:p>0</text:p>
            <draw:control table:end-cell-address="Sheet1.O18" table:end-x="0.382cm" table:end-y="0.411cm" draw:z-index="397" draw:style-name="gr1" draw:text-style-name="P1" svg:width="0.36cm" svg:height="0.371cm" svg:x="0.022cm" svg:y="0.041cm" draw:control="control398"/>
          </table:table-cell>
          <table:table-cell table:style-name="ce7" office:value-type="string" calcext:value-type="string">
            <text:p>0</text:p>
            <draw:control table:end-cell-address="Sheet1.P18" table:end-x="0.383cm" table:end-y="0.411cm" draw:z-index="398" draw:style-name="gr1" draw:text-style-name="P1" svg:width="0.361cm" svg:height="0.371cm" svg:x="0.022cm" svg:y="0.041cm" draw:control="control399"/>
          </table:table-cell>
          <table:table-cell table:style-name="ce7" office:value-type="string" calcext:value-type="string">
            <text:p>0</text:p>
            <draw:control table:end-cell-address="Sheet1.Q18" table:end-x="0.384cm" table:end-y="0.411cm" draw:z-index="399" draw:style-name="gr1" draw:text-style-name="P1" svg:width="0.361cm" svg:height="0.371cm" svg:x="0.024cm" svg:y="0.041cm" draw:control="control400"/>
          </table:table-cell>
          <table:table-cell table:style-name="ce7" office:value-type="string" calcext:value-type="string">
            <text:p>0</text:p>
            <draw:control table:end-cell-address="Sheet1.R18" table:end-x="0.383cm" table:end-y="0.411cm" draw:z-index="400" draw:style-name="gr1" draw:text-style-name="P1" svg:width="0.36cm" svg:height="0.371cm" svg:x="0.024cm" svg:y="0.041cm" draw:control="control401"/>
          </table:table-cell>
          <table:table-cell table:style-name="ce7" office:value-type="string" calcext:value-type="string">
            <text:p>0</text:p>
            <draw:control table:end-cell-address="Sheet1.S18" table:end-x="0.384cm" table:end-y="0.411cm" draw:z-index="401" draw:style-name="gr1" draw:text-style-name="P1" svg:width="0.361cm" svg:height="0.371cm" svg:x="0.024cm" svg:y="0.041cm" draw:control="control402"/>
          </table:table-cell>
          <table:table-cell table:style-name="ce7" office:value-type="string" calcext:value-type="string">
            <text:p>0</text:p>
            <draw:control table:end-cell-address="Sheet1.T18" table:end-x="0.385cm" table:end-y="0.411cm" draw:z-index="402" draw:style-name="gr1" draw:text-style-name="P1" svg:width="0.362cm" svg:height="0.371cm" svg:x="0.024cm" svg:y="0.041cm" draw:control="control403"/>
          </table:table-cell>
          <table:table-cell table:style-name="ce7" office:value-type="string" calcext:value-type="string">
            <text:p>0</text:p>
            <draw:control table:end-cell-address="Sheet1.U18" table:end-x="0.382cm" table:end-y="0.411cm" draw:z-index="403" draw:style-name="gr1" draw:text-style-name="P1" svg:width="0.36cm" svg:height="0.371cm" svg:x="0.022cm" svg:y="0.041cm" draw:control="control404"/>
          </table:table-cell>
          <table:table-cell table:style-name="ce7" office:value-type="string" calcext:value-type="string">
            <text:p>0</text:p>
            <draw:control table:end-cell-address="Sheet1.V18" table:end-x="0.383cm" table:end-y="0.411cm" draw:z-index="404" draw:style-name="gr1" draw:text-style-name="P1" svg:width="0.361cm" svg:height="0.371cm" svg:x="0.022cm" svg:y="0.041cm" draw:control="control405"/>
          </table:table-cell>
          <table:table-cell table:style-name="ce7" office:value-type="string" calcext:value-type="string">
            <text:p>0</text:p>
            <draw:control table:end-cell-address="Sheet1.W18" table:end-x="0.383cm" table:end-y="0.411cm" draw:z-index="405" draw:style-name="gr1" draw:text-style-name="P1" svg:width="0.361cm" svg:height="0.371cm" svg:x="0.022cm" svg:y="0.041cm" draw:control="control406"/>
          </table:table-cell>
          <table:table-cell table:style-name="ce7" office:value-type="string" calcext:value-type="string">
            <text:p>0</text:p>
            <draw:control table:end-cell-address="Sheet1.X18" table:end-x="0.383cm" table:end-y="0.411cm" draw:z-index="406" draw:style-name="gr1" draw:text-style-name="P1" svg:width="0.361cm" svg:height="0.371cm" svg:x="0.022cm" svg:y="0.041cm" draw:control="control407"/>
          </table:table-cell>
          <table:table-cell table:style-name="ce7" office:value-type="string" calcext:value-type="string">
            <text:p>0</text:p>
            <draw:control table:end-cell-address="Sheet1.Y18" table:end-x="0.382cm" table:end-y="0.411cm" draw:z-index="407" draw:style-name="gr1" draw:text-style-name="P1" svg:width="0.36cm" svg:height="0.371cm" svg:x="0.022cm" svg:y="0.041cm" draw:control="control408"/>
          </table:table-cell>
          <table:table-cell table:style-name="ce7" office:value-type="string" calcext:value-type="string">
            <text:p>0</text:p>
            <draw:control table:end-cell-address="Sheet1.Z18" table:end-x="0.384cm" table:end-y="0.411cm" draw:z-index="408" draw:style-name="gr1" draw:text-style-name="P1" svg:width="0.361cm" svg:height="0.371cm" svg:x="0.024cm" svg:y="0.041cm" draw:control="control409"/>
          </table:table-cell>
          <table:table-cell table:style-name="ce7" office:value-type="string" calcext:value-type="string">
            <text:p>0</text:p>
            <draw:control table:end-cell-address="Sheet1.AA18" table:end-x="0.384cm" table:end-y="0.411cm" draw:z-index="409" draw:style-name="gr1" draw:text-style-name="P1" svg:width="0.361cm" svg:height="0.371cm" svg:x="0.024cm" svg:y="0.041cm" draw:control="control410"/>
          </table:table-cell>
          <table:table-cell table:style-name="ce7" office:value-type="string" calcext:value-type="string">
            <text:p>0</text:p>
            <draw:control table:end-cell-address="Sheet1.AB18" table:end-x="0.383cm" table:end-y="0.411cm" draw:z-index="410" draw:style-name="gr1" draw:text-style-name="P1" svg:width="0.36cm" svg:height="0.371cm" svg:x="0.024cm" svg:y="0.041cm" draw:control="control411"/>
          </table:table-cell>
          <table:table-cell table:style-name="ce7" office:value-type="string" calcext:value-type="string">
            <text:p>0</text:p>
            <draw:control table:end-cell-address="Sheet1.AC18" table:end-x="0.385cm" table:end-y="0.411cm" draw:z-index="411" draw:style-name="gr1" draw:text-style-name="P1" svg:width="0.362cm" svg:height="0.371cm" svg:x="0.024cm" svg:y="0.041cm" draw:control="control412"/>
          </table:table-cell>
          <table:table-cell table:style-name="ce7" office:value-type="string" calcext:value-type="string">
            <text:p>0</text:p>
            <draw:control table:end-cell-address="Sheet1.AD18" table:end-x="0.383cm" table:end-y="0.411cm" draw:z-index="412" draw:style-name="gr1" draw:text-style-name="P1" svg:width="0.361cm" svg:height="0.371cm" svg:x="0.022cm" svg:y="0.041cm" draw:control="control413"/>
          </table:table-cell>
          <table:table-cell table:style-name="ce7" office:value-type="string" calcext:value-type="string">
            <text:p>0</text:p>
            <draw:control table:end-cell-address="Sheet1.AE18" table:end-x="0.382cm" table:end-y="0.411cm" draw:z-index="413" draw:style-name="gr1" draw:text-style-name="P1" svg:width="0.36cm" svg:height="0.371cm" svg:x="0.022cm" svg:y="0.041cm" draw:control="control414"/>
          </table:table-cell>
          <table:table-cell table:style-name="ce7" office:value-type="string" calcext:value-type="string">
            <text:p>0</text:p>
            <draw:control table:end-cell-address="Sheet1.AF18" table:end-x="0.383cm" table:end-y="0.411cm" draw:z-index="414" draw:style-name="gr1" draw:text-style-name="P1" svg:width="0.361cm" svg:height="0.371cm" svg:x="0.022cm" svg:y="0.041cm" draw:control="control415"/>
          </table:table-cell>
          <table:table-cell table:style-name="ce7" office:value-type="string" calcext:value-type="string">
            <text:p>0</text:p>
            <draw:control table:end-cell-address="Sheet1.AG18" table:end-x="0.383cm" table:end-y="0.411cm" draw:z-index="415" draw:style-name="gr1" draw:text-style-name="P1" svg:width="0.361cm" svg:height="0.371cm" svg:x="0.022cm" svg:y="0.041cm" draw:control="control416"/>
          </table:table-cell>
          <table:table-cell table:style-name="ce7" office:value-type="string" calcext:value-type="string">
            <text:p>0</text:p>
            <draw:control table:end-cell-address="Sheet1.AH18" table:end-x="0.382cm" table:end-y="0.411cm" draw:z-index="416" draw:style-name="gr1" draw:text-style-name="P1" svg:width="0.36cm" svg:height="0.371cm" svg:x="0.022cm" svg:y="0.041cm" draw:control="control417"/>
          </table:table-cell>
          <table:table-cell table:style-name="ce7" office:value-type="string" calcext:value-type="string">
            <text:p>0</text:p>
            <draw:control table:end-cell-address="Sheet1.AI18" table:end-x="0.384cm" table:end-y="0.411cm" draw:z-index="417" draw:style-name="gr1" draw:text-style-name="P1" svg:width="0.361cm" svg:height="0.371cm" svg:x="0.024cm" svg:y="0.041cm" draw:control="control418"/>
          </table:table-cell>
          <table:table-cell table:style-name="ce7" office:value-type="string" calcext:value-type="string">
            <text:p>0</text:p>
            <draw:control table:end-cell-address="Sheet1.AJ18" table:end-x="0.384cm" table:end-y="0.411cm" draw:z-index="418" draw:style-name="gr1" draw:text-style-name="P1" svg:width="0.361cm" svg:height="0.371cm" svg:x="0.024cm" svg:y="0.041cm" draw:control="control419"/>
          </table:table-cell>
          <table:table-cell table:style-name="ce7" office:value-type="string" calcext:value-type="string">
            <text:p>0</text:p>
            <draw:control table:end-cell-address="Sheet1.AK18" table:end-x="0.384cm" table:end-y="0.411cm" draw:z-index="419" draw:style-name="gr1" draw:text-style-name="P1" svg:width="0.361cm" svg:height="0.371cm" svg:x="0.024cm" svg:y="0.041cm" draw:control="control420"/>
          </table:table-cell>
          <table:table-cell table:style-name="ce7" office:value-type="string" calcext:value-type="string">
            <text:p>0</text:p>
            <draw:control table:end-cell-address="Sheet1.AL18" table:end-x="0.384cm" table:end-y="0.411cm" draw:z-index="420" draw:style-name="gr1" draw:text-style-name="P1" svg:width="0.361cm" svg:height="0.371cm" svg:x="0.024cm" svg:y="0.041cm" draw:control="control421"/>
          </table:table-cell>
          <table:table-cell table:style-name="ce7" office:value-type="string" calcext:value-type="string">
            <text:p>0</text:p>
            <draw:control table:end-cell-address="Sheet1.AM18" table:end-x="0.383cm" table:end-y="0.411cm" draw:z-index="421" draw:style-name="gr1" draw:text-style-name="P1" svg:width="0.361cm" svg:height="0.371cm" svg:x="0.022cm" svg:y="0.041cm" draw:control="control422"/>
          </table:table-cell>
          <table:table-cell table:style-name="ce7" office:value-type="string" calcext:value-type="string">
            <text:p>0</text:p>
            <draw:control table:end-cell-address="Sheet1.AN18" table:end-x="0.383cm" table:end-y="0.411cm" draw:z-index="422" draw:style-name="gr1" draw:text-style-name="P1" svg:width="0.361cm" svg:height="0.371cm" svg:x="0.022cm" svg:y="0.041cm" draw:control="control423"/>
          </table:table-cell>
          <table:table-cell table:style-name="ce7" office:value-type="string" calcext:value-type="string">
            <text:p>0</text:p>
            <draw:control table:end-cell-address="Sheet1.AO18" table:end-x="0.382cm" table:end-y="0.411cm" draw:z-index="423" draw:style-name="gr1" draw:text-style-name="P1" svg:width="0.36cm" svg:height="0.371cm" svg:x="0.022cm" svg:y="0.041cm" draw:control="control424"/>
          </table:table-cell>
          <table:table-cell table:style-name="ce7" office:value-type="string" calcext:value-type="string">
            <text:p>0</text:p>
            <draw:control table:end-cell-address="Sheet1.AP18" table:end-x="0.383cm" table:end-y="0.411cm" draw:z-index="424" draw:style-name="gr1" draw:text-style-name="P1" svg:width="0.361cm" svg:height="0.371cm" svg:x="0.022cm" svg:y="0.041cm" draw:control="control425"/>
          </table:table-cell>
          <table:table-cell table:style-name="ce7" office:value-type="string" calcext:value-type="string">
            <text:p>0</text:p>
            <draw:control table:end-cell-address="Sheet1.AQ18" table:end-x="0.383cm" table:end-y="0.411cm" draw:z-index="425" draw:style-name="gr1" draw:text-style-name="P1" svg:width="0.361cm" svg:height="0.371cm" svg:x="0.022cm" svg:y="0.041cm" draw:control="control426"/>
          </table:table-cell>
          <table:table-cell table:style-name="ce7" office:value-type="string" calcext:value-type="string">
            <text:p>0</text:p>
            <draw:control table:end-cell-address="Sheet1.AR18" table:end-x="0.383cm" table:end-y="0.411cm" draw:z-index="426" draw:style-name="gr1" draw:text-style-name="P1" svg:width="0.36cm" svg:height="0.371cm" svg:x="0.024cm" svg:y="0.041cm" draw:control="control427"/>
          </table:table-cell>
          <table:table-cell table:style-name="ce7" office:value-type="string" calcext:value-type="string">
            <text:p>0</text:p>
            <draw:control table:end-cell-address="Sheet1.AS18" table:end-x="0.384cm" table:end-y="0.411cm" draw:z-index="427" draw:style-name="gr1" draw:text-style-name="P1" svg:width="0.361cm" svg:height="0.371cm" svg:x="0.024cm" svg:y="0.041cm" draw:control="control428"/>
          </table:table-cell>
          <table:table-cell table:style-name="ce7" office:value-type="string" calcext:value-type="string">
            <text:p>0</text:p>
            <draw:control table:end-cell-address="Sheet1.AT18" table:end-x="0.384cm" table:end-y="0.411cm" draw:z-index="428" draw:style-name="gr1" draw:text-style-name="P1" svg:width="0.361cm" svg:height="0.371cm" svg:x="0.024cm" svg:y="0.041cm" draw:control="control429"/>
          </table:table-cell>
          <table:table-cell table:style-name="ce7" office:value-type="string" calcext:value-type="string">
            <text:p>0</text:p>
            <draw:control table:end-cell-address="Sheet1.AU18" table:end-x="0.385cm" table:end-y="0.411cm" draw:z-index="429" draw:style-name="gr1" draw:text-style-name="P1" svg:width="0.362cm" svg:height="0.371cm" svg:x="0.024cm" svg:y="0.041cm" draw:control="control430"/>
          </table:table-cell>
          <table:table-cell table:style-name="ce7" office:value-type="string" calcext:value-type="string">
            <text:p>0</text:p>
            <draw:control table:end-cell-address="Sheet1.AV18" table:end-x="0.382cm" table:end-y="0.411cm" draw:z-index="430" draw:style-name="gr1" draw:text-style-name="P1" svg:width="0.36cm" svg:height="0.371cm" svg:x="0.022cm" svg:y="0.041cm" draw:control="control431"/>
          </table:table-cell>
          <table:table-cell table:style-name="ce7" office:value-type="string" calcext:value-type="string">
            <text:p>0</text:p>
            <draw:control table:end-cell-address="Sheet1.AW18" table:end-x="0.383cm" table:end-y="0.411cm" draw:z-index="431" draw:style-name="gr1" draw:text-style-name="P1" svg:width="0.361cm" svg:height="0.371cm" svg:x="0.022cm" svg:y="0.041cm" draw:control="control432"/>
          </table:table-cell>
          <table:table-cell table:style-name="ce47"/>
          <table:table-cell table:number-columns-repeated="974"/>
        </table:table-row>
        <table:table-row table:style-name="ro1">
          <table:table-cell table:style-name="ce17" office:value-type="date" office:date-value="2021-01-03" calcext:value-type="date">
            <text:p>03/01/2021</text:p>
          </table:table-cell>
          <table:table-cell table:style-name="ce7" office:value-type="string" calcext:value-type="string">
            <text:p>0</text:p>
            <draw:control table:end-cell-address="Sheet1.B19" table:end-x="0.384cm" table:end-y="0.411cm" draw:z-index="432" draw:style-name="gr1" draw:text-style-name="P1" svg:width="0.361cm" svg:height="0.371cm" svg:x="0.024cm" svg:y="0.04cm" draw:control="control433"/>
          </table:table-cell>
          <table:table-cell table:style-name="ce7" office:value-type="string" calcext:value-type="string">
            <text:p>0</text:p>
            <draw:control table:end-cell-address="Sheet1.C19" table:end-x="0.383cm" table:end-y="0.411cm" draw:z-index="433" draw:style-name="gr1" draw:text-style-name="P1" svg:width="0.361cm" svg:height="0.371cm" svg:x="0.022cm" svg:y="0.04cm" draw:control="control434"/>
          </table:table-cell>
          <table:table-cell table:style-name="ce7" office:value-type="string" calcext:value-type="string">
            <text:p>0</text:p>
            <draw:control table:end-cell-address="Sheet1.D19" table:end-x="0.383cm" table:end-y="0.411cm" draw:z-index="434" draw:style-name="gr1" draw:text-style-name="P1" svg:width="0.361cm" svg:height="0.371cm" svg:x="0.022cm" svg:y="0.04cm" draw:control="control435"/>
          </table:table-cell>
          <table:table-cell table:style-name="ce7" office:value-type="string" calcext:value-type="string">
            <text:p>0</text:p>
            <draw:control table:end-cell-address="Sheet1.E19" table:end-x="0.382cm" table:end-y="0.411cm" draw:z-index="435" draw:style-name="gr1" draw:text-style-name="P1" svg:width="0.36cm" svg:height="0.371cm" svg:x="0.022cm" svg:y="0.04cm" draw:control="control436"/>
          </table:table-cell>
          <table:table-cell table:style-name="ce7" office:value-type="string" calcext:value-type="string">
            <text:p>0</text:p>
            <draw:control table:end-cell-address="Sheet1.F19" table:end-x="0.383cm" table:end-y="0.411cm" draw:z-index="436" draw:style-name="gr1" draw:text-style-name="P1" svg:width="0.361cm" svg:height="0.371cm" svg:x="0.022cm" svg:y="0.04cm" draw:control="control437"/>
          </table:table-cell>
          <table:table-cell table:style-name="ce7" office:value-type="string" calcext:value-type="string">
            <text:p>0</text:p>
            <draw:control table:end-cell-address="Sheet1.G19" table:end-x="0.383cm" table:end-y="0.411cm" draw:z-index="437" draw:style-name="gr1" draw:text-style-name="P1" svg:width="0.361cm" svg:height="0.371cm" svg:x="0.022cm" svg:y="0.04cm" draw:control="control438"/>
          </table:table-cell>
          <table:table-cell table:style-name="ce7" office:value-type="string" calcext:value-type="string">
            <text:p>0</text:p>
            <draw:control table:end-cell-address="Sheet1.H19" table:end-x="0.383cm" table:end-y="0.411cm" draw:z-index="438" draw:style-name="gr1" draw:text-style-name="P1" svg:width="0.36cm" svg:height="0.371cm" svg:x="0.024cm" svg:y="0.04cm" draw:control="control439"/>
          </table:table-cell>
          <table:table-cell table:style-name="ce7" office:value-type="string" calcext:value-type="string">
            <text:p>0</text:p>
            <draw:control table:end-cell-address="Sheet1.I19" table:end-x="0.384cm" table:end-y="0.411cm" draw:z-index="439" draw:style-name="gr1" draw:text-style-name="P1" svg:width="0.361cm" svg:height="0.371cm" svg:x="0.024cm" svg:y="0.04cm" draw:control="control440"/>
          </table:table-cell>
          <table:table-cell table:style-name="ce7" office:value-type="string" calcext:value-type="string">
            <text:p>0</text:p>
            <draw:control table:end-cell-address="Sheet1.J19" table:end-x="0.384cm" table:end-y="0.411cm" draw:z-index="440" draw:style-name="gr1" draw:text-style-name="P1" svg:width="0.361cm" svg:height="0.371cm" svg:x="0.024cm" svg:y="0.04cm" draw:control="control441"/>
          </table:table-cell>
          <table:table-cell table:style-name="ce7" office:value-type="string" calcext:value-type="string">
            <text:p>0</text:p>
            <draw:control table:end-cell-address="Sheet1.K19" table:end-x="0.385cm" table:end-y="0.411cm" draw:z-index="441" draw:style-name="gr1" draw:text-style-name="P1" svg:width="0.362cm" svg:height="0.371cm" svg:x="0.024cm" svg:y="0.04cm" draw:control="control442"/>
          </table:table-cell>
          <table:table-cell table:style-name="ce7" office:value-type="string" calcext:value-type="string">
            <text:p>0</text:p>
            <draw:control table:end-cell-address="Sheet1.L19" table:end-x="0.382cm" table:end-y="0.411cm" draw:z-index="442" draw:style-name="gr1" draw:text-style-name="P1" svg:width="0.36cm" svg:height="0.371cm" svg:x="0.022cm" svg:y="0.04cm" draw:control="control443"/>
          </table:table-cell>
          <table:table-cell table:style-name="ce7" office:value-type="string" calcext:value-type="string">
            <text:p>0</text:p>
            <draw:control table:end-cell-address="Sheet1.M19" table:end-x="0.383cm" table:end-y="0.411cm" draw:z-index="443" draw:style-name="gr1" draw:text-style-name="P1" svg:width="0.361cm" svg:height="0.371cm" svg:x="0.022cm" svg:y="0.04cm" draw:control="control444"/>
          </table:table-cell>
          <table:table-cell table:style-name="ce7" office:value-type="string" calcext:value-type="string">
            <text:p>0</text:p>
            <draw:control table:end-cell-address="Sheet1.N19" table:end-x="0.383cm" table:end-y="0.411cm" draw:z-index="444" draw:style-name="gr1" draw:text-style-name="P1" svg:width="0.361cm" svg:height="0.371cm" svg:x="0.022cm" svg:y="0.04cm" draw:control="control445"/>
          </table:table-cell>
          <table:table-cell table:style-name="ce7" office:value-type="string" calcext:value-type="string">
            <text:p>0</text:p>
            <draw:control table:end-cell-address="Sheet1.O19" table:end-x="0.382cm" table:end-y="0.411cm" draw:z-index="445" draw:style-name="gr1" draw:text-style-name="P1" svg:width="0.36cm" svg:height="0.371cm" svg:x="0.022cm" svg:y="0.04cm" draw:control="control446"/>
          </table:table-cell>
          <table:table-cell table:style-name="ce7" office:value-type="string" calcext:value-type="string">
            <text:p>0</text:p>
            <draw:control table:end-cell-address="Sheet1.P19" table:end-x="0.383cm" table:end-y="0.411cm" draw:z-index="446" draw:style-name="gr1" draw:text-style-name="P1" svg:width="0.361cm" svg:height="0.371cm" svg:x="0.022cm" svg:y="0.04cm" draw:control="control447"/>
          </table:table-cell>
          <table:table-cell table:style-name="ce7" office:value-type="string" calcext:value-type="string">
            <text:p>0</text:p>
            <draw:control table:end-cell-address="Sheet1.Q19" table:end-x="0.384cm" table:end-y="0.411cm" draw:z-index="447" draw:style-name="gr1" draw:text-style-name="P1" svg:width="0.361cm" svg:height="0.371cm" svg:x="0.024cm" svg:y="0.04cm" draw:control="control448"/>
          </table:table-cell>
          <table:table-cell table:style-name="ce7" office:value-type="string" calcext:value-type="string">
            <text:p>0</text:p>
            <draw:control table:end-cell-address="Sheet1.R19" table:end-x="0.383cm" table:end-y="0.411cm" draw:z-index="448" draw:style-name="gr1" draw:text-style-name="P1" svg:width="0.36cm" svg:height="0.371cm" svg:x="0.024cm" svg:y="0.04cm" draw:control="control449"/>
          </table:table-cell>
          <table:table-cell table:style-name="ce7" office:value-type="string" calcext:value-type="string">
            <text:p>0</text:p>
            <draw:control table:end-cell-address="Sheet1.S19" table:end-x="0.384cm" table:end-y="0.411cm" draw:z-index="449" draw:style-name="gr1" draw:text-style-name="P1" svg:width="0.361cm" svg:height="0.371cm" svg:x="0.024cm" svg:y="0.04cm" draw:control="control450"/>
          </table:table-cell>
          <table:table-cell table:style-name="ce7" office:value-type="string" calcext:value-type="string">
            <text:p>0</text:p>
            <draw:control table:end-cell-address="Sheet1.T19" table:end-x="0.385cm" table:end-y="0.411cm" draw:z-index="450" draw:style-name="gr1" draw:text-style-name="P1" svg:width="0.362cm" svg:height="0.371cm" svg:x="0.024cm" svg:y="0.04cm" draw:control="control451"/>
          </table:table-cell>
          <table:table-cell table:style-name="ce7" office:value-type="string" calcext:value-type="string">
            <text:p>0</text:p>
            <draw:control table:end-cell-address="Sheet1.U19" table:end-x="0.382cm" table:end-y="0.411cm" draw:z-index="451" draw:style-name="gr1" draw:text-style-name="P1" svg:width="0.36cm" svg:height="0.371cm" svg:x="0.022cm" svg:y="0.04cm" draw:control="control452"/>
          </table:table-cell>
          <table:table-cell table:style-name="ce7" office:value-type="string" calcext:value-type="string">
            <text:p>0</text:p>
            <draw:control table:end-cell-address="Sheet1.V19" table:end-x="0.383cm" table:end-y="0.411cm" draw:z-index="452" draw:style-name="gr1" draw:text-style-name="P1" svg:width="0.361cm" svg:height="0.371cm" svg:x="0.022cm" svg:y="0.04cm" draw:control="control453"/>
          </table:table-cell>
          <table:table-cell table:style-name="ce7" office:value-type="string" calcext:value-type="string">
            <text:p>0</text:p>
            <draw:control table:end-cell-address="Sheet1.W19" table:end-x="0.383cm" table:end-y="0.411cm" draw:z-index="453" draw:style-name="gr1" draw:text-style-name="P1" svg:width="0.361cm" svg:height="0.371cm" svg:x="0.022cm" svg:y="0.04cm" draw:control="control454"/>
          </table:table-cell>
          <table:table-cell table:style-name="ce7" office:value-type="string" calcext:value-type="string">
            <text:p>0</text:p>
            <draw:control table:end-cell-address="Sheet1.X19" table:end-x="0.383cm" table:end-y="0.411cm" draw:z-index="454" draw:style-name="gr1" draw:text-style-name="P1" svg:width="0.361cm" svg:height="0.371cm" svg:x="0.022cm" svg:y="0.04cm" draw:control="control455"/>
          </table:table-cell>
          <table:table-cell table:style-name="ce7" office:value-type="string" calcext:value-type="string">
            <text:p>0</text:p>
            <draw:control table:end-cell-address="Sheet1.Y19" table:end-x="0.382cm" table:end-y="0.411cm" draw:z-index="455" draw:style-name="gr1" draw:text-style-name="P1" svg:width="0.36cm" svg:height="0.371cm" svg:x="0.022cm" svg:y="0.04cm" draw:control="control456"/>
          </table:table-cell>
          <table:table-cell table:style-name="ce7" office:value-type="string" calcext:value-type="string">
            <text:p>0</text:p>
            <draw:control table:end-cell-address="Sheet1.Z19" table:end-x="0.384cm" table:end-y="0.411cm" draw:z-index="456" draw:style-name="gr1" draw:text-style-name="P1" svg:width="0.361cm" svg:height="0.371cm" svg:x="0.024cm" svg:y="0.04cm" draw:control="control457"/>
          </table:table-cell>
          <table:table-cell table:style-name="ce7" office:value-type="string" calcext:value-type="string">
            <text:p>0</text:p>
            <draw:control table:end-cell-address="Sheet1.AA19" table:end-x="0.384cm" table:end-y="0.411cm" draw:z-index="457" draw:style-name="gr1" draw:text-style-name="P1" svg:width="0.361cm" svg:height="0.371cm" svg:x="0.024cm" svg:y="0.04cm" draw:control="control458"/>
          </table:table-cell>
          <table:table-cell table:style-name="ce7" office:value-type="string" calcext:value-type="string">
            <text:p>0</text:p>
            <draw:control table:end-cell-address="Sheet1.AB19" table:end-x="0.383cm" table:end-y="0.411cm" draw:z-index="458" draw:style-name="gr1" draw:text-style-name="P1" svg:width="0.36cm" svg:height="0.371cm" svg:x="0.024cm" svg:y="0.04cm" draw:control="control459"/>
          </table:table-cell>
          <table:table-cell table:style-name="ce7" office:value-type="string" calcext:value-type="string">
            <text:p>0</text:p>
            <draw:control table:end-cell-address="Sheet1.AC19" table:end-x="0.385cm" table:end-y="0.411cm" draw:z-index="459" draw:style-name="gr1" draw:text-style-name="P1" svg:width="0.362cm" svg:height="0.371cm" svg:x="0.024cm" svg:y="0.04cm" draw:control="control460"/>
          </table:table-cell>
          <table:table-cell table:style-name="ce7" office:value-type="string" calcext:value-type="string">
            <text:p>0</text:p>
            <draw:control table:end-cell-address="Sheet1.AD19" table:end-x="0.383cm" table:end-y="0.411cm" draw:z-index="460" draw:style-name="gr1" draw:text-style-name="P1" svg:width="0.361cm" svg:height="0.371cm" svg:x="0.022cm" svg:y="0.04cm" draw:control="control461"/>
          </table:table-cell>
          <table:table-cell table:style-name="ce7" office:value-type="string" calcext:value-type="string">
            <text:p>0</text:p>
            <draw:control table:end-cell-address="Sheet1.AE19" table:end-x="0.382cm" table:end-y="0.411cm" draw:z-index="461" draw:style-name="gr1" draw:text-style-name="P1" svg:width="0.36cm" svg:height="0.371cm" svg:x="0.022cm" svg:y="0.04cm" draw:control="control462"/>
          </table:table-cell>
          <table:table-cell table:style-name="ce7" office:value-type="string" calcext:value-type="string">
            <text:p>0</text:p>
            <draw:control table:end-cell-address="Sheet1.AF19" table:end-x="0.383cm" table:end-y="0.411cm" draw:z-index="462" draw:style-name="gr1" draw:text-style-name="P1" svg:width="0.361cm" svg:height="0.371cm" svg:x="0.022cm" svg:y="0.04cm" draw:control="control463"/>
          </table:table-cell>
          <table:table-cell table:style-name="ce7" office:value-type="string" calcext:value-type="string">
            <text:p>0</text:p>
            <draw:control table:end-cell-address="Sheet1.AG19" table:end-x="0.383cm" table:end-y="0.411cm" draw:z-index="463" draw:style-name="gr1" draw:text-style-name="P1" svg:width="0.361cm" svg:height="0.371cm" svg:x="0.022cm" svg:y="0.04cm" draw:control="control464"/>
          </table:table-cell>
          <table:table-cell table:style-name="ce7" office:value-type="string" calcext:value-type="string">
            <text:p>0</text:p>
            <draw:control table:end-cell-address="Sheet1.AH19" table:end-x="0.382cm" table:end-y="0.411cm" draw:z-index="464" draw:style-name="gr1" draw:text-style-name="P1" svg:width="0.36cm" svg:height="0.371cm" svg:x="0.022cm" svg:y="0.04cm" draw:control="control465"/>
          </table:table-cell>
          <table:table-cell table:style-name="ce7" office:value-type="string" calcext:value-type="string">
            <text:p>0</text:p>
            <draw:control table:end-cell-address="Sheet1.AI19" table:end-x="0.384cm" table:end-y="0.411cm" draw:z-index="465" draw:style-name="gr1" draw:text-style-name="P1" svg:width="0.361cm" svg:height="0.371cm" svg:x="0.024cm" svg:y="0.04cm" draw:control="control466"/>
          </table:table-cell>
          <table:table-cell table:style-name="ce7" office:value-type="string" calcext:value-type="string">
            <text:p>0</text:p>
            <draw:control table:end-cell-address="Sheet1.AJ19" table:end-x="0.384cm" table:end-y="0.411cm" draw:z-index="466" draw:style-name="gr1" draw:text-style-name="P1" svg:width="0.361cm" svg:height="0.371cm" svg:x="0.024cm" svg:y="0.04cm" draw:control="control467"/>
          </table:table-cell>
          <table:table-cell table:style-name="ce7" office:value-type="string" calcext:value-type="string">
            <text:p>0</text:p>
            <draw:control table:end-cell-address="Sheet1.AK19" table:end-x="0.384cm" table:end-y="0.411cm" draw:z-index="467" draw:style-name="gr1" draw:text-style-name="P1" svg:width="0.361cm" svg:height="0.371cm" svg:x="0.024cm" svg:y="0.04cm" draw:control="control468"/>
          </table:table-cell>
          <table:table-cell table:style-name="ce7" office:value-type="string" calcext:value-type="string">
            <text:p>0</text:p>
            <draw:control table:end-cell-address="Sheet1.AL19" table:end-x="0.384cm" table:end-y="0.411cm" draw:z-index="468" draw:style-name="gr1" draw:text-style-name="P1" svg:width="0.361cm" svg:height="0.371cm" svg:x="0.024cm" svg:y="0.04cm" draw:control="control469"/>
          </table:table-cell>
          <table:table-cell table:style-name="ce7" office:value-type="string" calcext:value-type="string">
            <text:p>0</text:p>
            <draw:control table:end-cell-address="Sheet1.AM19" table:end-x="0.383cm" table:end-y="0.411cm" draw:z-index="469" draw:style-name="gr1" draw:text-style-name="P1" svg:width="0.361cm" svg:height="0.371cm" svg:x="0.022cm" svg:y="0.04cm" draw:control="control470"/>
          </table:table-cell>
          <table:table-cell table:style-name="ce7" office:value-type="string" calcext:value-type="string">
            <text:p>0</text:p>
            <draw:control table:end-cell-address="Sheet1.AN19" table:end-x="0.383cm" table:end-y="0.411cm" draw:z-index="470" draw:style-name="gr1" draw:text-style-name="P1" svg:width="0.361cm" svg:height="0.371cm" svg:x="0.022cm" svg:y="0.04cm" draw:control="control471"/>
          </table:table-cell>
          <table:table-cell table:style-name="ce7" office:value-type="string" calcext:value-type="string">
            <text:p>0</text:p>
            <draw:control table:end-cell-address="Sheet1.AO19" table:end-x="0.382cm" table:end-y="0.411cm" draw:z-index="471" draw:style-name="gr1" draw:text-style-name="P1" svg:width="0.36cm" svg:height="0.371cm" svg:x="0.022cm" svg:y="0.04cm" draw:control="control472"/>
          </table:table-cell>
          <table:table-cell table:style-name="ce7" office:value-type="string" calcext:value-type="string">
            <text:p>0</text:p>
            <draw:control table:end-cell-address="Sheet1.AP19" table:end-x="0.383cm" table:end-y="0.411cm" draw:z-index="472" draw:style-name="gr1" draw:text-style-name="P1" svg:width="0.361cm" svg:height="0.371cm" svg:x="0.022cm" svg:y="0.04cm" draw:control="control473"/>
          </table:table-cell>
          <table:table-cell table:style-name="ce7" office:value-type="string" calcext:value-type="string">
            <text:p>0</text:p>
            <draw:control table:end-cell-address="Sheet1.AQ19" table:end-x="0.383cm" table:end-y="0.411cm" draw:z-index="473" draw:style-name="gr1" draw:text-style-name="P1" svg:width="0.361cm" svg:height="0.371cm" svg:x="0.022cm" svg:y="0.04cm" draw:control="control474"/>
          </table:table-cell>
          <table:table-cell table:style-name="ce7" office:value-type="string" calcext:value-type="string">
            <text:p>0</text:p>
            <draw:control table:end-cell-address="Sheet1.AR19" table:end-x="0.383cm" table:end-y="0.411cm" draw:z-index="474" draw:style-name="gr1" draw:text-style-name="P1" svg:width="0.36cm" svg:height="0.371cm" svg:x="0.024cm" svg:y="0.04cm" draw:control="control475"/>
          </table:table-cell>
          <table:table-cell table:style-name="ce7" office:value-type="string" calcext:value-type="string">
            <text:p>0</text:p>
            <draw:control table:end-cell-address="Sheet1.AS19" table:end-x="0.384cm" table:end-y="0.411cm" draw:z-index="475" draw:style-name="gr1" draw:text-style-name="P1" svg:width="0.361cm" svg:height="0.371cm" svg:x="0.024cm" svg:y="0.04cm" draw:control="control476"/>
          </table:table-cell>
          <table:table-cell table:style-name="ce7" office:value-type="string" calcext:value-type="string">
            <text:p>0</text:p>
            <draw:control table:end-cell-address="Sheet1.AT19" table:end-x="0.384cm" table:end-y="0.411cm" draw:z-index="476" draw:style-name="gr1" draw:text-style-name="P1" svg:width="0.361cm" svg:height="0.371cm" svg:x="0.024cm" svg:y="0.04cm" draw:control="control477"/>
          </table:table-cell>
          <table:table-cell table:style-name="ce7" office:value-type="string" calcext:value-type="string">
            <text:p>0</text:p>
            <draw:control table:end-cell-address="Sheet1.AU19" table:end-x="0.385cm" table:end-y="0.411cm" draw:z-index="477" draw:style-name="gr1" draw:text-style-name="P1" svg:width="0.362cm" svg:height="0.371cm" svg:x="0.024cm" svg:y="0.04cm" draw:control="control478"/>
          </table:table-cell>
          <table:table-cell table:style-name="ce7" office:value-type="string" calcext:value-type="string">
            <text:p>0</text:p>
            <draw:control table:end-cell-address="Sheet1.AV19" table:end-x="0.382cm" table:end-y="0.411cm" draw:z-index="478" draw:style-name="gr1" draw:text-style-name="P1" svg:width="0.36cm" svg:height="0.371cm" svg:x="0.022cm" svg:y="0.04cm" draw:control="control479"/>
          </table:table-cell>
          <table:table-cell table:style-name="ce7" office:value-type="string" calcext:value-type="string">
            <text:p>0</text:p>
            <draw:control table:end-cell-address="Sheet1.AW19" table:end-x="0.383cm" table:end-y="0.411cm" draw:z-index="479" draw:style-name="gr1" draw:text-style-name="P1" svg:width="0.361cm" svg:height="0.371cm" svg:x="0.022cm" svg:y="0.04cm" draw:control="control480"/>
          </table:table-cell>
          <table:table-cell table:style-name="ce47"/>
          <table:table-cell table:number-columns-repeated="974"/>
        </table:table-row>
        <table:table-row table:style-name="ro1">
          <table:table-cell table:style-name="ce17" office:value-type="date" office:date-value="2021-01-04" calcext:value-type="date">
            <text:p>04/01/2021</text:p>
          </table:table-cell>
          <table:table-cell table:style-name="ce7" office:value-type="string" calcext:value-type="string">
            <text:p>0</text:p>
            <draw:control table:end-cell-address="Sheet1.B20" table:end-x="0.384cm" table:end-y="0.411cm" draw:z-index="480" draw:style-name="gr1" draw:text-style-name="P1" svg:width="0.361cm" svg:height="0.371cm" svg:x="0.024cm" svg:y="0.041cm" draw:control="control481"/>
          </table:table-cell>
          <table:table-cell table:style-name="ce7" office:value-type="string" calcext:value-type="string">
            <text:p>0</text:p>
            <draw:control table:end-cell-address="Sheet1.C20" table:end-x="0.383cm" table:end-y="0.411cm" draw:z-index="481" draw:style-name="gr1" draw:text-style-name="P1" svg:width="0.361cm" svg:height="0.371cm" svg:x="0.022cm" svg:y="0.041cm" draw:control="control482"/>
          </table:table-cell>
          <table:table-cell table:style-name="ce7" office:value-type="string" calcext:value-type="string">
            <text:p>0</text:p>
            <draw:control table:end-cell-address="Sheet1.D20" table:end-x="0.383cm" table:end-y="0.411cm" draw:z-index="482" draw:style-name="gr1" draw:text-style-name="P1" svg:width="0.361cm" svg:height="0.371cm" svg:x="0.022cm" svg:y="0.041cm" draw:control="control483"/>
          </table:table-cell>
          <table:table-cell table:style-name="ce7" office:value-type="string" calcext:value-type="string">
            <text:p>0</text:p>
            <draw:control table:end-cell-address="Sheet1.E20" table:end-x="0.382cm" table:end-y="0.411cm" draw:z-index="483" draw:style-name="gr1" draw:text-style-name="P1" svg:width="0.36cm" svg:height="0.371cm" svg:x="0.022cm" svg:y="0.041cm" draw:control="control484"/>
          </table:table-cell>
          <table:table-cell table:style-name="ce7" office:value-type="string" calcext:value-type="string">
            <text:p>0</text:p>
            <draw:control table:end-cell-address="Sheet1.F20" table:end-x="0.383cm" table:end-y="0.411cm" draw:z-index="484" draw:style-name="gr1" draw:text-style-name="P1" svg:width="0.361cm" svg:height="0.371cm" svg:x="0.022cm" svg:y="0.041cm" draw:control="control485"/>
          </table:table-cell>
          <table:table-cell table:style-name="ce7" office:value-type="string" calcext:value-type="string">
            <text:p>0</text:p>
            <draw:control table:end-cell-address="Sheet1.G20" table:end-x="0.383cm" table:end-y="0.411cm" draw:z-index="485" draw:style-name="gr1" draw:text-style-name="P1" svg:width="0.361cm" svg:height="0.371cm" svg:x="0.022cm" svg:y="0.041cm" draw:control="control486"/>
          </table:table-cell>
          <table:table-cell table:style-name="ce7" office:value-type="string" calcext:value-type="string">
            <text:p>0</text:p>
            <draw:control table:end-cell-address="Sheet1.H20" table:end-x="0.383cm" table:end-y="0.411cm" draw:z-index="486" draw:style-name="gr1" draw:text-style-name="P1" svg:width="0.36cm" svg:height="0.371cm" svg:x="0.024cm" svg:y="0.041cm" draw:control="control487"/>
          </table:table-cell>
          <table:table-cell table:style-name="ce7" office:value-type="string" calcext:value-type="string">
            <text:p>0</text:p>
            <draw:control table:end-cell-address="Sheet1.I20" table:end-x="0.384cm" table:end-y="0.411cm" draw:z-index="487" draw:style-name="gr1" draw:text-style-name="P1" svg:width="0.361cm" svg:height="0.371cm" svg:x="0.024cm" svg:y="0.041cm" draw:control="control488"/>
          </table:table-cell>
          <table:table-cell table:style-name="ce7" office:value-type="string" calcext:value-type="string">
            <text:p>0</text:p>
            <draw:control table:end-cell-address="Sheet1.J20" table:end-x="0.384cm" table:end-y="0.411cm" draw:z-index="488" draw:style-name="gr1" draw:text-style-name="P1" svg:width="0.361cm" svg:height="0.371cm" svg:x="0.024cm" svg:y="0.041cm" draw:control="control489"/>
          </table:table-cell>
          <table:table-cell table:style-name="ce7" office:value-type="string" calcext:value-type="string">
            <text:p>0</text:p>
            <draw:control table:end-cell-address="Sheet1.K20" table:end-x="0.385cm" table:end-y="0.411cm" draw:z-index="489" draw:style-name="gr1" draw:text-style-name="P1" svg:width="0.362cm" svg:height="0.371cm" svg:x="0.024cm" svg:y="0.041cm" draw:control="control490"/>
          </table:table-cell>
          <table:table-cell table:style-name="ce7" office:value-type="string" calcext:value-type="string">
            <text:p>0</text:p>
            <draw:control table:end-cell-address="Sheet1.L20" table:end-x="0.382cm" table:end-y="0.411cm" draw:z-index="490" draw:style-name="gr1" draw:text-style-name="P1" svg:width="0.36cm" svg:height="0.371cm" svg:x="0.022cm" svg:y="0.041cm" draw:control="control491"/>
          </table:table-cell>
          <table:table-cell table:style-name="ce7" office:value-type="string" calcext:value-type="string">
            <text:p>0</text:p>
            <draw:control table:end-cell-address="Sheet1.M20" table:end-x="0.383cm" table:end-y="0.411cm" draw:z-index="491" draw:style-name="gr1" draw:text-style-name="P1" svg:width="0.361cm" svg:height="0.371cm" svg:x="0.022cm" svg:y="0.041cm" draw:control="control492"/>
          </table:table-cell>
          <table:table-cell table:style-name="ce7" office:value-type="string" calcext:value-type="string">
            <text:p>0</text:p>
            <draw:control table:end-cell-address="Sheet1.N20" table:end-x="0.383cm" table:end-y="0.411cm" draw:z-index="492" draw:style-name="gr1" draw:text-style-name="P1" svg:width="0.361cm" svg:height="0.371cm" svg:x="0.022cm" svg:y="0.041cm" draw:control="control493"/>
          </table:table-cell>
          <table:table-cell table:style-name="ce7" office:value-type="string" calcext:value-type="string">
            <text:p>0</text:p>
            <draw:control table:end-cell-address="Sheet1.O20" table:end-x="0.382cm" table:end-y="0.411cm" draw:z-index="493" draw:style-name="gr1" draw:text-style-name="P1" svg:width="0.36cm" svg:height="0.371cm" svg:x="0.022cm" svg:y="0.041cm" draw:control="control494"/>
          </table:table-cell>
          <table:table-cell table:style-name="ce7" office:value-type="string" calcext:value-type="string">
            <text:p>0</text:p>
            <draw:control table:end-cell-address="Sheet1.P20" table:end-x="0.383cm" table:end-y="0.411cm" draw:z-index="494" draw:style-name="gr1" draw:text-style-name="P1" svg:width="0.361cm" svg:height="0.371cm" svg:x="0.022cm" svg:y="0.041cm" draw:control="control495"/>
          </table:table-cell>
          <table:table-cell table:style-name="ce7" office:value-type="string" calcext:value-type="string">
            <text:p>0</text:p>
            <draw:control table:end-cell-address="Sheet1.Q20" table:end-x="0.384cm" table:end-y="0.411cm" draw:z-index="495" draw:style-name="gr1" draw:text-style-name="P1" svg:width="0.361cm" svg:height="0.371cm" svg:x="0.024cm" svg:y="0.041cm" draw:control="control496"/>
          </table:table-cell>
          <table:table-cell table:style-name="ce7" office:value-type="string" calcext:value-type="string">
            <text:p>0</text:p>
            <draw:control table:end-cell-address="Sheet1.R20" table:end-x="0.383cm" table:end-y="0.411cm" draw:z-index="496" draw:style-name="gr1" draw:text-style-name="P1" svg:width="0.36cm" svg:height="0.371cm" svg:x="0.024cm" svg:y="0.041cm" draw:control="control497"/>
          </table:table-cell>
          <table:table-cell table:style-name="ce7" office:value-type="string" calcext:value-type="string">
            <text:p>0</text:p>
            <draw:control table:end-cell-address="Sheet1.S20" table:end-x="0.384cm" table:end-y="0.411cm" draw:z-index="497" draw:style-name="gr1" draw:text-style-name="P1" svg:width="0.361cm" svg:height="0.371cm" svg:x="0.024cm" svg:y="0.041cm" draw:control="control498"/>
          </table:table-cell>
          <table:table-cell table:style-name="ce7" office:value-type="string" calcext:value-type="string">
            <text:p>0</text:p>
            <draw:control table:end-cell-address="Sheet1.T20" table:end-x="0.385cm" table:end-y="0.411cm" draw:z-index="498" draw:style-name="gr1" draw:text-style-name="P1" svg:width="0.362cm" svg:height="0.371cm" svg:x="0.024cm" svg:y="0.041cm" draw:control="control499"/>
          </table:table-cell>
          <table:table-cell table:style-name="ce7" office:value-type="string" calcext:value-type="string">
            <text:p>0</text:p>
            <draw:control table:end-cell-address="Sheet1.U20" table:end-x="0.382cm" table:end-y="0.411cm" draw:z-index="499" draw:style-name="gr1" draw:text-style-name="P1" svg:width="0.36cm" svg:height="0.371cm" svg:x="0.022cm" svg:y="0.041cm" draw:control="control500"/>
          </table:table-cell>
          <table:table-cell table:style-name="ce7" office:value-type="string" calcext:value-type="string">
            <text:p>0</text:p>
            <draw:control table:end-cell-address="Sheet1.V20" table:end-x="0.383cm" table:end-y="0.411cm" draw:z-index="500" draw:style-name="gr1" draw:text-style-name="P1" svg:width="0.361cm" svg:height="0.371cm" svg:x="0.022cm" svg:y="0.041cm" draw:control="control501"/>
          </table:table-cell>
          <table:table-cell table:style-name="ce7" office:value-type="string" calcext:value-type="string">
            <text:p>0</text:p>
            <draw:control table:end-cell-address="Sheet1.W20" table:end-x="0.383cm" table:end-y="0.411cm" draw:z-index="501" draw:style-name="gr1" draw:text-style-name="P1" svg:width="0.361cm" svg:height="0.371cm" svg:x="0.022cm" svg:y="0.041cm" draw:control="control502"/>
          </table:table-cell>
          <table:table-cell table:style-name="ce7" office:value-type="string" calcext:value-type="string">
            <text:p>0</text:p>
            <draw:control table:end-cell-address="Sheet1.X20" table:end-x="0.383cm" table:end-y="0.411cm" draw:z-index="502" draw:style-name="gr1" draw:text-style-name="P1" svg:width="0.361cm" svg:height="0.371cm" svg:x="0.022cm" svg:y="0.041cm" draw:control="control503"/>
          </table:table-cell>
          <table:table-cell table:style-name="ce7" office:value-type="string" calcext:value-type="string">
            <text:p>0</text:p>
            <draw:control table:end-cell-address="Sheet1.Y20" table:end-x="0.382cm" table:end-y="0.411cm" draw:z-index="503" draw:style-name="gr1" draw:text-style-name="P1" svg:width="0.36cm" svg:height="0.371cm" svg:x="0.022cm" svg:y="0.041cm" draw:control="control504"/>
          </table:table-cell>
          <table:table-cell table:style-name="ce7" office:value-type="string" calcext:value-type="string">
            <text:p>0</text:p>
            <draw:control table:end-cell-address="Sheet1.Z20" table:end-x="0.384cm" table:end-y="0.411cm" draw:z-index="504" draw:style-name="gr1" draw:text-style-name="P1" svg:width="0.361cm" svg:height="0.371cm" svg:x="0.024cm" svg:y="0.041cm" draw:control="control505"/>
          </table:table-cell>
          <table:table-cell table:style-name="ce7" office:value-type="string" calcext:value-type="string">
            <text:p>0</text:p>
            <draw:control table:end-cell-address="Sheet1.AA20" table:end-x="0.384cm" table:end-y="0.411cm" draw:z-index="505" draw:style-name="gr1" draw:text-style-name="P1" svg:width="0.361cm" svg:height="0.371cm" svg:x="0.024cm" svg:y="0.041cm" draw:control="control506"/>
          </table:table-cell>
          <table:table-cell table:style-name="ce7" office:value-type="string" calcext:value-type="string">
            <text:p>0</text:p>
            <draw:control table:end-cell-address="Sheet1.AB20" table:end-x="0.383cm" table:end-y="0.411cm" draw:z-index="506" draw:style-name="gr1" draw:text-style-name="P1" svg:width="0.36cm" svg:height="0.371cm" svg:x="0.024cm" svg:y="0.041cm" draw:control="control507"/>
          </table:table-cell>
          <table:table-cell table:style-name="ce7" office:value-type="string" calcext:value-type="string">
            <text:p>0</text:p>
            <draw:control table:end-cell-address="Sheet1.AC20" table:end-x="0.385cm" table:end-y="0.411cm" draw:z-index="507" draw:style-name="gr1" draw:text-style-name="P1" svg:width="0.362cm" svg:height="0.371cm" svg:x="0.024cm" svg:y="0.041cm" draw:control="control508"/>
          </table:table-cell>
          <table:table-cell table:style-name="ce7" office:value-type="string" calcext:value-type="string">
            <text:p>0</text:p>
            <draw:control table:end-cell-address="Sheet1.AD20" table:end-x="0.383cm" table:end-y="0.411cm" draw:z-index="508" draw:style-name="gr1" draw:text-style-name="P1" svg:width="0.361cm" svg:height="0.371cm" svg:x="0.022cm" svg:y="0.041cm" draw:control="control509"/>
          </table:table-cell>
          <table:table-cell table:style-name="ce7" office:value-type="string" calcext:value-type="string">
            <text:p>0</text:p>
            <draw:control table:end-cell-address="Sheet1.AE20" table:end-x="0.382cm" table:end-y="0.411cm" draw:z-index="509" draw:style-name="gr1" draw:text-style-name="P1" svg:width="0.36cm" svg:height="0.371cm" svg:x="0.022cm" svg:y="0.041cm" draw:control="control510"/>
          </table:table-cell>
          <table:table-cell table:style-name="ce7" office:value-type="string" calcext:value-type="string">
            <text:p>0</text:p>
            <draw:control table:end-cell-address="Sheet1.AF20" table:end-x="0.383cm" table:end-y="0.411cm" draw:z-index="510" draw:style-name="gr1" draw:text-style-name="P1" svg:width="0.361cm" svg:height="0.371cm" svg:x="0.022cm" svg:y="0.041cm" draw:control="control511"/>
          </table:table-cell>
          <table:table-cell table:style-name="ce7" office:value-type="string" calcext:value-type="string">
            <text:p>0</text:p>
            <draw:control table:end-cell-address="Sheet1.AG20" table:end-x="0.383cm" table:end-y="0.411cm" draw:z-index="511" draw:style-name="gr1" draw:text-style-name="P1" svg:width="0.361cm" svg:height="0.371cm" svg:x="0.022cm" svg:y="0.041cm" draw:control="control512"/>
          </table:table-cell>
          <table:table-cell table:style-name="ce7" office:value-type="string" calcext:value-type="string">
            <text:p>0</text:p>
            <draw:control table:end-cell-address="Sheet1.AH20" table:end-x="0.382cm" table:end-y="0.411cm" draw:z-index="512" draw:style-name="gr1" draw:text-style-name="P1" svg:width="0.36cm" svg:height="0.371cm" svg:x="0.022cm" svg:y="0.041cm" draw:control="control513"/>
          </table:table-cell>
          <table:table-cell table:style-name="ce7" office:value-type="string" calcext:value-type="string">
            <text:p>0</text:p>
            <draw:control table:end-cell-address="Sheet1.AI20" table:end-x="0.384cm" table:end-y="0.411cm" draw:z-index="513" draw:style-name="gr1" draw:text-style-name="P1" svg:width="0.361cm" svg:height="0.371cm" svg:x="0.024cm" svg:y="0.041cm" draw:control="control514"/>
          </table:table-cell>
          <table:table-cell table:style-name="ce7" office:value-type="string" calcext:value-type="string">
            <text:p>0</text:p>
            <draw:control table:end-cell-address="Sheet1.AJ20" table:end-x="0.384cm" table:end-y="0.411cm" draw:z-index="514" draw:style-name="gr1" draw:text-style-name="P1" svg:width="0.361cm" svg:height="0.371cm" svg:x="0.024cm" svg:y="0.041cm" draw:control="control515"/>
          </table:table-cell>
          <table:table-cell table:style-name="ce7" office:value-type="string" calcext:value-type="string">
            <text:p>0</text:p>
            <draw:control table:end-cell-address="Sheet1.AK20" table:end-x="0.384cm" table:end-y="0.411cm" draw:z-index="515" draw:style-name="gr1" draw:text-style-name="P1" svg:width="0.361cm" svg:height="0.371cm" svg:x="0.024cm" svg:y="0.041cm" draw:control="control516"/>
          </table:table-cell>
          <table:table-cell table:style-name="ce7" office:value-type="string" calcext:value-type="string">
            <text:p>0</text:p>
            <draw:control table:end-cell-address="Sheet1.AL20" table:end-x="0.384cm" table:end-y="0.411cm" draw:z-index="516" draw:style-name="gr1" draw:text-style-name="P1" svg:width="0.361cm" svg:height="0.371cm" svg:x="0.024cm" svg:y="0.041cm" draw:control="control517"/>
          </table:table-cell>
          <table:table-cell table:style-name="ce7" office:value-type="string" calcext:value-type="string">
            <text:p>0</text:p>
            <draw:control table:end-cell-address="Sheet1.AM20" table:end-x="0.383cm" table:end-y="0.411cm" draw:z-index="517" draw:style-name="gr1" draw:text-style-name="P1" svg:width="0.361cm" svg:height="0.371cm" svg:x="0.022cm" svg:y="0.041cm" draw:control="control518"/>
          </table:table-cell>
          <table:table-cell table:style-name="ce7" office:value-type="string" calcext:value-type="string">
            <text:p>0</text:p>
            <draw:control table:end-cell-address="Sheet1.AN20" table:end-x="0.383cm" table:end-y="0.411cm" draw:z-index="518" draw:style-name="gr1" draw:text-style-name="P1" svg:width="0.361cm" svg:height="0.371cm" svg:x="0.022cm" svg:y="0.041cm" draw:control="control519"/>
          </table:table-cell>
          <table:table-cell table:style-name="ce7" office:value-type="string" calcext:value-type="string">
            <text:p>0</text:p>
            <draw:control table:end-cell-address="Sheet1.AO20" table:end-x="0.382cm" table:end-y="0.411cm" draw:z-index="519" draw:style-name="gr1" draw:text-style-name="P1" svg:width="0.36cm" svg:height="0.371cm" svg:x="0.022cm" svg:y="0.041cm" draw:control="control520"/>
          </table:table-cell>
          <table:table-cell table:style-name="ce7" office:value-type="string" calcext:value-type="string">
            <text:p>0</text:p>
            <draw:control table:end-cell-address="Sheet1.AP20" table:end-x="0.383cm" table:end-y="0.411cm" draw:z-index="520" draw:style-name="gr1" draw:text-style-name="P1" svg:width="0.361cm" svg:height="0.371cm" svg:x="0.022cm" svg:y="0.041cm" draw:control="control521"/>
          </table:table-cell>
          <table:table-cell table:style-name="ce7" office:value-type="string" calcext:value-type="string">
            <text:p>0</text:p>
            <draw:control table:end-cell-address="Sheet1.AQ20" table:end-x="0.383cm" table:end-y="0.411cm" draw:z-index="521" draw:style-name="gr1" draw:text-style-name="P1" svg:width="0.361cm" svg:height="0.371cm" svg:x="0.022cm" svg:y="0.041cm" draw:control="control522"/>
          </table:table-cell>
          <table:table-cell table:style-name="ce7" office:value-type="string" calcext:value-type="string">
            <text:p>0</text:p>
            <draw:control table:end-cell-address="Sheet1.AR20" table:end-x="0.383cm" table:end-y="0.411cm" draw:z-index="522" draw:style-name="gr1" draw:text-style-name="P1" svg:width="0.36cm" svg:height="0.371cm" svg:x="0.024cm" svg:y="0.041cm" draw:control="control523"/>
          </table:table-cell>
          <table:table-cell table:style-name="ce7" office:value-type="string" calcext:value-type="string">
            <text:p>0</text:p>
            <draw:control table:end-cell-address="Sheet1.AS20" table:end-x="0.384cm" table:end-y="0.411cm" draw:z-index="523" draw:style-name="gr1" draw:text-style-name="P1" svg:width="0.361cm" svg:height="0.371cm" svg:x="0.024cm" svg:y="0.041cm" draw:control="control524"/>
          </table:table-cell>
          <table:table-cell table:style-name="ce7" office:value-type="string" calcext:value-type="string">
            <text:p>0</text:p>
            <draw:control table:end-cell-address="Sheet1.AT20" table:end-x="0.384cm" table:end-y="0.411cm" draw:z-index="524" draw:style-name="gr1" draw:text-style-name="P1" svg:width="0.361cm" svg:height="0.371cm" svg:x="0.024cm" svg:y="0.041cm" draw:control="control525"/>
          </table:table-cell>
          <table:table-cell table:style-name="ce7" office:value-type="string" calcext:value-type="string">
            <text:p>0</text:p>
            <draw:control table:end-cell-address="Sheet1.AU20" table:end-x="0.385cm" table:end-y="0.411cm" draw:z-index="525" draw:style-name="gr1" draw:text-style-name="P1" svg:width="0.362cm" svg:height="0.371cm" svg:x="0.024cm" svg:y="0.041cm" draw:control="control526"/>
          </table:table-cell>
          <table:table-cell table:style-name="ce7" office:value-type="string" calcext:value-type="string">
            <text:p>0</text:p>
            <draw:control table:end-cell-address="Sheet1.AV20" table:end-x="0.382cm" table:end-y="0.411cm" draw:z-index="526" draw:style-name="gr1" draw:text-style-name="P1" svg:width="0.36cm" svg:height="0.371cm" svg:x="0.022cm" svg:y="0.041cm" draw:control="control527"/>
          </table:table-cell>
          <table:table-cell table:style-name="ce7" office:value-type="string" calcext:value-type="string">
            <text:p>0</text:p>
            <draw:control table:end-cell-address="Sheet1.AW20" table:end-x="0.383cm" table:end-y="0.411cm" draw:z-index="527" draw:style-name="gr1" draw:text-style-name="P1" svg:width="0.361cm" svg:height="0.371cm" svg:x="0.022cm" svg:y="0.041cm" draw:control="control528"/>
          </table:table-cell>
          <table:table-cell table:style-name="ce47"/>
          <table:table-cell table:number-columns-repeated="97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0" office:value-type="string" calcext:value-type="string" table:number-columns-spanned="5" table:number-rows-spanned="1">
            <text:p>R/T HOURS</text:p>
          </table:table-cell>
          <table:covered-table-cell table:number-columns-repeated="4" table:style-name="ce14"/>
          <table:table-cell table:style-name="ce18" table:number-columns-spanned="4" table:number-rows-spanned="1"/>
          <table:covered-table-cell table:number-columns-repeated="3" table:style-name="ce14"/>
          <table:table-cell table:style-name="Default"/>
          <table:table-cell table:style-name="ce31" office:value-type="string" calcext:value-type="string" table:number-columns-spanned="5" table:number-rows-spanned="1">
            <text:p>O/T HOURS</text:p>
          </table:table-cell>
          <table:covered-table-cell table:number-columns-repeated="2" table:style-name="ce33"/>
          <table:covered-table-cell table:style-name="ce34"/>
          <table:covered-table-cell table:style-name="ce33"/>
          <table:table-cell table:style-name="ce36" table:number-columns-spanned="4" table:number-rows-spanned="1"/>
          <table:covered-table-cell table:number-columns-repeated="3" table:style-name="ce33"/>
          <table:table-cell table:style-name="Default"/>
          <table:table-cell table:style-name="ce40" office:value-type="string" calcext:value-type="string" table:number-columns-spanned="5" table:number-rows-spanned="1">
            <text:p>D/T HOURS</text:p>
          </table:table-cell>
          <table:covered-table-cell table:number-columns-repeated="4" table:style-name="ce43"/>
          <table:table-cell table:style-name="ce45" table:number-columns-spanned="4" table:number-rows-spanned="1"/>
          <table:covered-table-cell table:number-columns-repeated="3" table:style-name="ce44"/>
          <table:table-cell table:style-name="ce37" table:number-columns-repeated="3"/>
          <table:table-cell table:style-name="Default" table:number-columns-repeated="3"/>
          <table:table-cell table:style-name="ce61" office:value-type="string" calcext:value-type="string" table:number-columns-spanned="6" table:number-rows-spanned="1">
            <text:p>TOTAL HOURS</text:p>
          </table:table-cell>
          <table:covered-table-cell table:number-columns-repeated="5" table:style-name="ce61"/>
          <table:table-cell table:style-name="ce62" table:number-columns-spanned="7" table:number-rows-spanned="1"/>
          <table:covered-table-cell table:number-columns-repeated="6" table:style-name="ce62"/>
          <table:table-cell table:style-name="Default" table:number-columns-repeated="2"/>
          <table:table-cell table:number-columns-repeated="973"/>
        </table:table-row>
        <table:table-row table:style-name="ro1">
          <table:table-cell/>
          <table:table-cell table:style-name="ce10" office:value-type="string" calcext:value-type="string" table:number-columns-spanned="5" table:number-rows-spanned="1">
            <text:p>R/T PAY</text:p>
          </table:table-cell>
          <table:covered-table-cell table:number-columns-repeated="4" table:style-name="ce14"/>
          <table:table-cell table:style-name="ce18" table:number-columns-spanned="4" table:number-rows-spanned="1"/>
          <table:covered-table-cell table:number-columns-repeated="3" table:style-name="ce14"/>
          <table:table-cell table:style-name="Default"/>
          <table:table-cell table:style-name="ce31" office:value-type="string" calcext:value-type="string" table:number-columns-spanned="5" table:number-rows-spanned="1">
            <text:p>O/T PAY</text:p>
          </table:table-cell>
          <table:covered-table-cell table:number-columns-repeated="2" table:style-name="ce33"/>
          <table:covered-table-cell table:style-name="ce34"/>
          <table:covered-table-cell table:style-name="ce33"/>
          <table:table-cell table:style-name="ce36" table:number-columns-spanned="4" table:number-rows-spanned="1"/>
          <table:covered-table-cell table:number-columns-repeated="3" table:style-name="ce33"/>
          <table:table-cell table:style-name="Default"/>
          <table:table-cell table:style-name="ce41" office:value-type="string" calcext:value-type="string" table:number-columns-spanned="5" table:number-rows-spanned="1">
            <text:p>D/T PAY</text:p>
          </table:table-cell>
          <table:covered-table-cell table:number-columns-repeated="4" table:style-name="ce44"/>
          <table:table-cell table:style-name="ce45" table:number-columns-spanned="4" table:number-rows-spanned="1"/>
          <table:covered-table-cell table:number-columns-repeated="3" table:style-name="ce44"/>
          <table:table-cell table:number-columns-repeated="3"/>
          <table:table-cell table:style-name="Default" table:number-columns-repeated="3"/>
          <table:table-cell table:style-name="ce61" office:value-type="string" calcext:value-type="string" table:number-columns-spanned="6" table:number-rows-spanned="1">
            <text:p>TOTAL PAY</text:p>
          </table:table-cell>
          <table:covered-table-cell table:number-columns-repeated="5" table:style-name="ce61"/>
          <table:table-cell table:style-name="ce62" table:number-columns-spanned="7" table:number-rows-spanned="1"/>
          <table:covered-table-cell table:number-columns-repeated="6" table:style-name="ce62"/>
          <table:table-cell table:style-name="Default" table:number-columns-repeated="2"/>
          <table:table-cell table:number-columns-repeated="97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0"/>
          <table:table-cell table:style-name="Default" table:number-columns-repeated="5"/>
          <table:table-cell table:number-columns-repeated="979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Tahoma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AU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currency-symbol number:language="en" number:country="MY">RM</number:currency-symbol>
      <number:number number:decimal-places="2" number:min-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MY">RM</number:currency-symbol>
      <number:number number:decimal-places="2" number:min-decimal-places="2" number:min-integer-digits="1" number:grouping="true"/>
      <style:map style:condition="value()&gt;=0" style:apply-style-name="N110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2">00/00/0000</text:date>, <text:time style:data-style-name="N2" text:time-value="03:34:16.89668802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1-20T23:44:44.023188732</meta:creation-date>
    <dc:date>2021-01-22T03:37:30.178036766</dc:date>
    <meta:editing-duration>PT1H18M24S</meta:editing-duration>
    <meta:editing-cycles>35</meta:editing-cycles>
    <meta:generator>LibreOffice/7.1.0.2$Linux_X86_64 LibreOffice_project/10$Build-2</meta:generator>
    <meta:document-statistic meta:table-count="1" meta:cell-count="616" meta:object-count="528"/>
  </office:meta>
</office:document-meta>
</file>